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23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62.41mm"/>
    </style:style>
    <style:style style:name="co4" style:family="table-column">
      <style:table-column-properties fo:break-before="auto" style:column-width="24.69mm"/>
    </style:style>
    <style:style style:name="co5" style:family="table-column">
      <style:table-column-properties fo:break-before="auto" style:column-width="62.42mm"/>
    </style:style>
    <style:style style:name="co6" style:family="table-column">
      <style:table-column-properties fo:break-before="auto" style:column-width="38.59mm"/>
    </style:style>
    <style:style style:name="co7" style:family="table-column">
      <style:table-column-properties fo:break-before="auto" style:column-width="23.92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1.61mm"/>
    </style:style>
    <style:style style:name="co12" style:family="table-column">
      <style:table-column-properties fo:break-before="auto" style:column-width="106.64mm"/>
    </style:style>
    <style:style style:name="co13" style:family="table-column">
      <style:table-column-properties fo:break-before="auto" style:column-width="79.78mm"/>
    </style:style>
    <style:style style:name="co14" style:family="table-column">
      <style:table-column-properties fo:break-before="auto" style:column-width="82.04mm"/>
    </style:style>
    <style:style style:name="co15" style:family="table-column">
      <style:table-column-properties fo:break-before="auto" style:column-width="85.76mm"/>
    </style:style>
    <style:style style:name="co16" style:family="table-column">
      <style:table-column-properties fo:break-before="auto" style:column-width="111.27mm"/>
    </style:style>
    <style:style style:name="co17" style:family="table-column">
      <style:table-column-properties fo:break-before="auto" style:column-width="37.75mm"/>
    </style:style>
    <style:style style:name="co18" style:family="table-column">
      <style:table-column-properties fo:break-before="auto" style:column-width="89.8mm"/>
    </style:style>
    <style:style style:name="co19" style:family="table-column">
      <style:table-column-properties fo:break-before="auto" style:column-width="45.88mm"/>
    </style:style>
    <style:style style:name="co20" style:family="table-column">
      <style:table-column-properties fo:break-before="auto" style:column-width="78.46mm"/>
    </style:style>
    <style:style style:name="co21" style:family="table-column">
      <style:table-column-properties fo:break-before="auto" style:column-width="107.93mm"/>
    </style:style>
    <style:style style:name="co22" style:family="table-column">
      <style:table-column-properties fo:break-before="auto" style:column-width="30.67mm"/>
    </style:style>
    <style:style style:name="co23" style:family="table-column">
      <style:table-column-properties fo:break-before="auto" style:column-width="91.46mm"/>
    </style:style>
    <style:style style:name="co24" style:family="table-column">
      <style:table-column-properties fo:break-before="auto" style:column-width="87.07mm"/>
    </style:style>
    <style:style style:name="co25" style:family="table-column">
      <style:table-column-properties fo:break-before="auto" style:column-width="52.05mm"/>
    </style:style>
    <style:style style:name="co26" style:family="table-column">
      <style:table-column-properties fo:break-before="auto" style:column-width="51.17mm"/>
    </style:style>
    <style:style style:name="co27" style:family="table-column">
      <style:table-column-properties fo:break-before="auto" style:column-width="37.68mm"/>
    </style:style>
    <style:style style:name="co28" style:family="table-column">
      <style:table-column-properties fo:break-before="auto" style:column-width="40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false"/>
    </style:style>
    <style:style style:name="ro3" style:family="table-row">
      <style:table-row-properties style:row-height="8.13mm" fo:break-before="auto" style:use-optimal-row-height="true"/>
    </style:style>
    <style:style style:name="ro4" style:family="table-row">
      <style:table-row-properties style:row-height="11.9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33ff99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6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 style:data-style-name="N0">
      <style:text-properties style:font-name="Liberation Sans" style:font-name-asian="Arial Unicode MS" style:font-name-complex="Arial Unicode MS"/>
    </style:style>
    <style:style style:name="ce14" style:family="table-cell" style:parent-style-name="Default" style:data-style-name="N99"/>
    <style:style style:name="ce15" style:family="table-cell" style:parent-style-name="Default">
      <style:text-properties fo:color="#000000" style:font-name="Liberation Sans" style:font-name-asian="Helvetica" style:font-name-complex="Helvetica"/>
    </style:style>
    <style:style style:name="T1" style:family="text">
      <style:text-properties fo:color="#141413" style:font-name="Helvetica" fo:font-size="9pt" style:text-position="0%" style:font-name-asian="Helvetica" style:font-name-complex="Helvetica" style:font-size-asian="9pt" style:font-size-complex="9pt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bouTrab et al.\cite{aboutrab2013test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nd.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ichernig et al.\cite{aichernig2011efficient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data generation</text:p>
          </table:table-cell>
          <table:table-cell table:style-name="ce3" office:value-type="string" calcext:value-type="string">
            <text:p>int.</text:p>
          </table:table-cell>
          <table:table-cell office:value-type="string" calcext:value-type="string">
            <text:p>spe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$\mu$java</text:p>
          </table:table-cell>
          <table:table-cell office:value-type="string" calcext:value-type="string">
            <text:p>not suff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style-name="ce1" office:value-type="string" calcext:value-type="string">
            <text:p>Aichernig et al.\cite{aichernig2015killing}</text:p>
          </table:table-cell>
          <table:table-cell office:value-type="string" calcext:value-type="string">
            <text:p>G</text:p>
          </table:table-cell>
          <table:table-cell table:style-name="ce1" office:value-type="string" calcext:value-type="string">
            <text:p>test data genera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spe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$\mu$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style-name="ce1" office:value-type="string" calcext:value-type="string">
            <text:p>Ali et al.\cite{ali2007state}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test strategy evaluation</text:p>
          </table:table-cell>
          <table:table-cell table:style-name="ce1" office:value-type="string" calcext:value-type="string">
            <text:p>int.</text:p>
          </table:table-cell>
          <table:table-cell table:style-name="ce1"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ndrews et al.\cite{andrews2003general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oracl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nt sample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ndrews et al.\cite{andrews2006using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. </text:p>
          </table:table-cell>
          <table:table-cell office:value-type="string" calcext:value-type="string">
            <text:p><text:s/>\cite{andrews2003general}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 text:c="2"/>not killed as equivalent </text:p>
          </table:table-cell>
          <table:table-cell office:value-type="string" calcext:value-type="string">
            <text:p><text:s/>mutant sample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ndroutsopoulos et al.\cite{androutsopoulos2014analysis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SMT-C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xed number, weak mut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ntoniol et al.\cite{antoniol2002case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rcaini et al.\cite{arcaini2015us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del review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model check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rcuri and Briand\cite{arcuri2011adaptive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 text:c="2"/>not killed as equivalent </text:p>
          </table:table-cell>
          <table:table-cell office:value-type="string" calcext:value-type="string">
            <text:p>mutant samp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soudeh and Labiche\cite{asoudeh2014multi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u{\ss}erlechner et al.\cite{ausserlechner2013right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ult localisation</text:p>
          </table:table-cell>
          <table:table-cell table:style-name="ce4"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pread-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aker and Habli\cite{baker2013empirical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, N</text:p>
          </table:table-cell>
          <table:table-cell office:value-type="string" calcext:value-type="string">
            <text:p>exi., hand.</text:p>
          </table:table-cell>
          <table:table-cell office:value-type="string" calcext:value-type="string">
            <text:p>MILU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, Ad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Bandyopadhyay and Ghosh\cite{bandyopadhyay2009test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Bardin et al.\cite{bardin2015sound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hybri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eak mut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audry et al.\cite{baudry2000building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. </text:p>
          </table:table-cell>
          <table:table-cell office:value-type="string" calcext:value-type="string">
            <text:p>$\mu$Slayer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audry et al.\cite{baudry2002genes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.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\#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audry et al.\cite{baudry2005genetic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unit, sys.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reduce likelihoo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iffel, C\#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lli and Beyaz{\i}t\cite{belli2015exploiting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data generation</text:p>
          </table:table-cell>
          <table:table-cell table:style-name="ce5" office:value-type="string" calcext:value-type="string">
            <text:p>other</text:p>
          </table:table-cell>
          <table:table-cell office:value-type="string" calcext:value-type="string">
            <text:p>spe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reduce likelihood</text:p>
          </table:table-cell>
          <table:table-cell office:value-type="string" calcext:value-type="string">
            <text:p>fixed numbe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lli et al.\cite{belli2011mutation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, 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deterministic mode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Bertolino et al.\cite{bertolino2012automatic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, 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. </text:p>
          </table:table-cell>
          <table:table-cell office:value-type="string" calcext:value-type="string">
            <text:p>\cite{martin2007fault}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ACM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riand et al.\cite{briand2004assess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<text:s/>manual invest.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, c+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riand et al.\cite{briand2004using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<text:s text:c="2"/>not killed as equivalent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, C++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riand et al.\cite{briand2005improv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ybri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ai et al.and Lyu\cite{cai2005effect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Chae et al.\cite{chae2011automated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, test-suite reduction</text:p>
          </table:table-cell>
          <table:table-cell table:style-name="ce5" office:value-type="string" calcext:value-type="string">
            <text:p>other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Chen et al.\cite{chen2002can}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invest.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heon\cite{cheon2007abstraction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test oracl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nd.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Chevalley and Th{\'e}venod-Fosse\cite{chevalley2001empirical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/>manual invest.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Czemerinski et al.\cite{czemerinski2013behaviour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no invest.</text:p>
          </table:table-cell>
          <table:table-cell office:value-type="string" calcext:value-type="string">
            <text:p>mutant samp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zemerinski et al.\cite{czemerinski2015behaviour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$\mu$-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 text:c="2"/>not killed as equivalent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lamare et al.\cite{delamare2011approach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test oracl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AjMutator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spect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DeMilli and Offutt\cite{demilli1991constraint}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Mothr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manual invest. </text:p>
          </table:table-cell>
          <table:table-cell office:value-type="string" calcext:value-type="string">
            <text:p><text:s/>weak mutation</text:p>
          </table:table-cell>
          <table:table-cell office:value-type="string" calcext:value-type="string">
            <text:p><text:s/>Fortran 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DeMillo and Offutt\cite{demillo1993experimental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othr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weak mutation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Denaro et al.\cite{denaro2015dynamic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int.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i Nardo et al.\cite{di2015generating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spe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lection strategy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Do and Rothermel\cite{do2005controlled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o and Rothermel\cite{do2006use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unit, sys.</text:p>
          </table:table-cell>
          <table:table-cell office:value-type="string" calcext:value-type="string">
            <text:p>struc., 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o et al.\cite{do2008empirical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, stru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uran and Ntafos\cite{duran1984evaluation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ybri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wards and Shams\cite{edwards2014compar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 text:c="2"/>not killed as equivalent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wards\cite{edwards2000black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lbaum et al.\cite{elbaum2002test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Proteum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ang et al.\cite{fang2014similarity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case prioritis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im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Jumbl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 text:c="2"/>not killed as equivalent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Fraser and Walkinshaw\cite{fraser2015assessing}</text:p>
          </table:table-cell>
          <table:table-cell office:value-type="string" calcext:value-type="string">
            <text:p>A,G</text:p>
          </table:table-cell>
          <table:table-cell office:value-type="string" calcext:value-type="string">
            <text:p>test data generation, test strategy evalu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, part.</text:p>
          </table:table-cell>
          <table:table-cell office:value-type="string" calcext:value-type="string">
            <text:p>Javalanche, EvoSuite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Fraser and Zeller\cite{fraser2012mutation}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test data generation, test oracle, test-case minimis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$\mu$TEST, Javalanche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no invest.</text:p>
          </table:table-cell>
          <table:table-cell office:value-type="string" calcext:value-type="string">
            <text:p><text:s/>weak mutation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raser et al.\cite{fraser2013does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AJO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raser et al.\cite{fraser2015achieving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rt.</text:p>
          </table:table-cell>
          <table:table-cell office:value-type="string" calcext:value-type="string">
            <text:p>EvoSuit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no invest.</text:p>
          </table:table-cell>
          <table:table-cell table:style-name="ce2" office:value-type="string" calcext:value-type="string">
            <text:p>mutant sample, weak mut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ay et al.\cite{gay2015automated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oracl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model checker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simulin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Gay et al.\cite{gay2015risks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data generation, test suite reduc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, stru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. </text:p>
          </table:table-cell>
          <table:table-cell office:value-type="string" calcext:value-type="string">
            <text:p><text:s/>\cite{rajan2008requirements}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model checker</text:p>
          </table:table-cell>
          <table:table-cell office:value-type="string" calcext:value-type="string">
            <text:p>fixed number, weak mutation</text:p>
          </table:table-cell>
          <table:table-cell office:value-type="string" calcext:value-type="string">
            <text:p><text:s/>Lustre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Gligoric et al.\cite{gligoric2013comparing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., exi. </text:p>
          </table:table-cell>
          <table:table-cell office:value-type="string" calcext:value-type="string">
            <text:p><text:s/>Javalanche, \cite{andrews2003general}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no invest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Java, C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onzalez-Sanchez et al.\cite{gonzalez2011prioritiz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, 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rt.</text:p>
          </table:table-cell>
          <table:table-cell table:style-name="ce6" office:value-type="string" calcext:value-type="string">
            <text:p>Zoltar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opinath et al.\cite{gopinath2014code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upta and Jalote\cite{gupta2007test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ult localisation, program repairing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nd.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Hao et al.\cite{hao2012demand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-suite reduc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Proteum, Mu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utant sample</text:p>
          </table:table-cell>
          <table:table-cell office:value-type="string" calcext:value-type="string">
            <text:p>java, 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Hao et al.\cite{hao2014unified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case prioritisation </text:p>
          </table:table-cell>
          <table:table-cell office:value-type="string" calcext:value-type="string">
            <text:p><text:s/>unit, sys.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\cite{andrews2003general}, Mujava, Javalanc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Java, C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Harman et al.\cite{harman2011strong}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MiLu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<text:s text:c="2"/>not killed as equivalent </text:p>
          </table:table-cell>
          <table:table-cell office:value-type="string" calcext:value-type="string">
            <text:p>higher-order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Hennessy and Power\cite{hennessy2008analysing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-suite reduction </text:p>
          </table:table-cell>
          <table:table-cell table:style-name="ce5"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weak mutation</text:p>
          </table:table-cell>
          <table:table-cell office:value-type="string" calcext:value-type="string">
            <text:p>C++ Grammar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Hofer and Wotawa\cite{hofer2014does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ult localisation</text:p>
          </table:table-cell>
          <table:table-cell table:style-name="ce4"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pread-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Hofer et al.\cite{hofer2015empirical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ult localisation</text:p>
          </table:table-cell>
          <table:table-cell table:style-name="ce4"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ot suff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pread-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style-name="ce1" office:value-type="string" calcext:value-type="string">
            <text:p>Holt et al.\cite{holt2012state}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est strategy evalua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hand.</text:p>
          </table:table-cell>
          <table:table-cell table:style-name="ce1" office:value-type="string" calcext:value-type="string">
            <text:p>Hand-seeded</text:p>
          </table:table-cell>
          <table:table-cell table:style-name="ce1" office:value-type="string" calcext:value-type="string">
            <text:p>well</text:p>
          </table:table-cell>
          <table:table-cell table:number-columns-repeated="2" table:style-name="ce1" office:value-type="string" calcext:value-type="string">
            <text:p>n/a</text:p>
          </table:table-cell>
          <table:table-cell table:style-name="ce1" office:value-type="string" calcext:value-type="string">
            <text:p>C++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Hong et al.\cite{hong2013impact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n/a 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Hong et al.\cite{hong2015concurrency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Hou et al.\cite{hou2007applying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int.</text:p>
          </table:table-cell>
          <table:table-cell office:value-type="string" calcext:value-type="string">
            <text:p>spe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eak mut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nozemtseva et al.\cite{inozemtseva2014coverage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 text:c="2"/>not killed as equivalent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Jamrozik et al.\cite{jamrozik2012augmented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\#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Jee et al.\cite{jee2014automated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Jolly et al.\cite{jolly2012automated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. </text:p>
          </table:table-cell>
          <table:table-cell office:value-type="string" calcext:value-type="string">
            <text:p><text:s/>Mutant Power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C\#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anewala and Bieman\cite{kanewala2013us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oracl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$\mu$java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apfhammer et al.\cite{kapfhammer2013search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</text:p>
          </table:table-cell>
          <table:table-cell table:style-name="ce3"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QL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halil and Labiche\cite{khalil2010round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 text:c="2"/>not killed as equivalent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im et al.\cite{kim2001investigating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spec., struc.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Koster and Kao\cite{koster2007state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racht et al.\cite{kracht2014empirically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<text:s/>unit </text:p>
          </table:table-cell>
          <table:table-cell table:style-name="ce3"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MAJOR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won et al.\cite{kwon2014test}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test case prioritis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MAJOR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Le Traon et al.\cite{le2006design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. </text:p>
          </table:table-cell>
          <table:table-cell office:value-type="string" calcext:value-type="string">
            <text:p>$\mu$Slayer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Le Traon et al.\cite{le2007test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, test-suite selection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reduce likelihoo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Lee and Offutt\cite{lee2001generating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int.</text:p>
          </table:table-cell>
          <table:table-cell office:value-type="string" calcext:value-type="string">
            <text:p>spe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Lei and Andrews\cite{lei2005minimization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case minimis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<text:s text:c="2"/>not killed as equivalent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Li et al.\cite{li2007practical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table:style-name="ce3" office:value-type="string" calcext:value-type="string">
            <text:p>int., sys.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Liu et al.\cite{liu2006approach}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/>manual invest. </text:p>
          </table:table-cell>
          <table:table-cell office:value-type="string" calcext:value-type="string">
            <text:p><text:s/>weak mutation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Lorber\cite{lorber2015model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spe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oMuT::UML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Lou et al.\cite{lou2015mutation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Loyala et al.\cite{loyola2014dodona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test oracle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MAJOR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ayer and Guderlei\cite{mayer2006random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, 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ayer and Schneckenburger\cite{mayer2006empirical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cminn et al.\cite{mcminn2015effectiveness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, test data generation</text:p>
          </table:table-cell>
          <table:table-cell table:style-name="ce3" office:value-type="string" calcext:value-type="string">
            <text:p>other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SchemaAnalyst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reduce likelihoo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QL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ilani et al.\cite{milani2014leveraging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MUTANDIS \cite{mirshokraie2013efficient}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reduce likelihoo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Script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iller and Strooper\cite{miller2012case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Y, N</text:p>
          </table:table-cell>
          <table:table-cell office:value-type="string" calcext:value-type="string">
            <text:p>exi., hand.</text:p>
          </table:table-cell>
          <table:table-cell office:value-type="string" calcext:value-type="string">
            <text:p>MuJava, manual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mutant samp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irshokraie\cite{mirshokraie2014effective}</text:p>
          </table:table-cell>
          <table:table-cell office:value-type="string" calcext:value-type="string">
            <text:p>A,G</text:p>
          </table:table-cell>
          <table:table-cell office:value-type="string" calcext:value-type="string">
            <text:p>test data generation, test oracle, test strategy evalu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TANDIS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oon et al.\cite{moon2014ask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lection strate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ottu et al.\cite{mottu2012static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spectJ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ouchawrab et al.\cite{mouchawrab2007assessing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data gener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, 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manual invest.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Mouchawrab et al.\cite{mouchawrab2011assessing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data gener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, 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manual invest.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urtaza et al.\cite{murtaza2011diagnosing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. </text:p>
          </table:table-cell>
          <table:table-cell office:value-type="string" calcext:value-type="string">
            <text:p><text:s/>\cite{andrews2003general} </text:p>
          </table:table-cell>
          <table:table-cell office:value-type="string" calcext:value-type="string">
            <text:p>not suff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amin and Andrews\cite{namin2009influence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 text:c="2"/>not killed as equivalent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tafos\cite{ntafos1984evaluation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, spec.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exi. </text:p>
          </table:table-cell>
          <table:table-cell office:value-type="string" calcext:value-type="string">
            <text:p>\cite{budd1979mutation}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Ntafos\cite{ntafos1984required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utt and Liu\cite{offutt1999generat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int.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othr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no invest.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Offutt et al.\cite{offutt1995procedures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-suite reduc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Mothra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Papadakis and Malevris\cite{papadakis2010automatic}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rt.</text:p>
          </table:table-cell>
          <table:table-cell office:value-type="string" calcext:value-type="string">
            <text:p>jFuzz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 text:c="2"/>not killed as equivalent, manual invest.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apadakis and Malevris\cite{papadakis2011automatically}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rt.</text:p>
          </table:table-cell>
          <table:table-cell office:value-type="string" calcext:value-type="string">
            <text:p><text:s/>jFuzz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/>manual invest. </text:p>
          </table:table-cell>
          <table:table-cell office:value-type="string" calcext:value-type="string">
            <text:p>weak mutation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apadakis and Malveris\cite{papadakis2012mutation}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n/a 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<text:s text:c="2"/>not killed as equivalent </text:p>
          </table:table-cell>
          <table:table-cell office:value-type="string" calcext:value-type="string">
            <text:p><text:s/>weak mutation</text:p>
          </table:table-cell>
          <table:table-cell office:value-type="string" calcext:value-type="string">
            <text:p>Delphi, C, 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Papadakis et al.\cite{papadakis2012using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invest.</text:p>
          </table:table-cell>
          <table:table-cell office:value-type="string" calcext:value-type="string">
            <text:p>mutant sa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apadakis et al.\cite{papadakis2014sampling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-suite selection 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spe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n/a 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<text:s text:c="2"/>not killed as equivalent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apadakis et al.\cite{papadakis2015metallaxis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Proteum</text:p>
          </table:table-cell>
          <table:table-cell table:style-name="ce2" office:value-type="string" calcext:value-type="string">
            <text:p>not suff.</text:p>
          </table:table-cell>
          <table:table-cell office:value-type="string" calcext:value-type="string">
            <text:p>no invest.</text:p>
          </table:table-cell>
          <table:table-cell office:value-type="string" calcext:value-type="string">
            <text:p>mutant sa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atrick et al.\cite{patrick2015subdomain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ybri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Jav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Pinte et al.\cite{pinte2008techniques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Jav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Pretschner et al.\cite{pretschner2008model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, 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Qi et al.\cite{qi2013efficient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gram repai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rt.</text:p>
          </table:table-cell>
          <table:table-cell table:style-name="ce7" office:value-type="string" calcext:value-type="string">
            <text:p>TrpAutoRepair</text:p>
          </table:table-cell>
          <table:table-cell office:value-type="string" calcext:value-type="string">
            <text:p>not suff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style-name="ce7"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style-name="ce2" office:value-type="string" calcext:value-type="string">
            <text:p>Qu et al. \cite{qu2008configuration}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test case prioritisation 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spe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. </text:p>
          </table:table-cell>
          <table:table-cell office:value-type="string" calcext:value-type="string">
            <text:p><text:s/>\cite{andrews2003general}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Qu et al.\cite{qu2007combinatorial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data generation, test case prioritis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. </text:p>
          </table:table-cell>
          <table:table-cell office:value-type="string" calcext:value-type="string">
            <text:p><text:s/>\cite{andrews2003general}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Qu et al.\cite{qu2012configuration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-suite selec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. </text:p>
          </table:table-cell>
          <table:table-cell office:value-type="string" calcext:value-type="string">
            <text:p><text:s/>\cite{andrews2003general}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Rothermel et al.\cite{rothermel1999test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, 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Proteum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othermel et al.\cite{rothermel2001prioritizing}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test case prioritis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 text:c="2"/>not killed as nonequivalent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ubab et al.\cite{rubab2014model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nd.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Rutherford et al.\cite{rutherford2008evaluat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chuler and Zeller\cite{schuler2011assess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Javalanch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chuler and Zeller\cite{schuler2013checked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Javalanch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gura et al.\cite{segura2010automated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hahamiri et al.\cite{shahamiri2012artificial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orac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ot suff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\#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helton et al.\cite{shelton2012adding}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development scheme evaluation</text:p>
          </table:table-cell>
          <table:table-cell office:value-type="string" calcext:value-type="string">
            <text:p>unit</text:p>
          </table:table-cell>
          <table:table-cell table:style-name="ce3" office:value-type="string" calcext:value-type="string">
            <text:p>oth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Shi et al. \cite{shi2015measuring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<text:s/>mutate.py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<text:s/>manual invest.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hi et al.\cite{shi2014balancing}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test-suite reduc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, 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hi et al.\cite{shi2015compar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-suite reduc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PIT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hrestha and Rutherford\cite{shrestha2011empirical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oracl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imith and Williams\cite{smith2009guiding}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MuClipse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no invest.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mith and Williams\cite{smith2009should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Jumble, MuClipse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Staats et al.\cite{staats2011better}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orac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model checker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Lustr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taats et al.\cite{staats2012automated}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oracl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. </text:p>
          </table:table-cell>
          <table:table-cell office:value-type="string" calcext:value-type="string">
            <text:p><text:s/>\cite{rajan2008requirements}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model checker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Lustre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taats et al.\cite{staats2012oracle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Sofy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tephan and Cordy\cite{stephan2014model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del clone detec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ndom mutation</text:p>
          </table:table-cell>
          <table:table-cell office:value-type="string" calcext:value-type="string">
            <text:p>simulin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an and Edwards\cite{tan2008evaluat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, test strategy evalu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. </text:p>
          </table:table-cell>
          <table:table-cell office:value-type="string" calcext:value-type="string">
            <text:p>sulu tool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ulu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asiran et al.\cite{tasiran2012location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uya et al.\cite{tuya2010full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strategy evaluation </text:p>
          </table:table-cell>
          <table:table-cell table:style-name="ce3" office:value-type="string" calcext:value-type="string">
            <text:p>other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SQLMutation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reduce likelihood, manual invest.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SQL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ergilio et al.\cite{vergilio2006constraint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Vivanti et al.\cite{vivanti2013search}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truc., 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rt.</text:p>
          </table:table-cell>
          <table:table-cell office:value-type="string" calcext:value-type="string">
            <text:p><text:s/>EvoSuit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weak mutation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on Mayrhauser et al.\cite{von2000planner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Wang et al.\cite{wang2010correlat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 text:c="2"/>not killed as equivalent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Wang et al.\cite{wang2015experience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struc.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. </text:p>
          </table:table-cell>
          <table:table-cell office:value-type="string" calcext:value-type="string">
            <text:p><text:s/>\cite{andrews2003general}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Watanabe and Sakamura\cite{watanabe1996specification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int.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Weyuker et al.\cite{weyuker1994automatically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Whalen et al.\cite{whalen2013observable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. </text:p>
          </table:table-cell>
          <table:table-cell office:value-type="string" calcext:value-type="string">
            <text:p><text:s/>\cite{rajan2008requirements}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model checker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Simulink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ie et al.\cite{xie2011test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Xu and Ding\cite{xu2010prioritiz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spect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u et al.\cite{xu2012testing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nd.</text:p>
          </table:table-cell>
          <table:table-cell/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spect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uan and Monperrus\cite{xuan2014test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fault localis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Yoo and Harman\cite{yoo2012test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no invest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Yoon and Choi\cite{yoon2004effective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-suite selection</text:p>
          </table:table-cell>
          <table:table-cell table:style-name="ce3" office:value-type="string" calcext:value-type="string">
            <text:p>int.</text:p>
          </table:table-cell>
          <table:table-cell office:value-type="string" calcext:value-type="string">
            <text:p>hybri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.</text:p>
          </table:table-cell>
          <table:table-cell office:value-type="string" calcext:value-type="string">
            <text:p>TECC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lection strategy</text:p>
          </table:table-cell>
          <table:table-cell office:value-type="string" calcext:value-type="string">
            <text:p>EJ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You et al.\cite{you2015efficient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. </text:p>
          </table:table-cell>
          <table:table-cell office:value-type="string" calcext:value-type="string">
            <text:p>\cite{rajan2008requirements}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no invest.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Lustr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Zhan and Clark\cite{zhan2008search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 data generation, test-suite reduction</text:p>
          </table:table-cell>
          <table:table-cell table:style-name="ce3" office:value-type="string" calcext:value-type="string">
            <text:p>n/a (code level)</text:p>
          </table:table-cell>
          <table:table-cell office:value-type="string" calcext:value-type="string">
            <text:p>struc., struc. (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.</text:p>
          </table:table-cell>
          <table:table-cell/>
          <table:table-cell office:value-type="string" calcext:value-type="string">
            <text:p>not suff.</text:p>
          </table:table-cell>
          <table:table-cell office:value-type="string" calcext:value-type="string">
            <text:p>manual invest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ulin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Zhang and Mesbah\cite{zhang2015assertions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 text:c="2"/>not killed as equivalent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Zhang et al. \cite{zhang2013bridging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case prioritisa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Zhang et al.\cite{wang2009taming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fault localis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Zhang et al.\cite{zhang2009time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Jester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Zhang et al.\cite{zhang2010test}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(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PexMutator, GenMutants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/>manual invest. </text:p>
          </table:table-cell>
          <table:table-cell office:value-type="string" calcext:value-type="string">
            <text:p><text:s/>weak mutation</text:p>
          </table:table-cell>
          <table:table-cell office:value-type="string" calcext:value-type="string">
            <text:p><text:s/>C\#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Zhang et al.\cite{zhang2011empirical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-suite reduction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Zhang et al.\cite{zhang2014search}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 oracle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not suff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, C/C+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Zhou and Frankl\cite{zhou2011jdama}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est data generation, test strategy evalu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uc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.</text:p>
          </table:table-cell>
          <table:table-cell office:value-type="string" calcext:value-type="string">
            <text:p><text:s/>JDAMA (based on SQLMutation)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reduce likelihood, manual invest.</text:p>
          </table:table-cell>
          <table:table-cell office:value-type="string" calcext:value-type="string">
            <text:p><text:s/>weak mutation</text:p>
          </table:table-cell>
          <table:table-cell office:value-type="string" calcext:value-type="string">
            <text:p><text:s/>Java, sq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</table:table>
      <table:table table:name="title" table:style-name="ta1">
        <table:table-column table:style-name="co12" table:default-cell-style-name="Default"/>
        <table:table-row table:style-name="ro1">
          <table:table-cell office:value-type="string" calcext:value-type="string">
            <text:p>Testing real-time embedded systems using timed automata based approaches</text:p>
          </table:table-cell>
        </table:table-row>
        <table:table-row table:style-name="ro1">
          <table:table-cell office:value-type="string" calcext:value-type="string">
            <text:p>Efficient Mutation Killers in Action</text:p>
          </table:table-cell>
        </table:table-row>
        <table:table-row table:style-name="ro1">
          <table:table-cell table:style-name="ce1" office:value-type="string" calcext:value-type="string">
            <text:p>Killing strategies for model-based mutation testing</text:p>
          </table:table-cell>
        </table:table-row>
        <table:table-row table:style-name="ro1">
          <table:table-cell table:style-name="ce1" office:value-type="string" calcext:value-type="string">
            <text:p>A state-based approach to integration testing based on UML models</text:p>
          </table:table-cell>
        </table:table-row>
        <table:table-row table:style-name="ro1">
          <table:table-cell office:value-type="string" calcext:value-type="string">
            <text:p>General test result checking with log file analysis</text:p>
          </table:table-cell>
        </table:table-row>
        <table:table-row table:style-name="ro1">
          <table:table-cell office:value-type="string" calcext:value-type="string">
            <text:p>Using mutation analysis for assessing and comparing testing coverage criteria</text:p>
          </table:table-cell>
        </table:table-row>
        <table:table-row table:style-name="ro1">
          <table:table-cell office:value-type="string" calcext:value-type="string">
            <text:p>An analysis of the relationship between conditional entropy and failed error propagation in software testing</text:p>
          </table:table-cell>
        </table:table-row>
        <table:table-row table:style-name="ro1">
          <table:table-cell table:style-name="ce1" office:value-type="string" calcext:value-type="string">
            <text:p>A case study using the round-trip strategy for state-based class testing</text:p>
          </table:table-cell>
        </table:table-row>
        <table:table-row table:style-name="ro1">
          <table:table-cell office:value-type="string" calcext:value-type="string">
            <text:p>Using mutation to assess fault detection capability of model review</text:p>
          </table:table-cell>
        </table:table-row>
        <table:table-row table:style-name="ro1">
          <table:table-cell office:value-type="string" calcext:value-type="string">
            <text:p>Adaptive random testing: An illusion of effectiveness?</text:p>
          </table:table-cell>
        </table:table-row>
        <table:table-row table:style-name="ro1">
          <table:table-cell office:value-type="string" calcext:value-type="string">
            <text:p>Multi-objective construction of an entire adequate test suite for an EFSM</text:p>
          </table:table-cell>
        </table:table-row>
        <table:table-row table:style-name="ro1">
          <table:table-cell office:value-type="string" calcext:value-type="string">
            <text:p>The right choice matters! SMT solving substantially improves model-based debugging of spreadsheets</text:p>
          </table:table-cell>
        </table:table-row>
        <table:table-row table:style-name="ro1">
          <table:table-cell office:value-type="string" calcext:value-type="string">
            <text:p>An empirical evaluation of mutation testing for improving the test quality of safety-critical software</text:p>
          </table:table-cell>
        </table:table-row>
        <table:table-row table:style-name="ro1">
          <table:table-cell office:value-type="string" calcext:value-type="string">
            <text:p>Test input generation using UML sequence and state machines models</text:p>
          </table:table-cell>
        </table:table-row>
        <table:table-row table:style-name="ro1">
          <table:table-cell office:value-type="string" calcext:value-type="string">
            <text:p>Sound and quasi-complete detection of infeasible test requirements</text:p>
          </table:table-cell>
        </table:table-row>
        <table:table-row table:style-name="ro1">
          <table:table-cell office:value-type="string" calcext:value-type="string">
            <text:p>Building trust into oo components using a genetic analogy</text:p>
          </table:table-cell>
        </table:table-row>
        <table:table-row table:style-name="ro1">
          <table:table-cell office:value-type="string" calcext:value-type="string">
            <text:p>Genes and bacteria for automatic test cases optimization in the. net environment</text:p>
          </table:table-cell>
        </table:table-row>
        <table:table-row table:style-name="ro1">
          <table:table-cell office:value-type="string" calcext:value-type="string">
            <text:p>From genetic to bacteriological algorithms for mutation-based testing</text:p>
          </table:table-cell>
        </table:table-row>
        <table:table-row table:style-name="ro1">
          <table:table-cell office:value-type="string" calcext:value-type="string">
            <text:p>Exploiting model morphology for event-based testing</text:p>
          </table:table-cell>
        </table:table-row>
        <table:table-row table:style-name="ro1">
          <table:table-cell office:value-type="string" calcext:value-type="string">
            <text:p>Mutation Testing of" Go-Back" Functions Based on Pushdown Automata</text:p>
          </table:table-cell>
        </table:table-row>
        <table:table-row table:style-name="ro1">
          <table:table-cell office:value-type="string" calcext:value-type="string">
            <text:p>Automatic XACML requests generation for policy testing</text:p>
          </table:table-cell>
        </table:table-row>
        <table:table-row table:style-name="ro1">
          <table:table-cell office:value-type="string" calcext:value-type="string">
            <text:p>Assessing and improving state-based class testing: A series of experiments</text:p>
          </table:table-cell>
        </table:table-row>
        <table:table-row table:style-name="ro1">
          <table:table-cell office:value-type="string" calcext:value-type="string">
            <text:p>Using simulation to empirically investigate test coverage criteria based on statechart</text:p>
          </table:table-cell>
        </table:table-row>
        <table:table-row table:style-name="ro1">
          <table:table-cell office:value-type="string" calcext:value-type="string">
            <text:p>Improving statechart testing criteria using data flow information</text:p>
          </table:table-cell>
        </table:table-row>
        <table:table-row table:style-name="ro1">
          <table:table-cell office:value-type="string" calcext:value-type="string">
            <text:p>The effects of time constraints on test case prioritization: A series of controlled experiments</text:p>
          </table:table-cell>
        </table:table-row>
        <table:table-row table:style-name="ro1">
          <table:table-cell office:value-type="string" calcext:value-type="string">
            <text:p>An automated approach to reducing test suites for testing retargeted C compilers for embedded systems</text:p>
          </table:table-cell>
        </table:table-row>
        <table:table-row table:style-name="ro1">
          <table:table-cell office:value-type="string" calcext:value-type="string">
            <text:p>Can fault-exposure-potential estimates improve the fault detection abilities of test suites?</text:p>
          </table:table-cell>
        </table:table-row>
        <table:table-row table:style-name="ro1">
          <table:table-cell office:value-type="string" calcext:value-type="string">
            <text:p>Abstraction in assertion-based test oracles</text:p>
          </table:table-cell>
        </table:table-row>
        <table:table-row table:style-name="ro1">
          <table:table-cell office:value-type="string" calcext:value-type="string">
            <text:p>An empirical evaluation of statistical testing designed from UML state diagrams: the flight guidance system case study</text:p>
          </table:table-cell>
        </table:table-row>
        <table:table-row table:style-name="ro1">
          <table:table-cell office:value-type="string" calcext:value-type="string">
            <text:p>Behaviour abstraction coverage as black-box adequacy criteria</text:p>
          </table:table-cell>
        </table:table-row>
        <table:table-row table:style-name="ro1">
          <table:table-cell office:value-type="string" calcext:value-type="string">
            <text:p>Behaviour abstraction adequacy criteria for API call protocol testing</text:p>
          </table:table-cell>
        </table:table-row>
        <table:table-row table:style-name="ro1">
          <table:table-cell office:value-type="string" calcext:value-type="string">
            <text:p>An approach for testing pointcut descriptors in aspectj</text:p>
          </table:table-cell>
        </table:table-row>
        <table:table-row table:style-name="ro1">
          <table:table-cell office:value-type="string" calcext:value-type="string">
            <text:p>Constraint-based automatic test data generation</text:p>
          </table:table-cell>
        </table:table-row>
        <table:table-row table:style-name="ro1">
          <table:table-cell office:value-type="string" calcext:value-type="string">
            <text:p>Experimental results from an automatic test case generator</text:p>
          </table:table-cell>
        </table:table-row>
        <table:table-row table:style-name="ro1">
          <table:table-cell office:value-type="string" calcext:value-type="string">
            <text:p>Dynamic data flow testing of object oriented systems</text:p>
          </table:table-cell>
        </table:table-row>
        <table:table-row table:style-name="ro1">
          <table:table-cell office:value-type="string" calcext:value-type="string">
            <text:p>Generating complex and faulty test data through model-based mutation analysis</text:p>
          </table:table-cell>
        </table:table-row>
        <table:table-row table:style-name="ro1">
          <table:table-cell office:value-type="string" calcext:value-type="string">
            <text:p>A controlled experiment assessing test case prioritization techniques via mutation faults</text:p>
          </table:table-cell>
        </table:table-row>
        <table:table-row table:style-name="ro1">
          <table:table-cell office:value-type="string" calcext:value-type="string">
            <text:p>On the use of mutation faults in empirical assessments of test case prioritization techniques</text:p>
          </table:table-cell>
        </table:table-row>
        <table:table-row table:style-name="ro1">
          <table:table-cell office:value-type="string" calcext:value-type="string">
            <text:p>An empirical study of the effect of time constraints on the cost-benefits of regression testing</text:p>
          </table:table-cell>
        </table:table-row>
        <table:table-row table:style-name="ro1">
          <table:table-cell office:value-type="string" calcext:value-type="string">
            <text:p>An evaluation of random testing</text:p>
          </table:table-cell>
        </table:table-row>
        <table:table-row table:style-name="ro1">
          <table:table-cell office:value-type="string" calcext:value-type="string">
            <text:p>Comparing test quality measures for assessing student-written tests</text:p>
          </table:table-cell>
        </table:table-row>
        <table:table-row table:style-name="ro1">
          <table:table-cell office:value-type="string" calcext:value-type="string">
            <text:p>Black-box testing using flowgraphs: an experimental assessment of effectiveness and automation potential</text:p>
          </table:table-cell>
        </table:table-row>
        <table:table-row table:style-name="ro1">
          <table:table-cell office:value-type="string" calcext:value-type="string">
            <text:p>Test case prioritization: A family of empirical studies</text:p>
          </table:table-cell>
        </table:table-row>
        <table:table-row table:style-name="ro1">
          <table:table-cell office:value-type="string" calcext:value-type="string">
            <text:p>Similarity-based test case prioritization using ordered sequences of program entities</text:p>
          </table:table-cell>
        </table:table-row>
        <table:table-row table:style-name="ro1">
          <table:table-cell office:value-type="string" calcext:value-type="string">
            <text:p>Assessing and generating test sets in terms of behavioural adequacy</text:p>
          </table:table-cell>
        </table:table-row>
        <table:table-row table:style-name="ro1">
          <table:table-cell office:value-type="string" calcext:value-type="string">
            <text:p>Mutation-driven generation of unit tests and oracles</text:p>
          </table:table-cell>
        </table:table-row>
        <table:table-row table:style-name="ro1">
          <table:table-cell office:value-type="string" calcext:value-type="string">
            <text:p>Does automated white-box test generation really help software testers?</text:p>
          </table:table-cell>
        </table:table-row>
        <table:table-row table:style-name="ro1">
          <table:table-cell office:value-type="string" calcext:value-type="string">
            <text:p>Achieving scalable mutation-based generation of whole test suites</text:p>
          </table:table-cell>
        </table:table-row>
        <table:table-row table:style-name="ro1">
          <table:table-cell office:value-type="string" calcext:value-type="string">
            <text:p>Automated oracle data selection support</text:p>
          </table:table-cell>
        </table:table-row>
        <table:table-row table:style-name="ro1">
          <table:table-cell office:value-type="string" calcext:value-type="string">
            <text:p>The risks of coverage-directed test case generation</text:p>
          </table:table-cell>
        </table:table-row>
        <table:table-row table:style-name="ro1">
          <table:table-cell office:value-type="string" calcext:value-type="string">
            <text:p>Comparing non-adequate test suites using coverage criteria</text:p>
          </table:table-cell>
        </table:table-row>
        <table:table-row table:style-name="ro1">
          <table:table-cell office:value-type="string" calcext:value-type="string">
            <text:p>Prioritizing tests for fault localization through ambiguity group reduction</text:p>
          </table:table-cell>
        </table:table-row>
        <table:table-row table:style-name="ro1">
          <table:table-cell office:value-type="string" calcext:value-type="string">
            <text:p>Code coverage for suite evaluation by developers</text:p>
          </table:table-cell>
        </table:table-row>
        <table:table-row table:style-name="ro1">
          <table:table-cell table:style-name="ce1" office:value-type="string" calcext:value-type="string">
            <text:p>Test inspected unit or inspect unit tested code?</text:p>
          </table:table-cell>
        </table:table-row>
        <table:table-row table:style-name="ro1">
          <table:table-cell office:value-type="string" calcext:value-type="string">
            <text:p>On-demand test suite reduction</text:p>
          </table:table-cell>
        </table:table-row>
        <table:table-row table:style-name="ro1">
          <table:table-cell office:value-type="string" calcext:value-type="string">
            <text:p>A unified test case prioritization approach</text:p>
          </table:table-cell>
        </table:table-row>
        <table:table-row table:style-name="ro1">
          <table:table-cell office:value-type="string" calcext:value-type="string">
            <text:p>Strong higher order mutation-based test data generation</text:p>
          </table:table-cell>
        </table:table-row>
        <table:table-row table:style-name="ro1">
          <table:table-cell office:value-type="string" calcext:value-type="string">
            <text:p>Analysing the effectiveness of rule-coverage as a reduction criterion for test suites of grammar-based software</text:p>
          </table:table-cell>
        </table:table-row>
        <table:table-row table:style-name="ro1">
          <table:table-cell office:value-type="string" calcext:value-type="string">
            <text:p>Why does my spreadsheet compute wrong values?</text:p>
          </table:table-cell>
        </table:table-row>
        <table:table-row table:style-name="ro1">
          <table:table-cell office:value-type="string" calcext:value-type="string">
            <text:p>On the empirical evaluation of similarity coefficients for spreadsheets fault localization</text:p>
          </table:table-cell>
        </table:table-row>
        <table:table-row table:style-name="ro1">
          <table:table-cell table:style-name="ce1" office:value-type="string" calcext:value-type="string">
            <text:p>State-based testing: Industrial evaluation of the cost-effectiveness of round-trip path and sneak-path strategies</text:p>
          </table:table-cell>
        </table:table-row>
        <table:table-row table:style-name="ro1">
          <table:table-cell office:value-type="string" calcext:value-type="string">
            <text:p>The impact of concurrent coverage metrics on testing effectiveness</text:p>
          </table:table-cell>
        </table:table-row>
        <table:table-row table:style-name="ro1">
          <table:table-cell office:value-type="string" calcext:value-type="string">
            <text:p>Are concurrency coverage metrics effective for testing: a comprehensive empirical investigation</text:p>
          </table:table-cell>
        </table:table-row>
        <table:table-row table:style-name="ro1">
          <table:table-cell office:value-type="string" calcext:value-type="string">
            <text:p>Applying interface-contract mutation in regression testing of component-based software</text:p>
          </table:table-cell>
        </table:table-row>
        <table:table-row table:style-name="ro1">
          <table:table-cell office:value-type="string" calcext:value-type="string">
            <text:p>Coverage is not strongly correlated with test suite effectiveness</text:p>
          </table:table-cell>
        </table:table-row>
        <table:table-row table:style-name="ro1">
          <table:table-cell office:value-type="string" calcext:value-type="string">
            <text:p>Augmented dynamic symbolic execution</text:p>
          </table:table-cell>
        </table:table-row>
        <table:table-row table:style-name="ro1">
          <table:table-cell office:value-type="string" calcext:value-type="string">
            <text:p>Automated test case generation for FBD programs implementing reactor protection system software</text:p>
          </table:table-cell>
        </table:table-row>
        <table:table-row table:style-name="ro1">
          <table:table-cell office:value-type="string" calcext:value-type="string">
            <text:p>Automated unit testing of a SCADA control software: an industrial case study based on action research</text:p>
          </table:table-cell>
        </table:table-row>
        <table:table-row table:style-name="ro1">
          <table:table-cell office:value-type="string" calcext:value-type="string">
            <text:p>Using machine learning techniques to detect metamorphic relations for programs without test oracles</text:p>
          </table:table-cell>
        </table:table-row>
        <table:table-row table:style-name="ro1">
          <table:table-cell office:value-type="string" calcext:value-type="string">
            <text:p>Search-based testing of relational schema integrity constraints across multiple database management systems</text:p>
          </table:table-cell>
        </table:table-row>
        <table:table-row table:style-name="ro1">
          <table:table-cell office:value-type="string" calcext:value-type="string">
            <text:p>On the round trip path testing strategy</text:p>
          </table:table-cell>
        </table:table-row>
        <table:table-row table:style-name="ro1">
          <table:table-cell office:value-type="string" calcext:value-type="string">
            <text:p>Investigating the effectiveness of object-oriented testing strategies using the mutation method</text:p>
          </table:table-cell>
        </table:table-row>
        <table:table-row table:style-name="ro1">
          <table:table-cell office:value-type="string" calcext:value-type="string">
            <text:p>State coverage: a structural test adequacy criterion for behavior checking</text:p>
          </table:table-cell>
        </table:table-row>
        <table:table-row table:style-name="ro1">
          <table:table-cell office:value-type="string" calcext:value-type="string">
            <text:p>Empirically evaluating the quality of automatically generated and manually written test suites</text:p>
          </table:table-cell>
        </table:table-row>
        <table:table-row table:style-name="ro1">
          <table:table-cell office:value-type="string" calcext:value-type="string">
            <text:p>Test Case Prioritization Based on Information Retrieval Concepts</text:p>
          </table:table-cell>
        </table:table-row>
        <table:table-row table:style-name="ro1">
          <table:table-cell office:value-type="string" calcext:value-type="string">
            <text:p>Design by contract to improve software vigilance</text:p>
          </table:table-cell>
        </table:table-row>
        <table:table-row table:style-name="ro1">
          <table:table-cell office:value-type="string" calcext:value-type="string">
            <text:p>Testing Security Policies: Going Beyond Functional Testing</text:p>
          </table:table-cell>
        </table:table-row>
        <table:table-row table:style-name="ro1">
          <table:table-cell office:value-type="string" calcext:value-type="string">
            <text:p>Generating test cases for XML-based Web component interactions using mutation analysis</text:p>
          </table:table-cell>
        </table:table-row>
        <table:table-row table:style-name="ro1">
          <table:table-cell office:value-type="string" calcext:value-type="string">
            <text:p>Minimization of randomized unit test cases</text:p>
          </table:table-cell>
        </table:table-row>
        <table:table-row table:style-name="ro1">
          <table:table-cell table:style-name="ce1" office:value-type="string" calcext:value-type="string">
            <text:p>A practical approach to testing GUI systems</text:p>
          </table:table-cell>
        </table:table-row>
        <table:table-row table:style-name="ro1">
          <table:table-cell office:value-type="string" calcext:value-type="string">
            <text:p>An approach to test data generation for killing multiple mutants</text:p>
          </table:table-cell>
        </table:table-row>
        <table:table-row table:style-name="ro1">
          <table:table-cell office:value-type="string" calcext:value-type="string">
            <text:p>Model-Based Mutation Testing of Synchronous and Asynchronous Real-Time Systems</text:p>
          </table:table-cell>
        </table:table-row>
        <table:table-row table:style-name="ro1">
          <table:table-cell office:value-type="string" calcext:value-type="string">
            <text:p>Mutation-based test-case prioritization in software evolution</text:p>
          </table:table-cell>
        </table:table-row>
        <table:table-row table:style-name="ro1">
          <table:table-cell office:value-type="string" calcext:value-type="string">
            <text:p>Dodona: automated oracle data set selection</text:p>
          </table:table-cell>
        </table:table-row>
        <table:table-row table:style-name="ro1">
          <table:table-cell office:value-type="string" calcext:value-type="string">
            <text:p>On random testing of image processing applications</text:p>
          </table:table-cell>
        </table:table-row>
        <table:table-row table:style-name="ro1">
          <table:table-cell office:value-type="string" calcext:value-type="string">
            <text:p>An empirical analysis and comparison of random testing techniques</text:p>
          </table:table-cell>
        </table:table-row>
        <table:table-row table:style-name="ro1">
          <table:table-cell office:value-type="string" calcext:value-type="string">
            <text:p>The effectiveness of test coverage criteria for relational database schema integrity constraints</text:p>
          </table:table-cell>
        </table:table-row>
        <table:table-row table:style-name="ro1">
          <table:table-cell office:value-type="string" calcext:value-type="string">
            <text:p>Leveraging existing tests in automated test generation for web applications</text:p>
          </table:table-cell>
        </table:table-row>
        <table:table-row table:style-name="ro1">
          <table:table-cell table:style-name="ce1" office:value-type="string" calcext:value-type="string">
            <text:p>A case study in model-based testing of specifications and implementations</text:p>
          </table:table-cell>
        </table:table-row>
        <table:table-row table:style-name="ro1">
          <table:table-cell office:value-type="string" calcext:value-type="string">
            <text:p>Effective test generation and adequacy assessment for JavaScript-based web applications</text:p>
          </table:table-cell>
        </table:table-row>
        <table:table-row table:style-name="ro1">
          <table:table-cell office:value-type="string" calcext:value-type="string">
            <text:p>Ask the mutants: Mutating faulty programs for fault localization</text:p>
          </table:table-cell>
        </table:table-row>
        <table:table-row table:style-name="ro1">
          <table:table-cell office:value-type="string" calcext:value-type="string">
            <text:p>Static analysis of model transformations for effective test generation</text:p>
          </table:table-cell>
        </table:table-row>
        <table:table-row table:style-name="ro1">
          <table:table-cell office:value-type="string" calcext:value-type="string">
            <text:p>Assessing, comparing, and combining statechart-based testing and structural testing: An experiment</text:p>
          </table:table-cell>
        </table:table-row>
        <table:table-row table:style-name="ro1">
          <table:table-cell office:value-type="string" calcext:value-type="string">
            <text:p>Assessing, comparing, and combining state machine-based testing and structural testing: a series of experiments</text:p>
          </table:table-cell>
        </table:table-row>
        <table:table-row table:style-name="ro1">
          <table:table-cell office:value-type="string" calcext:value-type="string">
            <text:p>Diagnosing new faults using mutants and prior faults (NIER track)</text:p>
          </table:table-cell>
        </table:table-row>
        <table:table-row table:style-name="ro1">
          <table:table-cell office:value-type="string" calcext:value-type="string">
            <text:p>The influence of size and coverage on test suite effectiveness</text:p>
          </table:table-cell>
        </table:table-row>
        <table:table-row table:style-name="ro1">
          <table:table-cell office:value-type="string" calcext:value-type="string">
            <text:p>An evaluation of required element testing strategies</text:p>
          </table:table-cell>
        </table:table-row>
        <table:table-row table:style-name="ro1">
          <table:table-cell office:value-type="string" calcext:value-type="string">
            <text:p>On required element testing</text:p>
          </table:table-cell>
        </table:table-row>
        <table:table-row table:style-name="ro1">
          <table:table-cell office:value-type="string" calcext:value-type="string">
            <text:p>Generating test data from SOFL specifications</text:p>
          </table:table-cell>
        </table:table-row>
        <table:table-row table:style-name="ro1">
          <table:table-cell office:value-type="string" calcext:value-type="string">
            <text:p>Automatic mutation test case generation via dynamic symbolic execution</text:p>
          </table:table-cell>
        </table:table-row>
        <table:table-row table:style-name="ro1">
          <table:table-cell office:value-type="string" calcext:value-type="string">
            <text:p>Automatically performing weak mutation with the aid of symbolic execution, concolic testing and search-based testing</text:p>
          </table:table-cell>
        </table:table-row>
        <table:table-row table:style-name="ro1">
          <table:table-cell office:value-type="string" calcext:value-type="string">
            <text:p>Mutation based test case generation via a path selection strategy</text:p>
          </table:table-cell>
        </table:table-row>
        <table:table-row table:style-name="ro1">
          <table:table-cell office:value-type="string" calcext:value-type="string">
            <text:p>Using mutants to locate "unknown" faults</text:p>
          </table:table-cell>
        </table:table-row>
        <table:table-row table:style-name="ro1">
          <table:table-cell office:value-type="string" calcext:value-type="string">
            <text:p>Sampling program inputs with mutation analysis: Going beyond combinatorial interaction testing</text:p>
          </table:table-cell>
        </table:table-row>
        <table:table-row table:style-name="ro1">
          <table:table-cell office:value-type="string" calcext:value-type="string">
            <text:p>Metallaxis-FL: mutation-based fault localization</text:p>
          </table:table-cell>
        </table:table-row>
        <table:table-row table:style-name="ro1">
          <table:table-cell office:value-type="string" calcext:value-type="string">
            <text:p>Subdomain-based test data generation</text:p>
          </table:table-cell>
        </table:table-row>
        <table:table-row table:style-name="ro1">
          <table:table-cell office:value-type="string" calcext:value-type="string">
            <text:p>Techniques and tools for the automatic generation of optimal test data at code, model and interface level</text:p>
          </table:table-cell>
        </table:table-row>
        <table:table-row table:style-name="ro1">
          <table:table-cell office:value-type="string" calcext:value-type="string">
            <text:p>Model-based tests for access control policies</text:p>
          </table:table-cell>
        </table:table-row>
        <table:table-row table:style-name="ro1">
          <table:table-cell office:value-type="string" calcext:value-type="string">
            <text:p>Efficient automated program repair through fault-recorded testing prioritization</text:p>
          </table:table-cell>
        </table:table-row>
        <table:table-row table:style-name="ro1">
          <table:table-cell office:value-type="string" calcext:value-type="string">
            <text:p>Combinatorial interaction regression testing: A study of test case generation and prioritization</text:p>
          </table:table-cell>
        </table:table-row>
        <table:table-row table:style-name="ro1">
          <table:table-cell office:value-type="string" calcext:value-type="string">
            <text:p>Configuration-aware regression testing: an empirical study of sampling and prioritization</text:p>
          </table:table-cell>
        </table:table-row>
        <table:table-row table:style-name="ro1">
          <table:table-cell office:value-type="string" calcext:value-type="string">
            <text:p>Configuration selection using code change impact analysis for regression testing</text:p>
          </table:table-cell>
        </table:table-row>
        <table:table-row table:style-name="ro1">
          <table:table-cell office:value-type="string" calcext:value-type="string">
            <text:p>Test case prioritization: An empirical study</text:p>
          </table:table-cell>
        </table:table-row>
        <table:table-row table:style-name="ro1">
          <table:table-cell office:value-type="string" calcext:value-type="string">
            <text:p>Prioritizing test cases for regression testing</text:p>
          </table:table-cell>
        </table:table-row>
        <table:table-row table:style-name="ro1">
          <table:table-cell office:value-type="string" calcext:value-type="string">
            <text:p>Model-based testing of obligations</text:p>
          </table:table-cell>
        </table:table-row>
        <table:table-row table:style-name="ro1">
          <table:table-cell table:style-name="ce1" office:value-type="string" calcext:value-type="string">
            <text:p>Evaluating test suites and adequacy criteria using simulation-based models of distributed systems</text:p>
          </table:table-cell>
        </table:table-row>
        <table:table-row table:style-name="ro1">
          <table:table-cell office:value-type="string" calcext:value-type="string">
            <text:p>Assessing oracle quality with checked coverage</text:p>
          </table:table-cell>
        </table:table-row>
        <table:table-row table:style-name="ro1">
          <table:table-cell office:value-type="string" calcext:value-type="string">
            <text:p>Checked coverage: an indicator for oracle quality</text:p>
          </table:table-cell>
        </table:table-row>
        <table:table-row table:style-name="ro1">
          <table:table-cell office:value-type="string" calcext:value-type="string">
            <text:p>Automated test data generation on the analyses of feature models: A metamorphic testing approach</text:p>
          </table:table-cell>
        </table:table-row>
        <table:table-row table:style-name="ro1">
          <table:table-cell office:value-type="string" calcext:value-type="string">
            <text:p>Artificial neural networks as multi-networks automated test oracle</text:p>
          </table:table-cell>
        </table:table-row>
        <table:table-row table:style-name="ro1">
          <table:table-cell office:value-type="string" calcext:value-type="string">
            <text:p>Adding criteria-based tests to test driven development</text:p>
          </table:table-cell>
        </table:table-row>
        <table:table-row table:style-name="ro1">
          <table:table-cell office:value-type="string" calcext:value-type="string">
            <text:p>Measuring the Diversity of a Test Set With Distance Entropy</text:p>
          </table:table-cell>
        </table:table-row>
        <table:table-row table:style-name="ro1">
          <table:table-cell office:value-type="string" calcext:value-type="string">
            <text:p>Balancing trade-offs in test-suite reduction</text:p>
          </table:table-cell>
        </table:table-row>
        <table:table-row table:style-name="ro1">
          <table:table-cell office:value-type="string" calcext:value-type="string">
            <text:p>Comparing and combining test-suite reduction and regression test selection</text:p>
          </table:table-cell>
        </table:table-row>
        <table:table-row table:style-name="ro1">
          <table:table-cell office:value-type="string" calcext:value-type="string">
            <text:p>An empirical evaluation of assertions as oracles</text:p>
          </table:table-cell>
        </table:table-row>
        <table:table-row table:style-name="ro1">
          <table:table-cell office:value-type="string" calcext:value-type="string">
            <text:p>On guiding the augmentation of an automated test suite via mutation analysis</text:p>
          </table:table-cell>
        </table:table-row>
        <table:table-row table:style-name="ro1">
          <table:table-cell office:value-type="string" calcext:value-type="string">
            <text:p>Should software testers use mutation analysis to augment a test set?</text:p>
          </table:table-cell>
        </table:table-row>
        <table:table-row table:style-name="ro1">
          <table:table-cell office:value-type="string" calcext:value-type="string">
            <text:p>Better testing through oracle selection (NIER track)</text:p>
          </table:table-cell>
        </table:table-row>
        <table:table-row table:style-name="ro1">
          <table:table-cell office:value-type="string" calcext:value-type="string">
            <text:p>Automated oracle creation support, or: how I learned to stop worrying about fault propagation and love mutation testing</text:p>
          </table:table-cell>
        </table:table-row>
        <table:table-row table:style-name="ro1">
          <table:table-cell table:style-name="ce1" office:value-type="string" calcext:value-type="string">
            <text:p>Oracle-centric test case prioritization</text:p>
          </table:table-cell>
        </table:table-row>
        <table:table-row table:style-name="ro1">
          <table:table-cell office:value-type="string" calcext:value-type="string">
            <text:p>Model Clone Detector Evaluation Using Mutation Analysis</text:p>
          </table:table-cell>
        </table:table-row>
        <table:table-row table:style-name="ro1">
          <table:table-cell office:value-type="string" calcext:value-type="string">
            <text:p>Evaluating automated unit testing in sulu</text:p>
          </table:table-cell>
        </table:table-row>
        <table:table-row table:style-name="ro1">
          <table:table-cell office:value-type="string" calcext:value-type="string">
            <text:p>Location pairs: a test coverage metric for shared-memory concurrent programs</text:p>
          </table:table-cell>
        </table:table-row>
        <table:table-row table:style-name="ro1">
          <table:table-cell office:value-type="string" calcext:value-type="string">
            <text:p>Full predicate coverage for testing SQL database queries</text:p>
          </table:table-cell>
        </table:table-row>
        <table:table-row table:style-name="ro1">
          <table:table-cell office:value-type="string" calcext:value-type="string">
            <text:p>Constraint based structural testing criteria</text:p>
          </table:table-cell>
        </table:table-row>
        <table:table-row table:style-name="ro1">
          <table:table-cell office:value-type="string" calcext:value-type="string">
            <text:p>Search-based data-flow test generation</text:p>
          </table:table-cell>
        </table:table-row>
        <table:table-row table:style-name="ro1">
          <table:table-cell office:value-type="string" calcext:value-type="string">
            <text:p>Planner based error recovery testing</text:p>
          </table:table-cell>
        </table:table-row>
        <table:table-row table:style-name="ro1">
          <table:table-cell office:value-type="string" calcext:value-type="string">
            <text:p>Correlating context-awareness and mutation analysis for pervasive computing systems</text:p>
          </table:table-cell>
        </table:table-row>
        <table:table-row table:style-name="ro1">
          <table:table-cell office:value-type="string" calcext:value-type="string">
            <text:p>Experience report: how is dynamic symbolic execution different from manual testing? a study on KLEE</text:p>
          </table:table-cell>
        </table:table-row>
        <table:table-row table:style-name="ro1">
          <table:table-cell office:value-type="string" calcext:value-type="string">
            <text:p>A specification-based adaptive test case generation strategy for open operating system standards</text:p>
          </table:table-cell>
        </table:table-row>
        <table:table-row table:style-name="ro1">
          <table:table-cell office:value-type="string" calcext:value-type="string">
            <text:p>Automatically generating test data from a Boolean specification</text:p>
          </table:table-cell>
        </table:table-row>
        <table:table-row table:style-name="ro1">
          <table:table-cell office:value-type="string" calcext:value-type="string">
            <text:p>Observable modified condition/decision coverage</text:p>
          </table:table-cell>
        </table:table-row>
        <table:table-row table:style-name="ro1">
          <table:table-cell office:value-type="string" calcext:value-type="string">
            <text:p>Testing and validating machine learning classifiers by metamorphic testing</text:p>
          </table:table-cell>
        </table:table-row>
        <table:table-row table:style-name="ro1">
          <table:table-cell office:value-type="string" calcext:value-type="string">
            <text:p>Prioritizing state-based aspect tests</text:p>
          </table:table-cell>
        </table:table-row>
        <table:table-row table:style-name="ro1">
          <table:table-cell office:value-type="string" calcext:value-type="string">
            <text:p>Testing aspect-oriented programs with finite state machines</text:p>
          </table:table-cell>
        </table:table-row>
        <table:table-row table:style-name="ro1">
          <table:table-cell office:value-type="string" calcext:value-type="string">
            <text:p>Test case purification for improving fault localization</text:p>
          </table:table-cell>
        </table:table-row>
        <table:table-row table:style-name="ro1">
          <table:table-cell office:value-type="string" calcext:value-type="string">
            <text:p>Test data regeneration: generating new test data from existing test data</text:p>
          </table:table-cell>
        </table:table-row>
        <table:table-row table:style-name="ro1">
          <table:table-cell office:value-type="string" calcext:value-type="string">
            <text:p>Effective test case selection for component customization and its application to Enterprise JavaBeans</text:p>
          </table:table-cell>
        </table:table-row>
        <table:table-row table:style-name="ro1">
          <table:table-cell office:value-type="string" calcext:value-type="string">
            <text:p>Efficient Observability-based Test Generation by Dynamic Symbolic Execution</text:p>
          </table:table-cell>
        </table:table-row>
        <table:table-row table:style-name="ro1">
          <table:table-cell table:style-name="ce1" office:value-type="string" calcext:value-type="string">
            <text:p>A search-based framework for automatic testing of MATLAB/Simulink models</text:p>
          </table:table-cell>
        </table:table-row>
        <table:table-row table:style-name="ro1">
          <table:table-cell office:value-type="string" calcext:value-type="string">
            <text:p>Assertions are strongly correlated with test suite effectiveness</text:p>
          </table:table-cell>
        </table:table-row>
        <table:table-row table:style-name="ro1">
          <table:table-cell office:value-type="string" calcext:value-type="string">
            <text:p>Bridging the gap between the total and additional test-case prioritization strategies</text:p>
          </table:table-cell>
        </table:table-row>
        <table:table-row table:style-name="ro1">
          <table:table-cell office:value-type="string" calcext:value-type="string">
            <text:p>Taming coincidental correctness: Coverage refinement with context patterns to improve fault localization</text:p>
          </table:table-cell>
        </table:table-row>
        <table:table-row table:style-name="ro1">
          <table:table-cell office:value-type="string" calcext:value-type="string">
            <text:p>Time-aware test-case prioritization using integer linear programming</text:p>
          </table:table-cell>
        </table:table-row>
        <table:table-row table:style-name="ro1">
          <table:table-cell office:value-type="string" calcext:value-type="string">
            <text:p>Test generation via dynamic symbolic execution for mutation testing</text:p>
          </table:table-cell>
        </table:table-row>
        <table:table-row table:style-name="ro1">
          <table:table-cell office:value-type="string" calcext:value-type="string">
            <text:p>An empirical study of junit test-suite reduction</text:p>
          </table:table-cell>
        </table:table-row>
        <table:table-row table:style-name="ro1">
          <table:table-cell office:value-type="string" calcext:value-type="string">
            <text:p>Search-based inference of polynomial metamorphic relations</text:p>
          </table:table-cell>
        </table:table-row>
        <table:table-row table:style-name="ro1">
          <table:table-cell office:value-type="string" calcext:value-type="string">
            <text:p>JDAMA: Java database application mutation analyser</text:p>
          </table:table-cell>
        </table:table-row>
        <table:table-row table:style-name="ro1">
          <table:table-cell office:value-type="string" calcext:value-type="string">
            <text:p>Procedures for reducing the size of coverage-based test sets</text:p>
          </table:table-cell>
        </table:table-row>
      </table:table>
      <table:table table:name="assess" table:style-name="ta1">
        <table:table-column table:style-name="co1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bouTrab et al.\cite{aboutrab2013testing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table:style-name="ce1" office:value-type="string" calcext:value-type="string">
            <text:p>Ali et al.\cite{ali2007state}</text:p>
          </table:table-cell>
          <table:table-cell table:style-name="ce1"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Andrews et al.\cite{andrews2003general} </text:p>
          </table:table-cell>
          <table:table-cell office:value-type="string" calcext:value-type="string">
            <text:p><text:s/>test oracle</text:p>
          </table:table-cell>
        </table:table-row>
        <table:table-row table:style-name="ro1">
          <table:table-cell office:value-type="string" calcext:value-type="string">
            <text:p>Andrews et al.\cite{andrews2006using} </text:p>
          </table:table-cell>
          <table:table-cell office:value-type="string" calcext:value-type="string">
            <text:p><text:s/>test strategy evaluation </text:p>
          </table:table-cell>
        </table:table-row>
        <table:table-row table:style-name="ro1">
          <table:table-cell office:value-type="string" calcext:value-type="string">
            <text:p>Androutsopoulos et al.\cite{androutsopoulos2014analysis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Antoniol et al.\cite{antoniol2002case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Arcaini et al.\cite{arcaini2015using}</text:p>
          </table:table-cell>
          <table:table-cell office:value-type="string" calcext:value-type="string">
            <text:p>model review</text:p>
          </table:table-cell>
        </table:table-row>
        <table:table-row table:style-name="ro1">
          <table:table-cell office:value-type="string" calcext:value-type="string">
            <text:p>Arcuri and Briand\cite{arcuri2011adaptive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Asoudeh and Labiche\cite{asoudeh2014multi}</text:p>
          </table:table-cell>
          <table:table-cell office:value-type="string" calcext:value-type="string">
            <text:p>test data generation</text:p>
          </table:table-cell>
        </table:table-row>
        <table:table-row table:style-name="ro1">
          <table:table-cell office:value-type="string" calcext:value-type="string">
            <text:p>Au{\ss}erlechner et al.\cite{ausserlechner2013right}</text:p>
          </table:table-cell>
          <table:table-cell office:value-type="string" calcext:value-type="string">
            <text:p>fault localisation</text:p>
          </table:table-cell>
        </table:table-row>
        <table:table-row table:style-name="ro1">
          <table:table-cell office:value-type="string" calcext:value-type="string">
            <text:p>Baker and Habli\cite{baker2013empirical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Bandyopadhyay and Ghosh\cite{bandyopadhyay2009test}</text:p>
          </table:table-cell>
          <table:table-cell office:value-type="string" calcext:value-type="string">
            <text:p>test data generation</text:p>
          </table:table-cell>
        </table:table-row>
        <table:table-row table:style-name="ro1">
          <table:table-cell office:value-type="string" calcext:value-type="string">
            <text:p>Belli et al.\cite{belli2011mutation}</text:p>
          </table:table-cell>
          <table:table-cell office:value-type="string" calcext:value-type="string">
            <text:p>test data generation, test strategy evaluation</text:p>
          </table:table-cell>
        </table:table-row>
        <table:table-row table:style-name="ro1">
          <table:table-cell office:value-type="string" calcext:value-type="string">
            <text:p>Bertolino et al.\cite{bertolino2012automatic}</text:p>
          </table:table-cell>
          <table:table-cell office:value-type="string" calcext:value-type="string">
            <text:p>test data generation, test strategy evaluation</text:p>
          </table:table-cell>
        </table:table-row>
        <table:table-row table:style-name="ro1">
          <table:table-cell office:value-type="string" calcext:value-type="string">
            <text:p>Briand et al.\cite{briand2004assessing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Briand et al.\cite{briand2004using} </text:p>
          </table:table-cell>
          <table:table-cell office:value-type="string" calcext:value-type="string">
            <text:p><text:s/>test strategy evaluation </text:p>
          </table:table-cell>
        </table:table-row>
        <table:table-row table:style-name="ro1">
          <table:table-cell office:value-type="string" calcext:value-type="string">
            <text:p>Briand et al.\cite{briand2005improving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Cai et al.and Lyu\cite{cai2005effect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Chae et al.\cite{chae2011automated}</text:p>
          </table:table-cell>
          <table:table-cell office:value-type="string" calcext:value-type="string">
            <text:p>test data generation, test-suite reduction</text:p>
          </table:table-cell>
        </table:table-row>
        <table:table-row table:style-name="ro1">
          <table:table-cell office:value-type="string" calcext:value-type="string">
            <text:p>Cheon\cite{cheon2007abstraction}</text:p>
          </table:table-cell>
          <table:table-cell office:value-type="string" calcext:value-type="string">
            <text:p><text:s/>test oracle</text:p>
          </table:table-cell>
        </table:table-row>
        <table:table-row table:style-name="ro1">
          <table:table-cell office:value-type="string" calcext:value-type="string">
            <text:p>Chevalley and Th{\'e}venod-Fosse\cite{chevalley2001empirical}</text:p>
          </table:table-cell>
          <table:table-cell office:value-type="string" calcext:value-type="string">
            <text:p>test data generation</text:p>
          </table:table-cell>
        </table:table-row>
        <table:table-row table:style-name="ro1">
          <table:table-cell office:value-type="string" calcext:value-type="string">
            <text:p>Czemerinski et al.\cite{czemerinski2013behaviour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Czemerinski et al.\cite{czemerinski2015behaviour} </text:p>
          </table:table-cell>
          <table:table-cell office:value-type="string" calcext:value-type="string">
            <text:p><text:s/>test strategy evaluation </text:p>
          </table:table-cell>
        </table:table-row>
        <table:table-row table:style-name="ro1">
          <table:table-cell office:value-type="string" calcext:value-type="string">
            <text:p>Delamare et al.\cite{delamare2011approach}</text:p>
          </table:table-cell>
          <table:table-cell office:value-type="string" calcext:value-type="string">
            <text:p><text:s/>test oracle</text:p>
          </table:table-cell>
        </table:table-row>
        <table:table-row table:style-name="ro1">
          <table:table-cell office:value-type="string" calcext:value-type="string">
            <text:p>Denaro et al.\cite{denaro2015dynamic} </text:p>
          </table:table-cell>
          <table:table-cell office:value-type="string" calcext:value-type="string">
            <text:p><text:s/>test data generation </text:p>
          </table:table-cell>
        </table:table-row>
        <table:table-row table:style-name="ro1">
          <table:table-cell office:value-type="string" calcext:value-type="string">
            <text:p>Do and Rothermel\cite{do2005controlled}</text:p>
          </table:table-cell>
          <table:table-cell office:value-type="string" calcext:value-type="string">
            <text:p>test case prioritisation</text:p>
          </table:table-cell>
        </table:table-row>
        <table:table-row table:style-name="ro1">
          <table:table-cell office:value-type="string" calcext:value-type="string">
            <text:p>Do and Rothermel\cite{do2006use}</text:p>
          </table:table-cell>
          <table:table-cell office:value-type="string" calcext:value-type="string">
            <text:p>test case prioritisation</text:p>
          </table:table-cell>
        </table:table-row>
        <table:table-row table:style-name="ro1">
          <table:table-cell office:value-type="string" calcext:value-type="string">
            <text:p>Do et al.\cite{do2008empirical}</text:p>
          </table:table-cell>
          <table:table-cell office:value-type="string" calcext:value-type="string">
            <text:p>test case prioritisation</text:p>
          </table:table-cell>
        </table:table-row>
        <table:table-row table:style-name="ro1">
          <table:table-cell office:value-type="string" calcext:value-type="string">
            <text:p>Duran and Ntafos\cite{duran1984evaluation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Edwards and Shams\cite{edwards2014comparing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Edwards\cite{edwards2000black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Fang et al.\cite{fang2014similarity} </text:p>
          </table:table-cell>
          <table:table-cell office:value-type="string" calcext:value-type="string">
            <text:p><text:s/>test case prioritisation </text:p>
          </table:table-cell>
        </table:table-row>
        <table:table-row table:style-name="ro1">
          <table:table-cell office:value-type="string" calcext:value-type="string">
            <text:p>Fraser and Walkinshaw\cite{fraser2015assessing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Gay et al.\cite{gay2015risks} <text:s/></text:p>
          </table:table-cell>
          <table:table-cell office:value-type="string" calcext:value-type="string">
            <text:p><text:s/>test data generation, test suite reduction</text:p>
          </table:table-cell>
        </table:table-row>
        <table:table-row table:style-name="ro1">
          <table:table-cell office:value-type="string" calcext:value-type="string">
            <text:p>Gligoric et al.\cite{gligoric2013comparing} </text:p>
          </table:table-cell>
          <table:table-cell office:value-type="string" calcext:value-type="string">
            <text:p><text:s/>test strategy evaluation </text:p>
          </table:table-cell>
        </table:table-row>
        <table:table-row table:style-name="ro1">
          <table:table-cell office:value-type="string" calcext:value-type="string">
            <text:p>Gonzalez-Sanchez et al.\cite{gonzalez2011prioritizing}</text:p>
          </table:table-cell>
          <table:table-cell office:value-type="string" calcext:value-type="string">
            <text:p>fault localisation</text:p>
          </table:table-cell>
        </table:table-row>
        <table:table-row table:style-name="ro1">
          <table:table-cell office:value-type="string" calcext:value-type="string">
            <text:p>Gopinath et al.\cite{gopinath2014code} </text:p>
          </table:table-cell>
          <table:table-cell office:value-type="string" calcext:value-type="string">
            <text:p><text:s/>test strategy evaluation </text:p>
          </table:table-cell>
        </table:table-row>
        <table:table-row table:style-name="ro1">
          <table:table-cell office:value-type="string" calcext:value-type="string">
            <text:p>Gupta and Jalote\cite{gupta2007test}</text:p>
          </table:table-cell>
          <table:table-cell office:value-type="string" calcext:value-type="string">
            <text:p>fault localisation, program repairing</text:p>
          </table:table-cell>
        </table:table-row>
        <table:table-row table:style-name="ro1">
          <table:table-cell office:value-type="string" calcext:value-type="string">
            <text:p>Hao et al.\cite{hao2014unified} </text:p>
          </table:table-cell>
          <table:table-cell office:value-type="string" calcext:value-type="string">
            <text:p><text:s/>test case prioritisation </text:p>
          </table:table-cell>
        </table:table-row>
        <table:table-row table:style-name="ro1">
          <table:table-cell office:value-type="string" calcext:value-type="string">
            <text:p>Hennessy and Power\cite{hennessy2008analysing} </text:p>
          </table:table-cell>
          <table:table-cell office:value-type="string" calcext:value-type="string">
            <text:p><text:s/>test-suite reduction </text:p>
          </table:table-cell>
        </table:table-row>
        <table:table-row table:style-name="ro1">
          <table:table-cell office:value-type="string" calcext:value-type="string">
            <text:p>Hofer and Wotawa\cite{hofer2014does}</text:p>
          </table:table-cell>
          <table:table-cell office:value-type="string" calcext:value-type="string">
            <text:p>fault localisation</text:p>
          </table:table-cell>
        </table:table-row>
        <table:table-row table:style-name="ro1">
          <table:table-cell office:value-type="string" calcext:value-type="string">
            <text:p>Hofer et al.\cite{hofer2015empirical}</text:p>
          </table:table-cell>
          <table:table-cell office:value-type="string" calcext:value-type="string">
            <text:p>fault localisation</text:p>
          </table:table-cell>
        </table:table-row>
        <table:table-row table:style-name="ro1">
          <table:table-cell table:style-name="ce1" office:value-type="string" calcext:value-type="string">
            <text:p>Holt et al.\cite{holt2012state}</text:p>
          </table:table-cell>
          <table:table-cell table:style-name="ce1"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Hong et al.\cite{hong2013impact} </text:p>
          </table:table-cell>
          <table:table-cell office:value-type="string" calcext:value-type="string">
            <text:p><text:s/>test strategy evaluation </text:p>
          </table:table-cell>
        </table:table-row>
        <table:table-row table:style-name="ro1">
          <table:table-cell office:value-type="string" calcext:value-type="string">
            <text:p>Hong et al.\cite{hong2015concurrency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Inozemtseva et al.\cite{inozemtseva2014coverage} </text:p>
          </table:table-cell>
          <table:table-cell office:value-type="string" calcext:value-type="string">
            <text:p><text:s/>test strategy evaluation </text:p>
          </table:table-cell>
        </table:table-row>
        <table:table-row table:style-name="ro1">
          <table:table-cell office:value-type="string" calcext:value-type="string">
            <text:p>Jee et al.\cite{jee2014automated}</text:p>
          </table:table-cell>
          <table:table-cell office:value-type="string" calcext:value-type="string">
            <text:p>test data generation</text:p>
          </table:table-cell>
        </table:table-row>
        <table:table-row table:style-name="ro1">
          <table:table-cell office:value-type="string" calcext:value-type="string">
            <text:p>Jolly et al.\cite{jolly2012automated} </text:p>
          </table:table-cell>
          <table:table-cell office:value-type="string" calcext:value-type="string">
            <text:p><text:s/>test strategy evaluation </text:p>
          </table:table-cell>
        </table:table-row>
        <table:table-row table:style-name="ro1">
          <table:table-cell office:value-type="string" calcext:value-type="string">
            <text:p>Kanewala and Bieman\cite{kanewala2013using}</text:p>
          </table:table-cell>
          <table:table-cell office:value-type="string" calcext:value-type="string">
            <text:p>test oracle</text:p>
          </table:table-cell>
        </table:table-row>
        <table:table-row table:style-name="ro1">
          <table:table-cell office:value-type="string" calcext:value-type="string">
            <text:p>Kapfhammer et al.\cite{kapfhammer2013search}</text:p>
          </table:table-cell>
          <table:table-cell office:value-type="string" calcext:value-type="string">
            <text:p>test data generation</text:p>
          </table:table-cell>
        </table:table-row>
        <table:table-row table:style-name="ro1">
          <table:table-cell office:value-type="string" calcext:value-type="string">
            <text:p>Khalil and Labiche\cite{khalil2010round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Kim et al.\cite{kim2001investigating} </text:p>
          </table:table-cell>
          <table:table-cell office:value-type="string" calcext:value-type="string">
            <text:p><text:s/>test strategy evaluation </text:p>
          </table:table-cell>
        </table:table-row>
        <table:table-row table:style-name="ro1">
          <table:table-cell office:value-type="string" calcext:value-type="string">
            <text:p>Koster and Kao\cite{koster2007state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Kracht et al.\cite{kracht2014empirically} </text:p>
          </table:table-cell>
          <table:table-cell office:value-type="string" calcext:value-type="string">
            <text:p><text:s/>test data generation </text:p>
          </table:table-cell>
        </table:table-row>
        <table:table-row table:style-name="ro1">
          <table:table-cell office:value-type="string" calcext:value-type="string">
            <text:p>Lazaar et al.\cite{lazaar2011framework}</text:p>
          </table:table-cell>
          <table:table-cell office:value-type="string" calcext:value-type="string">
            <text:p>program repairing</text:p>
          </table:table-cell>
        </table:table-row>
        <table:table-row table:style-name="ro1">
          <table:table-cell office:value-type="string" calcext:value-type="string">
            <text:p>Le Traon et al.\cite{le2006design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Le Traon et al.\cite{le2007testing}</text:p>
          </table:table-cell>
          <table:table-cell office:value-type="string" calcext:value-type="string">
            <text:p>test strategy evaluation, test-suite selection</text:p>
          </table:table-cell>
        </table:table-row>
        <table:table-row table:style-name="ro1">
          <table:table-cell office:value-type="string" calcext:value-type="string">
            <text:p>Lei <text:s/>and Andrews\cite{lei2005minimization}</text:p>
          </table:table-cell>
          <table:table-cell office:value-type="string" calcext:value-type="string">
            <text:p>test case minimisation</text:p>
          </table:table-cell>
        </table:table-row>
        <table:table-row table:style-name="ro1">
          <table:table-cell office:value-type="string" calcext:value-type="string">
            <text:p>Li et al.\cite{li2007practical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Loyala et al.\cite{loyola2014dodona} </text:p>
          </table:table-cell>
          <table:table-cell office:value-type="string" calcext:value-type="string">
            <text:p>test oracle</text:p>
          </table:table-cell>
        </table:table-row>
        <table:table-row table:style-name="ro1">
          <table:table-cell office:value-type="string" calcext:value-type="string">
            <text:p>Mayer and Guderlei\cite{mayer2006random}</text:p>
          </table:table-cell>
          <table:table-cell office:value-type="string" calcext:value-type="string">
            <text:p>test data generation, test strategy evaluation</text:p>
          </table:table-cell>
        </table:table-row>
        <table:table-row table:style-name="ro1">
          <table:table-cell office:value-type="string" calcext:value-type="string">
            <text:p>Mayer and Schneckenburger\cite{mayer2006empirical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Mcminn et al.\cite{mcminn2015effectiveness}</text:p>
          </table:table-cell>
          <table:table-cell office:value-type="string" calcext:value-type="string">
            <text:p>test strategy evaluation, test data generation</text:p>
          </table:table-cell>
        </table:table-row>
        <table:table-row table:style-name="ro1">
          <table:table-cell office:value-type="string" calcext:value-type="string">
            <text:p>Milani et al.\cite{milani2014leveraging} </text:p>
          </table:table-cell>
          <table:table-cell office:value-type="string" calcext:value-type="string">
            <text:p><text:s/>test data generation </text:p>
          </table:table-cell>
        </table:table-row>
        <table:table-row table:style-name="ro1">
          <table:table-cell office:value-type="string" calcext:value-type="string">
            <text:p>Miller and Strooper\cite{miller2012case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Mirshokraie\cite{mirshokraie2014effective}</text:p>
          </table:table-cell>
          <table:table-cell office:value-type="string" calcext:value-type="string">
            <text:p>test data generation, test strategy evaluation</text:p>
          </table:table-cell>
        </table:table-row>
        <table:table-row table:style-name="ro1">
          <table:table-cell office:value-type="string" calcext:value-type="string">
            <text:p>Mottu et al.\cite{mottu2012static}</text:p>
          </table:table-cell>
          <table:table-cell office:value-type="string" calcext:value-type="string">
            <text:p>test data generation</text:p>
          </table:table-cell>
        </table:table-row>
        <table:table-row table:style-name="ro1">
          <table:table-cell office:value-type="string" calcext:value-type="string">
            <text:p>Mouchawrab et al.\cite{mouchawrab2007assessing} </text:p>
          </table:table-cell>
          <table:table-cell office:value-type="string" calcext:value-type="string">
            <text:p><text:s/>test data generation</text:p>
          </table:table-cell>
        </table:table-row>
        <table:table-row table:style-name="ro1">
          <table:table-cell office:value-type="string" calcext:value-type="string">
            <text:p>Mouchawrab et al.\cite{mouchawrab2011assessing} </text:p>
          </table:table-cell>
          <table:table-cell office:value-type="string" calcext:value-type="string">
            <text:p><text:s/>test data generation</text:p>
          </table:table-cell>
        </table:table-row>
        <table:table-row table:style-name="ro1">
          <table:table-cell office:value-type="string" calcext:value-type="string">
            <text:p>Namin and Andrews\cite{namin2009influence} </text:p>
          </table:table-cell>
          <table:table-cell office:value-type="string" calcext:value-type="string">
            <text:p><text:s/>test strategy evaluation </text:p>
          </table:table-cell>
        </table:table-row>
        <table:table-row table:style-name="ro1">
          <table:table-cell office:value-type="string" calcext:value-type="string">
            <text:p>Ntafos\cite{ntafos1984evaluation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Ntafos\cite{ntafos1984required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Offutt and Liu\cite{offutt1999generating}</text:p>
          </table:table-cell>
          <table:table-cell office:value-type="string" calcext:value-type="string">
            <text:p>test data generation</text:p>
          </table:table-cell>
        </table:table-row>
        <table:table-row table:style-name="ro1">
          <table:table-cell office:value-type="string" calcext:value-type="string">
            <text:p>Papadakis et al.\cite{papadakis2014sampling} </text:p>
          </table:table-cell>
          <table:table-cell office:value-type="string" calcext:value-type="string">
            <text:p><text:s/>test-suite selection </text:p>
          </table:table-cell>
        </table:table-row>
        <table:table-row table:style-name="ro1">
          <table:table-cell office:value-type="string" calcext:value-type="string">
            <text:p>Pinte et al.\cite{pinte2008techniques}</text:p>
          </table:table-cell>
          <table:table-cell office:value-type="string" calcext:value-type="string">
            <text:p>test data generation</text:p>
          </table:table-cell>
        </table:table-row>
        <table:table-row table:style-name="ro1">
          <table:table-cell office:value-type="string" calcext:value-type="string">
            <text:p>Pretschner et al.\cite{pretschner2008model}</text:p>
          </table:table-cell>
          <table:table-cell office:value-type="string" calcext:value-type="string">
            <text:p>test data generation, test strategy evaluation</text:p>
          </table:table-cell>
        </table:table-row>
        <table:table-row table:style-name="ro1">
          <table:table-cell office:value-type="string" calcext:value-type="string">
            <text:p>Qu et al.\cite{qu2007combinatorial} </text:p>
          </table:table-cell>
          <table:table-cell office:value-type="string" calcext:value-type="string">
            <text:p><text:s/>test data generation, test case prioritisation </text:p>
          </table:table-cell>
        </table:table-row>
        <table:table-row table:style-name="ro1">
          <table:table-cell office:value-type="string" calcext:value-type="string">
            <text:p>Qu et al.\cite{qu2012configuration} </text:p>
          </table:table-cell>
          <table:table-cell office:value-type="string" calcext:value-type="string">
            <text:p><text:s/>test-suite selection </text:p>
          </table:table-cell>
        </table:table-row>
        <table:table-row table:style-name="ro1">
          <table:table-cell office:value-type="string" calcext:value-type="string">
            <text:p>Rubab et al.\cite{rubab2014model}</text:p>
          </table:table-cell>
          <table:table-cell office:value-type="string" calcext:value-type="string">
            <text:p>test data generation</text:p>
          </table:table-cell>
        </table:table-row>
        <table:table-row table:style-name="ro1">
          <table:table-cell office:value-type="string" calcext:value-type="string">
            <text:p>Rutherford et al.\cite{rutherford2008evaluating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Schuler and Zeller\cite{schuler2011assessing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Schuler and Zeller\cite{schuler2013checked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Segura et al.\cite{segura2010automated}</text:p>
          </table:table-cell>
          <table:table-cell office:value-type="string" calcext:value-type="string">
            <text:p>test data generation</text:p>
          </table:table-cell>
        </table:table-row>
        <table:table-row table:style-name="ro1">
          <table:table-cell office:value-type="string" calcext:value-type="string">
            <text:p>Shahamiri et al.\cite{shahamiri2012artificial}</text:p>
          </table:table-cell>
          <table:table-cell office:value-type="string" calcext:value-type="string">
            <text:p>test oracle</text:p>
          </table:table-cell>
        </table:table-row>
        <table:table-row table:style-name="ro1">
          <table:table-cell office:value-type="string" calcext:value-type="string">
            <text:p>Shi et al. \cite{shi2015measuring} </text:p>
          </table:table-cell>
          <table:table-cell office:value-type="string" calcext:value-type="string">
            <text:p><text:s/>test strategy evaluation </text:p>
          </table:table-cell>
        </table:table-row>
        <table:table-row table:style-name="ro1">
          <table:table-cell office:value-type="string" calcext:value-type="string">
            <text:p>Shi et al.\cite{shi2015comparing}</text:p>
          </table:table-cell>
          <table:table-cell office:value-type="string" calcext:value-type="string">
            <text:p>test-suite reduction</text:p>
          </table:table-cell>
        </table:table-row>
        <table:table-row table:style-name="ro1">
          <table:table-cell office:value-type="string" calcext:value-type="string">
            <text:p>Shrestha and Rutherford\cite{shrestha2011empirical}</text:p>
          </table:table-cell>
          <table:table-cell office:value-type="string" calcext:value-type="string">
            <text:p>test oracle</text:p>
          </table:table-cell>
        </table:table-row>
        <table:table-row table:style-name="ro1">
          <table:table-cell office:value-type="string" calcext:value-type="string">
            <text:p>Staats et al.\cite{staats2011better} </text:p>
          </table:table-cell>
          <table:table-cell office:value-type="string" calcext:value-type="string">
            <text:p>test oracle</text:p>
          </table:table-cell>
        </table:table-row>
        <table:table-row table:style-name="ro1">
          <table:table-cell office:value-type="string" calcext:value-type="string">
            <text:p>Staats et al.\cite{staats2012oracle}</text:p>
          </table:table-cell>
          <table:table-cell office:value-type="string" calcext:value-type="string">
            <text:p>test case prioritisation</text:p>
          </table:table-cell>
        </table:table-row>
        <table:table-row table:style-name="ro1">
          <table:table-cell office:value-type="string" calcext:value-type="string">
            <text:p>Stephan and Cordy\cite{stephan2014model}</text:p>
          </table:table-cell>
          <table:table-cell office:value-type="string" calcext:value-type="string">
            <text:p>model clone detection</text:p>
          </table:table-cell>
        </table:table-row>
        <table:table-row table:style-name="ro1">
          <table:table-cell office:value-type="string" calcext:value-type="string">
            <text:p>Tan and Edwards\cite{tan2008evaluating}</text:p>
          </table:table-cell>
          <table:table-cell office:value-type="string" calcext:value-type="string">
            <text:p>test data generation, test strategy evaluation</text:p>
          </table:table-cell>
        </table:table-row>
        <table:table-row table:style-name="ro1">
          <table:table-cell office:value-type="string" calcext:value-type="string">
            <text:p>Tasiran et al.\cite{tasiran2012location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Tuya et al.\cite{tuya2010full} </text:p>
          </table:table-cell>
          <table:table-cell office:value-type="string" calcext:value-type="string">
            <text:p><text:s/>test strategy evaluation </text:p>
          </table:table-cell>
        </table:table-row>
        <table:table-row table:style-name="ro1">
          <table:table-cell office:value-type="string" calcext:value-type="string">
            <text:p>Vergilio et al.\cite{vergilio2006constraint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Wang et al.\cite{wang2010correlating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Wang et al.\cite{wang2015experience} </text:p>
          </table:table-cell>
          <table:table-cell office:value-type="string" calcext:value-type="string">
            <text:p><text:s/>test data generation </text:p>
          </table:table-cell>
        </table:table-row>
        <table:table-row table:style-name="ro1">
          <table:table-cell office:value-type="string" calcext:value-type="string">
            <text:p>Watanabe and Sakamura\cite{watanabe1996specification}</text:p>
          </table:table-cell>
          <table:table-cell office:value-type="string" calcext:value-type="string">
            <text:p>test data generation</text:p>
          </table:table-cell>
        </table:table-row>
        <table:table-row table:style-name="ro1">
          <table:table-cell office:value-type="string" calcext:value-type="string">
            <text:p>Weyuker et al.\cite{weyuker1994automatically}</text:p>
          </table:table-cell>
          <table:table-cell office:value-type="string" calcext:value-type="string">
            <text:p>test data generation</text:p>
          </table:table-cell>
        </table:table-row>
        <table:table-row table:style-name="ro1">
          <table:table-cell office:value-type="string" calcext:value-type="string">
            <text:p>Whalen et al.\cite{whalen2013observable} </text:p>
          </table:table-cell>
          <table:table-cell office:value-type="string" calcext:value-type="string">
            <text:p><text:s/>test strategy evaluation </text:p>
          </table:table-cell>
        </table:table-row>
        <table:table-row table:style-name="ro1">
          <table:table-cell office:value-type="string" calcext:value-type="string">
            <text:p>Xie et al.\cite{xie2011testing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Xu and Ding\cite{xu2010prioritizing}</text:p>
          </table:table-cell>
          <table:table-cell office:value-type="string" calcext:value-type="string">
            <text:p>test case prioritisation</text:p>
          </table:table-cell>
        </table:table-row>
        <table:table-row table:style-name="ro1">
          <table:table-cell office:value-type="string" calcext:value-type="string">
            <text:p>Xu et al.\cite{xu2012testing}</text:p>
          </table:table-cell>
          <table:table-cell office:value-type="string" calcext:value-type="string">
            <text:p>test strategy evaluation</text:p>
          </table:table-cell>
        </table:table-row>
        <table:table-row table:style-name="ro1">
          <table:table-cell office:value-type="string" calcext:value-type="string">
            <text:p>Xuan and Monperrus\cite{xuan2014test} </text:p>
          </table:table-cell>
          <table:table-cell office:value-type="string" calcext:value-type="string">
            <text:p><text:s/>fault localisation </text:p>
          </table:table-cell>
        </table:table-row>
        <table:table-row table:style-name="ro1">
          <table:table-cell office:value-type="string" calcext:value-type="string">
            <text:p>Yoo and Harman\cite{yoo2012test}</text:p>
          </table:table-cell>
          <table:table-cell office:value-type="string" calcext:value-type="string">
            <text:p>test data generation</text:p>
          </table:table-cell>
        </table:table-row>
        <table:table-row table:style-name="ro1">
          <table:table-cell office:value-type="string" calcext:value-type="string">
            <text:p>Yoon and Choi\cite{yoon2004effective}</text:p>
          </table:table-cell>
          <table:table-cell office:value-type="string" calcext:value-type="string">
            <text:p>test-suite selection</text:p>
          </table:table-cell>
        </table:table-row>
        <table:table-row table:style-name="ro1">
          <table:table-cell office:value-type="string" calcext:value-type="string">
            <text:p>You et al.\cite{you2015efficient} </text:p>
          </table:table-cell>
          <table:table-cell office:value-type="string" calcext:value-type="string">
            <text:p><text:s/>test data generation </text:p>
          </table:table-cell>
        </table:table-row>
        <table:table-row table:style-name="ro1">
          <table:table-cell office:value-type="string" calcext:value-type="string">
            <text:p>Zhang and Mesbah\cite{zhang2015assertions} </text:p>
          </table:table-cell>
          <table:table-cell office:value-type="string" calcext:value-type="string">
            <text:p><text:s/>test strategy evaluation </text:p>
          </table:table-cell>
        </table:table-row>
        <table:table-row table:style-name="ro1">
          <table:table-cell office:value-type="string" calcext:value-type="string">
            <text:p>Zhang et al. \cite{zhang2013bridging} </text:p>
          </table:table-cell>
          <table:table-cell office:value-type="string" calcext:value-type="string">
            <text:p><text:s/>test case prioritisation </text:p>
          </table:table-cell>
        </table:table-row>
        <table:table-row table:style-name="ro1">
          <table:table-cell office:value-type="string" calcext:value-type="string">
            <text:p>Zhang et al.\cite{wang2009taming} </text:p>
          </table:table-cell>
          <table:table-cell office:value-type="string" calcext:value-type="string">
            <text:p><text:s/>fault localisation </text:p>
          </table:table-cell>
        </table:table-row>
        <table:table-row table:style-name="ro1">
          <table:table-cell office:value-type="string" calcext:value-type="string">
            <text:p>Zhang et al.\cite{zhang2009time}</text:p>
          </table:table-cell>
          <table:table-cell office:value-type="string" calcext:value-type="string">
            <text:p>test case prioritisation</text:p>
          </table:table-cell>
        </table:table-row>
        <table:table-row table:style-name="ro1">
          <table:table-cell office:value-type="string" calcext:value-type="string">
            <text:p>Zhang et al.\cite{zhang2011empirical} </text:p>
          </table:table-cell>
          <table:table-cell office:value-type="string" calcext:value-type="string">
            <text:p><text:s/>test-suite reduction </text:p>
          </table:table-cell>
        </table:table-row>
        <table:table-row table:style-name="ro1">
          <table:table-cell office:value-type="string" calcext:value-type="string">
            <text:p>Zhang et al.\cite{zhang2014search}</text:p>
          </table:table-cell>
          <table:table-cell office:value-type="string" calcext:value-type="string">
            <text:p>test oracle</text:p>
          </table:table-cell>
        </table:table-row>
        <table:table-row table:style-name="ro1">
          <table:table-cell office:value-type="string" calcext:value-type="string">
            <text:p>Zhou and Frankl\cite{zhou2011jdama} </text:p>
          </table:table-cell>
          <table:table-cell office:value-type="string" calcext:value-type="string">
            <text:p><text:s/>test data generation, test strategy evaluation </text:p>
          </table:table-cell>
        </table:table-row>
        <table:table-row table:style-name="ro1" table:number-rows-repeated="1048416">
          <table:table-cell table:number-columns-repeated="2"/>
        </table:table-row>
        <table:table-row table:style-name="ro1">
          <table:table-cell table:style-name="ce1" table:number-columns-repeated="2"/>
        </table:table-row>
        <table:table-row table:style-name="ro1" table:number-rows-repeated="39">
          <table:table-cell table:number-columns-repeated="2"/>
        </table:table-row>
        <table:table-row table:style-name="ro1">
          <table:table-cell table:style-name="ce1" table:number-columns-repeated="2"/>
        </table:table-row>
      </table:table>
      <table:table table:name="guid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Aichernig et al.\cite{aichernig2011efficient}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test data to kill mutants (model-based)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<text:s/>traditional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ichernig et al.\cite{aichernig2015killing}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test data to kill mutants (model-based)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tradi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din et al.\cite{bardin2015sound}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weak mutant killable conditions</text:p>
          </table:table-cell>
          <table:table-cell office:value-type="string" calcext:value-type="string">
            <text:p>no evalu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udry et al.\cite{baudry2000building}</text:p>
          </table:table-cell>
          <table:table-cell office:value-type="string" calcext:value-type="string">
            <text:p>test data generation (optimisation)</text:p>
          </table:table-cell>
          <table:table-cell office:value-type="string" calcext:value-type="string">
            <text:p>use mutation score to optimise test data based on an initial test set</text:p>
          </table:table-cell>
          <table:table-cell office:value-type="string" calcext:value-type="string">
            <text:p>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udry et al.\cite{baudry2002genes}</text:p>
          </table:table-cell>
          <table:table-cell office:value-type="string" calcext:value-type="string">
            <text:p>test data generation (optimisation)</text:p>
          </table:table-cell>
          <table:table-cell office:value-type="string" calcext:value-type="string">
            <text:p>use mutation score to optimise test data based on an initial test set</text:p>
          </table:table-cell>
          <table:table-cell office:value-type="string" calcext:value-type="string">
            <text:p>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udry et al.\cite{baudry2005genetic}</text:p>
          </table:table-cell>
          <table:table-cell office:value-type="string" calcext:value-type="string">
            <text:p>test data generation (optimisation)</text:p>
          </table:table-cell>
          <table:table-cell office:value-type="string" calcext:value-type="string">
            <text:p>use mutation score to optimise test data based on an initial test set</text:p>
          </table:table-cell>
          <table:table-cell office:value-type="string" calcext:value-type="string">
            <text:p>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li and Beyaz{\i}t\cite{belli2015exploiting}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test data to kill mutants (model-based)</text:p>
          </table:table-cell>
          <table:table-cell office:value-type="string" calcext:value-type="string">
            <text:p>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n et al.\cite{chen2002can} </text:p>
          </table:table-cell>
          <table:table-cell office:value-type="string" calcext:value-type="string">
            <text:p>test strategy evaluation </text:p>
          </table:table-cell>
          <table:table-cell office:value-type="string" calcext:value-type="string">
            <text:p>use mutants to estimate fault-exposing potential</text:p>
          </table:table-cell>
          <table:table-cell office:value-type="string" calcext:value-type="string">
            <text:p>Hand-seed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illi and Offutt\cite{demilli1991constraint} 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weak mutant killable conditions</text:p>
          </table:table-cell>
          <table:table-cell office:value-type="string" calcext:value-type="string">
            <text:p>mutati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illo and Offutt\cite{demillo1993experimental}</text:p>
          </table:table-cell>
          <table:table-cell office:value-type="string" calcext:value-type="string">
            <text:p>test data generation (automatic) </text:p>
          </table:table-cell>
          <table:table-cell office:value-type="string" calcext:value-type="string">
            <text:p>generate weak mutant killable conditions</text:p>
          </table:table-cell>
          <table:table-cell office:value-type="string" calcext:value-type="string">
            <text:p>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 Nardo et al.\cite{di2015generating}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test data to kill mutants (model-based)</text:p>
          </table:table-cell>
          <table:table-cell office:value-type="string" calcext:value-type="string">
            <text:p>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baum et al.\cite{elbaum2002test}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use mutants to estimate fault-exposing potential</text:p>
          </table:table-cell>
          <table:table-cell office:value-type="string" calcext:value-type="string">
            <text:p>Hand-seed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ser and Walkinshaw\cite{fraser2015assessing}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weak mutant killable conditions</text:p>
          </table:table-cell>
          <table:table-cell office:value-type="string" calcext:value-type="string">
            <text:p>mutati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ser and Zeller\cite{fraser2012mutation} </text:p>
          </table:table-cell>
          <table:table-cell office:value-type="string" calcext:value-type="string">
            <text:p>test data generation (automatic), test oracle, test-case minimisation </text:p>
          </table:table-cell>
          <table:table-cell office:value-type="string" calcext:value-type="string">
            <text:p>generate strong mutant killable conditions (mutant impact)</text:p>
          </table:table-cell>
          <table:table-cell office:value-type="string" calcext:value-type="string">
            <text:p>mutati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ser et al.\cite{fraser2013does}</text:p>
          </table:table-cell>
          <table:table-cell office:value-type="string" calcext:value-type="string">
            <text:p>test data generation (manual vs automatic)</text:p>
          </table:table-cell>
          <table:table-cell office:value-type="string" calcext:value-type="string">
            <text:p>use mutation analysis to generate assertion based on the behavior of the program</text:p>
          </table:table-cell>
          <table:table-cell office:value-type="string" calcext:value-type="string">
            <text:p>hand-seeded + 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ser et al.\cite{fraser2015achieving}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weak/strong mutant killable conditions for test data generation</text:p>
          </table:table-cell>
          <table:table-cell office:value-type="string" calcext:value-type="string">
            <text:p>mutati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y et al.\cite{gay2015automated}</text:p>
          </table:table-cell>
          <table:table-cell office:value-type="string" calcext:value-type="string">
            <text:p>test oracle</text:p>
          </table:table-cell>
          <table:table-cell office:value-type="string" calcext:value-type="string">
            <text:p>rank variables (for test oracle) according to killed mutants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evaluation 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o et al.\cite{hao2012demand}</text:p>
          </table:table-cell>
          <table:table-cell office:value-type="string" calcext:value-type="string">
            <text:p>test-suite reduction</text:p>
          </table:table-cell>
          <table:table-cell office:value-type="string" calcext:value-type="string">
            <text:p>use mutants to collect statistics on loss in fault-detection capability at the level of individual statements for various levels of confidence, and use these to construct a fault-detection- loss table</text:p>
          </table:table-cell>
          <table:table-cell office:value-type="string" calcext:value-type="string">
            <text:p>Hand-seeded + mutation</text:p>
          </table:table-cell>
          <table:table-cell office:value-type="string" calcext:value-type="string">
            <text:p>later version + evaluation 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man et al.\cite{harman2011strong} 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strong-higher-order mutant killable conditions</text:p>
          </table:table-cell>
          <table:table-cell office:value-type="string" calcext:value-type="string">
            <text:p>mutati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 et al.\cite{hou2007applying}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propose Interface-Contract Mutation coverage as a test adequacy criterion</text:p>
          </table:table-cell>
          <table:table-cell office:value-type="string" calcext:value-type="string">
            <text:p>Hand-seeded + mutation</text:p>
          </table:table-cell>
          <table:table-cell office:value-type="string" calcext:value-type="string">
            <text:p>different operat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rozik et al.\cite{jamrozik2012augmented}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augment test input data using mutation testing</text:p>
          </table:table-cell>
          <table:table-cell office:value-type="string" calcext:value-type="string">
            <text:p>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won et al.\cite{kwon2014test} </text:p>
          </table:table-cell>
          <table:table-cell office:value-type="string" calcext:value-type="string">
            <text:p>test case prioritisation </text:p>
          </table:table-cell>
          <table:table-cell office:value-type="string" calcext:value-type="string">
            <text:p>use mutants to determine coefficients of the linear regression model with IR and coverage information</text:p>
          </table:table-cell>
          <table:table-cell office:value-type="string" calcext:value-type="string">
            <text:p>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e and Offutt\cite{lee2001generating}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test data to kill mutants (model-based)</text:p>
          </table:table-cell>
          <table:table-cell office:value-type="string" calcext:value-type="string">
            <text:p>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u et al.\cite{liu2006approach} 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weak multiple-mutant-killable conditions</text:p>
          </table:table-cell>
          <table:table-cell office:value-type="string" calcext:value-type="string">
            <text:p>mutati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rber\cite{lorber2015model}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test data to kill mutants (model-based)</text:p>
          </table:table-cell>
          <table:table-cell office:value-type="string" calcext:value-type="string">
            <text:p>no evalu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 et al.\cite{lou2015mutation}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use mutants (in prior version) to estimate fault-detection capability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later version, evaluation 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shokraie\cite{mirshokraie2014effective}</text:p>
          </table:table-cell>
          <table:table-cell office:value-type="string" calcext:value-type="string">
            <text:p>test oracle</text:p>
          </table:table-cell>
          <table:table-cell office:value-type="string" calcext:value-type="string">
            <text:p>use mutation analysis to generate assertion</text:p>
          </table:table-cell>
          <table:table-cell office:value-type="string" calcext:value-type="string">
            <text:p>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n et al.\cite{moon2014ask}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assign suspicious value to mutants according to test execution information</text:p>
          </table:table-cell>
          <table:table-cell office:value-type="string" calcext:value-type="string">
            <text:p>Hand-seed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rtaza et al.\cite{murtaza2011diagnosing}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use traces of mutants and prior faults to train the predication model (decision tree)</text:p>
          </table:table-cell>
          <table:table-cell office:value-type="string" calcext:value-type="string">
            <text:p>real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utt et al.\cite{offutt1995procedures}</text:p>
          </table:table-cell>
          <table:table-cell office:value-type="string" calcext:value-type="string">
            <text:p>test-suite reduction</text:p>
          </table:table-cell>
          <table:table-cell office:value-type="string" calcext:value-type="string">
            <text:p>use traces of mutants and prior faults to train the predication model (decision tree)</text:p>
          </table:table-cell>
          <table:table-cell office:value-type="string" calcext:value-type="string">
            <text:p>real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adakis and Malevris\cite{papadakis2010automatic} 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strong mutant killable conditions</text:p>
          </table:table-cell>
          <table:table-cell office:value-type="string" calcext:value-type="string">
            <text:p>mutati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adakis and Malevris\cite{papadakis2011automatically} 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weak mutant killable conditions</text:p>
          </table:table-cell>
          <table:table-cell office:value-type="string" calcext:value-type="string">
            <text:p>mutati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adakis and Malveris\cite{papadakis2012mutation} 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weak mutant killable conditions</text:p>
          </table:table-cell>
          <table:table-cell office:value-type="string" calcext:value-type="string">
            <text:p>mutati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adakis et al.\cite{papadakis2012using}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assign suspicious value to mutants according to test execution information</text:p>
          </table:table-cell>
          <table:table-cell office:value-type="string" calcext:value-type="string">
            <text:p>Hand-seed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adakis et al.\cite{papadakis2015metallaxis}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assign suspicious value to mutants according to test execution information</text:p>
          </table:table-cell>
          <table:table-cell office:value-type="string" calcext:value-type="string">
            <text:p>Hand-seed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rick et al.\cite{patrick2015subdomain}</text:p>
          </table:table-cell>
          <table:table-cell office:value-type="string" calcext:value-type="string">
            <text:p>test data generation (optimisation)</text:p>
          </table:table-cell>
          <table:table-cell office:value-type="string" calcext:value-type="string">
            <text:p>optimise subdomain to kill mutants</text:p>
          </table:table-cell>
          <table:table-cell office:value-type="string" calcext:value-type="string">
            <text:p>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i et al.\cite{qi2013efficient}</text:p>
          </table:table-cell>
          <table:table-cell office:value-type="string" calcext:value-type="string">
            <text:p>program repairing</text:p>
          </table:table-cell>
          <table:table-cell office:value-type="string" calcext:value-type="string">
            <text:p>prioritise test cases in patch validation according to fault-exposing potential</text:p>
          </table:table-cell>
          <table:table-cell office:value-type="string" calcext:value-type="string">
            <text:p>mutation 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Qu et al. \cite{qu2008configuration} </text:p>
          </table:table-cell>
          <table:table-cell office:value-type="string" calcext:value-type="string">
            <text:p>test case prioritisation </text:p>
          </table:table-cell>
          <table:table-cell office:value-type="string" calcext:value-type="string">
            <text:p>order test cases according to prior fault detection information using both hand-seeded and mutation faults</text:p>
          </table:table-cell>
          <table:table-cell office:value-type="string" calcext:value-type="string">
            <text:p>Hand-seeded + mutation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thermel et al.\cite{rothermel1999test}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use mutants to estimate fault-exposing potential</text:p>
          </table:table-cell>
          <table:table-cell office:value-type="string" calcext:value-type="string">
            <text:p>Hand-seeded </text:p>
          </table:table-cell>
          <table:table-cell office:value-type="string" calcext:value-type="string">
            <text:p>evaluation 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hermel et al.\cite{rothermel2001prioritizing} </text:p>
          </table:table-cell>
          <table:table-cell office:value-type="string" calcext:value-type="string">
            <text:p>test case prioritisation </text:p>
          </table:table-cell>
          <table:table-cell office:value-type="string" calcext:value-type="string">
            <text:p>use mutants to estimate fault-exposing potential</text:p>
          </table:table-cell>
          <table:table-cell office:value-type="string" calcext:value-type="string">
            <text:p>Hand-seed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lton et al.\cite{shelton2012adding}</text:p>
          </table:table-cell>
          <table:table-cell table:style-name="ce3" office:value-type="string" calcext:value-type="string">
            <text:p>development scheme evaluation</text:p>
          </table:table-cell>
          <table:table-cell office:value-type="string" calcext:value-type="string">
            <text:p>complementary to Test-Driven Development to add extra test cases</text:p>
          </table:table-cell>
          <table:table-cell office:value-type="string" calcext:value-type="string">
            <text:p>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 et al.\cite{shi2014balancing} </text:p>
          </table:table-cell>
          <table:table-cell office:value-type="string" calcext:value-type="string">
            <text:p>test-suite reduction </text:p>
          </table:table-cell>
          <table:table-cell office:value-type="string" calcext:value-type="string">
            <text:p>to kill same mutants as the requirement</text:p>
          </table:table-cell>
          <table:table-cell office:value-type="string" calcext:value-type="string">
            <text:p>mutati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th and Williams\cite{smith2009guiding} </text:p>
          </table:table-cell>
          <table:table-cell office:value-type="string" calcext:value-type="string">
            <text:p>test data generation (augmentation)</text:p>
          </table:table-cell>
          <table:table-cell office:value-type="string" calcext:value-type="string">
            <text:p>to kill mutants as the requirement</text:p>
          </table:table-cell>
          <table:table-cell office:value-type="string" calcext:value-type="string">
            <text:p>mutati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ith and Williams\cite{smith2009should}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use mutation coverage to generate test data</text:p>
          </table:table-cell>
          <table:table-cell office:value-type="string" calcext:value-type="string">
            <text:p>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ats et al.\cite{staats2012automated} </text:p>
          </table:table-cell>
          <table:table-cell office:value-type="string" calcext:value-type="string">
            <text:p>test oracle</text:p>
          </table:table-cell>
          <table:table-cell office:value-type="string" calcext:value-type="string">
            <text:p>rank variables (for test oracle) according to killed mutants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evaluation 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vanti et al.\cite{vivanti2013search} 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weak mutant killable conditions</text:p>
          </table:table-cell>
          <table:table-cell office:value-type="string" calcext:value-type="string">
            <text:p>mutati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n Mayrhauser et al.\cite{von2000planner}</text:p>
          </table:table-cell>
          <table:table-cell office:value-type="string" calcext:value-type="string">
            <text:p>test data generation (augmentation)</text:p>
          </table:table-cell>
          <table:table-cell office:value-type="string" calcext:value-type="string">
            <text:p>augment test input data to kill mutants</text:p>
          </table:table-cell>
          <table:table-cell office:value-type="string" calcext:value-type="string">
            <text:p>no evalu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han and Clark\cite{zhan2008search}</text:p>
          </table:table-cell>
          <table:table-cell office:value-type="string" calcext:value-type="string">
            <text:p>test data generation (automatic), test-suite reduction</text:p>
          </table:table-cell>
          <table:table-cell office:value-type="string" calcext:value-type="string">
            <text:p>generate strong mutant killable conditions (model-based)</text:p>
          </table:table-cell>
          <table:table-cell office:value-type="string" calcext:value-type="string">
            <text:p>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hang et al.\cite{zhang2010test} </text:p>
          </table:table-cell>
          <table:table-cell office:value-type="string" calcext:value-type="string">
            <text:p>test data generation (automatic)</text:p>
          </table:table-cell>
          <table:table-cell office:value-type="string" calcext:value-type="string">
            <text:p>generate weak mutant killable conditions</text:p>
          </table:table-cell>
          <table:table-cell office:value-type="string" calcext:value-type="string">
            <text:p>mutation</text:p>
          </table:table-cell>
          <table:table-cell table:style-name="ce2" office:value-type="string" calcext:value-type="string">
            <text:p>different tool</text:p>
          </table:table-cell>
          <table:table-cell table:number-columns-repeated="5"/>
        </table:table-row>
      </table:table>
      <table:table table:name="existing_tool" table:style-name="ta1"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ichernig et al.\cite{aichernig2011efficient}</text:p>
          </table:table-cell>
          <table:table-cell office:value-type="string" calcext:value-type="string">
            <text:p>$\mu$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table:style-name="ce1" office:value-type="string" calcext:value-type="string">
            <text:p>Aichernig et al.\cite{aichernig2015killing}</text:p>
          </table:table-cell>
          <table:table-cell office:value-type="string" calcext:value-type="string">
            <text:p>$\mu$java</text:p>
          </table:table-cell>
          <table:table-cell office:value-type="string" calcext:value-type="string">
            <text:p>UML</text:p>
          </table:table-cell>
        </table:table-row>
        <table:table-row table:style-name="ro1">
          <table:table-cell office:value-type="string" calcext:value-type="string">
            <text:p>Androutsopoulos et al.\cite{androutsopoulos2014analysis}</text:p>
          </table:table-cell>
          <table:table-cell office:value-type="string" calcext:value-type="string">
            <text:p>SMT-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rcuri and Briand\cite{arcuri2011adaptive}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Asoudeh and Labiche\cite{asoudeh2014multi}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Baker and Habli\cite{baker2013empirical}</text:p>
          </table:table-cell>
          <table:table-cell office:value-type="string" calcext:value-type="string">
            <text:p>MILU</text:p>
          </table:table-cell>
          <table:table-cell office:value-type="string" calcext:value-type="string">
            <text:p>C, Ada</text:p>
          </table:table-cell>
        </table:table-row>
        <table:table-row table:style-name="ro1">
          <table:table-cell office:value-type="string" calcext:value-type="string">
            <text:p>Bandyopadhyay and Ghosh\cite{bandyopadhyay2009test}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Bardin et al.\cite{bardin2015sound}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Baudry et al.\cite{baudry2000building}</text:p>
          </table:table-cell>
          <table:table-cell office:value-type="string" calcext:value-type="string">
            <text:p>$\mu$Slayer</text:p>
          </table:table-cell>
          <table:table-cell office:value-type="string" calcext:value-type="string">
            <text:p>Eiffel</text:p>
          </table:table-cell>
        </table:table-row>
        <table:table-row table:style-name="ro1">
          <table:table-cell office:value-type="string" calcext:value-type="string">
            <text:p>Chen et al.\cite{chen2002can} 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<text:s/>C </text:p>
          </table:table-cell>
        </table:table-row>
        <table:table-row table:style-name="ro1">
          <table:table-cell office:value-type="string" calcext:value-type="string">
            <text:p>Czemerinski et al.\cite{czemerinski2013behaviour}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zemerinski et al.\cite{czemerinski2015behaviour} </text:p>
          </table:table-cell>
          <table:table-cell office:value-type="string" calcext:value-type="string">
            <text:p><text:s/>$\mu$-JAVA </text:p>
          </table:table-cell>
          <table:table-cell office:value-type="string" calcext:value-type="string">
            <text:p><text:s/>Java </text:p>
          </table:table-cell>
        </table:table-row>
        <table:table-row table:style-name="ro1">
          <table:table-cell office:value-type="string" calcext:value-type="string">
            <text:p>Delamare et al.\cite{delamare2011approach}</text:p>
          </table:table-cell>
          <table:table-cell office:value-type="string" calcext:value-type="string">
            <text:p>AjMutator</text:p>
          </table:table-cell>
          <table:table-cell office:value-type="string" calcext:value-type="string">
            <text:p>AspectJ</text:p>
          </table:table-cell>
        </table:table-row>
        <table:table-row table:style-name="ro1">
          <table:table-cell office:value-type="string" calcext:value-type="string">
            <text:p>DeMilli and Offutt\cite{demilli1991constraint} </text:p>
          </table:table-cell>
          <table:table-cell office:value-type="string" calcext:value-type="string">
            <text:p><text:s/>Mothra</text:p>
          </table:table-cell>
          <table:table-cell office:value-type="string" calcext:value-type="string">
            <text:p><text:s/>Fortran </text:p>
          </table:table-cell>
        </table:table-row>
        <table:table-row table:style-name="ro1">
          <table:table-cell office:value-type="string" calcext:value-type="string">
            <text:p>DeMillo and Offutt\cite{demillo1993experimental}</text:p>
          </table:table-cell>
          <table:table-cell office:value-type="string" calcext:value-type="string">
            <text:p>Mothra</text:p>
          </table:table-cell>
          <table:table-cell office:value-type="string" calcext:value-type="string">
            <text:p>Fortran</text:p>
          </table:table-cell>
        </table:table-row>
        <table:table-row table:style-name="ro1">
          <table:table-cell office:value-type="string" calcext:value-type="string">
            <text:p>Denaro et al.\cite{denaro2015dynamic} 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<text:s/>Java </text:p>
          </table:table-cell>
        </table:table-row>
        <table:table-row table:style-name="ro1">
          <table:table-cell office:value-type="string" calcext:value-type="string">
            <text:p>Edwards and Shams\cite{edwards2014comparing}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lbaum et al.\cite{elbaum2002test}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ng et al.\cite{fang2014similarity} </text:p>
          </table:table-cell>
          <table:table-cell office:value-type="string" calcext:value-type="string">
            <text:p><text:s/>Jumble </text:p>
          </table:table-cell>
          <table:table-cell office:value-type="string" calcext:value-type="string">
            <text:p><text:s/>Java </text:p>
          </table:table-cell>
        </table:table-row>
        <table:table-row table:style-name="ro1">
          <table:table-cell office:value-type="string" calcext:value-type="string">
            <text:p>Fraser and Walkinshaw\cite{fraser2015assessing}</text:p>
          </table:table-cell>
          <table:table-cell office:value-type="string" calcext:value-type="string">
            <text:p>Javalanche, EvoSuite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raser and Zeller\cite{fraser2012mutation} </text:p>
          </table:table-cell>
          <table:table-cell office:value-type="string" calcext:value-type="string">
            <text:p>$\mu$TEST, Javalanche</text:p>
          </table:table-cell>
          <table:table-cell office:value-type="string" calcext:value-type="string">
            <text:p><text:s/>Java </text:p>
          </table:table-cell>
        </table:table-row>
        <table:table-row table:style-name="ro1">
          <table:table-cell office:value-type="string" calcext:value-type="string">
            <text:p>Fraser et al.\cite{fraser2013does}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opinath et al.\cite{gopinath2014code} 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<text:s/>Java </text:p>
          </table:table-cell>
        </table:table-row>
        <table:table-row table:style-name="ro1">
          <table:table-cell office:value-type="string" calcext:value-type="string">
            <text:p>Hao et al.\cite{hao2012demand}</text:p>
          </table:table-cell>
          <table:table-cell office:value-type="string" calcext:value-type="string">
            <text:p>Proteum, MuJava</text:p>
          </table:table-cell>
          <table:table-cell office:value-type="string" calcext:value-type="string">
            <text:p>java, c</text:p>
          </table:table-cell>
        </table:table-row>
        <table:table-row table:style-name="ro1">
          <table:table-cell office:value-type="string" calcext:value-type="string">
            <text:p>Hao et al.\cite{hao2014unified} </text:p>
          </table:table-cell>
          <table:table-cell office:value-type="string" calcext:value-type="string">
            <text:p>Mujava, Javalance </text:p>
          </table:table-cell>
          <table:table-cell office:value-type="string" calcext:value-type="string">
            <text:p><text:s/>Java, C </text:p>
          </table:table-cell>
        </table:table-row>
        <table:table-row table:style-name="ro1">
          <table:table-cell office:value-type="string" calcext:value-type="string">
            <text:p>Harman et al.\cite{harman2011strong} </text:p>
          </table:table-cell>
          <table:table-cell office:value-type="string" calcext:value-type="string">
            <text:p><text:s/>MiLu </text:p>
          </table:table-cell>
          <table:table-cell office:value-type="string" calcext:value-type="string">
            <text:p><text:s/>C </text:p>
          </table:table-cell>
        </table:table-row>
        <table:table-row table:style-name="ro1">
          <table:table-cell office:value-type="string" calcext:value-type="string">
            <text:p>Inozemtseva et al.\cite{inozemtseva2014coverage} 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<text:s/>Java </text:p>
          </table:table-cell>
        </table:table-row>
        <table:table-row table:style-name="ro1">
          <table:table-cell office:value-type="string" calcext:value-type="string">
            <text:p>Jolly et al.\cite{jolly2012automated} </text:p>
          </table:table-cell>
          <table:table-cell office:value-type="string" calcext:value-type="string">
            <text:p><text:s/>Mutant Power </text:p>
          </table:table-cell>
          <table:table-cell office:value-type="string" calcext:value-type="string">
            <text:p><text:s/>C\# </text:p>
          </table:table-cell>
        </table:table-row>
        <table:table-row table:style-name="ro1">
          <table:table-cell office:value-type="string" calcext:value-type="string">
            <text:p>Kanewala and Bieman\cite{kanewala2013using}</text:p>
          </table:table-cell>
          <table:table-cell office:value-type="string" calcext:value-type="string">
            <text:p>$\mu$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Khalil and Labiche\cite{khalil2010round}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Koster and Kao\cite{koster2007state}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Kracht et al.\cite{kracht2014empirically} </text:p>
          </table:table-cell>
          <table:table-cell office:value-type="string" calcext:value-type="string">
            <text:p><text:s/>MAJOR </text:p>
          </table:table-cell>
          <table:table-cell office:value-type="string" calcext:value-type="string">
            <text:p><text:s/>Java </text:p>
          </table:table-cell>
        </table:table-row>
        <table:table-row table:style-name="ro1">
          <table:table-cell office:value-type="string" calcext:value-type="string">
            <text:p>Kwon et al.\cite{kwon2014test} </text:p>
          </table:table-cell>
          <table:table-cell office:value-type="string" calcext:value-type="string">
            <text:p><text:s/>MAJOR </text:p>
          </table:table-cell>
          <table:table-cell office:value-type="string" calcext:value-type="string">
            <text:p><text:s/>Java </text:p>
          </table:table-cell>
        </table:table-row>
        <table:table-row table:style-name="ro1">
          <table:table-cell office:value-type="string" calcext:value-type="string">
            <text:p>Le Traon et al.\cite{le2006design}</text:p>
          </table:table-cell>
          <table:table-cell office:value-type="string" calcext:value-type="string">
            <text:p>$\mu$Slayer</text:p>
          </table:table-cell>
          <table:table-cell office:value-type="string" calcext:value-type="string">
            <text:p>Eiffel</text:p>
          </table:table-cell>
        </table:table-row>
        <table:table-row table:style-name="ro1">
          <table:table-cell office:value-type="string" calcext:value-type="string">
            <text:p>Lorber\cite{lorber2015model}</text:p>
          </table:table-cell>
          <table:table-cell office:value-type="string" calcext:value-type="string">
            <text:p>MoMuT::UML</text:p>
          </table:table-cell>
          <table:table-cell office:value-type="string" calcext:value-type="string">
            <text:p>specification (real-time)</text:p>
          </table:table-cell>
        </table:table-row>
        <table:table-row table:style-name="ro1">
          <table:table-cell office:value-type="string" calcext:value-type="string">
            <text:p>Lou et al.\cite{lou2015mutation}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yala et al.\cite{loyola2014dodona} </text:p>
          </table:table-cell>
          <table:table-cell office:value-type="string" calcext:value-type="string">
            <text:p><text:s/>MAJOR </text:p>
          </table:table-cell>
          <table:table-cell office:value-type="string" calcext:value-type="string">
            <text:p><text:s/>Java </text:p>
          </table:table-cell>
        </table:table-row>
        <table:table-row table:style-name="ro1">
          <table:table-cell office:value-type="string" calcext:value-type="string">
            <text:p>Mayer and Guderlei\cite{mayer2006random}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ayer and Schneckenburger\cite{mayer2006empirical}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cminn et al.\cite{mcminn2015effectiveness}</text:p>
          </table:table-cell>
          <table:table-cell office:value-type="string" calcext:value-type="string">
            <text:p>SchemaAnalyst</text:p>
          </table:table-cell>
          <table:table-cell office:value-type="string" calcext:value-type="string">
            <text:p>SQL </text:p>
          </table:table-cell>
        </table:table-row>
        <table:table-row table:style-name="ro1">
          <table:table-cell office:value-type="string" calcext:value-type="string">
            <text:p>Milani et al.\cite{milani2014leveraging} </text:p>
          </table:table-cell>
          <table:table-cell office:value-type="string" calcext:value-type="string">
            <text:p><text:s/>MUTANDIS</text:p>
          </table:table-cell>
          <table:table-cell office:value-type="string" calcext:value-type="string">
            <text:p><text:s/>JavaScript </text:p>
          </table:table-cell>
        </table:table-row>
        <table:table-row table:style-name="ro1">
          <table:table-cell office:value-type="string" calcext:value-type="string">
            <text:p>Miller and Strooper\cite{miller2012case}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irshokraie\cite{mirshokraie2014effective}</text:p>
          </table:table-cell>
          <table:table-cell office:value-type="string" calcext:value-type="string">
            <text:p>MUTANDIS</text:p>
          </table:table-cell>
          <table:table-cell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Moon et al.\cite{moon2014ask}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ouchawrab et al.\cite{mouchawrab2007assessing} 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ouchawrab et al.\cite{mouchawrab2011assessing} 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Namin and Andrews\cite{namin2009influence} 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ffutt and Liu\cite{offutt1999generating}</text:p>
          </table:table-cell>
          <table:table-cell office:value-type="string" calcext:value-type="string">
            <text:p>Moth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padakis et al.\cite{papadakis2012using}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padakis et al.\cite{papadakis2015metallaxis}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trick et al.\cite{patrick2015subdomain}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Pinte et al.\cite{pinte2008techniques}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othermel et al.\cite{rothermel1999test}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othermel et al.\cite{rothermel2001prioritizing} 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<text:s/>C </text:p>
          </table:table-cell>
        </table:table-row>
        <table:table-row table:style-name="ro1">
          <table:table-cell office:value-type="string" calcext:value-type="string">
            <text:p>Rutherford et al.\cite{rutherford2008evaluating}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chuler and Zeller\cite{schuler2011assessing}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chuler and Zeller\cite{schuler2013checked}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egura et al.\cite{segura2010automated}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helton et al.\cite{shelton2012adding}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hi et al.\cite{shi2014balancing} 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<text:s/>Java </text:p>
          </table:table-cell>
        </table:table-row>
        <table:table-row table:style-name="ro1">
          <table:table-cell office:value-type="string" calcext:value-type="string">
            <text:p>Shi et al.\cite{shi2015comparing}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hrestha and Rutherford\cite{shrestha2011empirical}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imith and Williams\cite{smith2009guiding} </text:p>
          </table:table-cell>
          <table:table-cell office:value-type="string" calcext:value-type="string">
            <text:p><text:s/>MuClipse </text:p>
          </table:table-cell>
          <table:table-cell office:value-type="string" calcext:value-type="string">
            <text:p><text:s/>Java </text:p>
          </table:table-cell>
        </table:table-row>
        <table:table-row table:style-name="ro1">
          <table:table-cell office:value-type="string" calcext:value-type="string">
            <text:p>Smith and Williams\cite{smith2009should}</text:p>
          </table:table-cell>
          <table:table-cell office:value-type="string" calcext:value-type="string">
            <text:p>Jumble, MuClipse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taats et al.\cite{staats2012oracle}</text:p>
          </table:table-cell>
          <table:table-cell office:value-type="string" calcext:value-type="string">
            <text:p>Sofy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uya et al.\cite{tuya2010full} </text:p>
          </table:table-cell>
          <table:table-cell office:value-type="string" calcext:value-type="string">
            <text:p><text:s/>SQLMutation </text:p>
          </table:table-cell>
          <table:table-cell office:value-type="string" calcext:value-type="string">
            <text:p><text:s/>SQL </text:p>
          </table:table-cell>
        </table:table-row>
        <table:table-row table:style-name="ro1">
          <table:table-cell office:value-type="string" calcext:value-type="string">
            <text:p>Vergilio et al.\cite{vergilio2006constraint}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ang et al.\cite{wang2010correlating}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Xie et al.\cite{xie2011testing}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Xuan and Monperrus\cite{xuan2014test} 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<text:s/>Java </text:p>
          </table:table-cell>
        </table:table-row>
        <table:table-row table:style-name="ro1">
          <table:table-cell office:value-type="string" calcext:value-type="string">
            <text:p>Yoo and Harman\cite{yoo2012test}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Zhang and Mesbah\cite{zhang2015assertions} 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<text:s/>Java </text:p>
          </table:table-cell>
        </table:table-row>
        <table:table-row table:style-name="ro1">
          <table:table-cell office:value-type="string" calcext:value-type="string">
            <text:p>Zhang et al. \cite{zhang2013bridging} 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<text:s/>Java </text:p>
          </table:table-cell>
        </table:table-row>
        <table:table-row table:style-name="ro1">
          <table:table-cell office:value-type="string" calcext:value-type="string">
            <text:p>Zhang et al.\cite{wang2009taming} 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<text:s/>C </text:p>
          </table:table-cell>
        </table:table-row>
        <table:table-row table:style-name="ro1">
          <table:table-cell office:value-type="string" calcext:value-type="string">
            <text:p>Zhang et al.\cite{zhang2009time}</text:p>
          </table:table-cell>
          <table:table-cell office:value-type="string" calcext:value-type="string">
            <text:p>Jester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Zhang et al.\cite{zhang2010test} </text:p>
          </table:table-cell>
          <table:table-cell office:value-type="string" calcext:value-type="string">
            <text:p><text:s/>PexMutator, GenMutants </text:p>
          </table:table-cell>
          <table:table-cell office:value-type="string" calcext:value-type="string">
            <text:p><text:s/>C\# </text:p>
          </table:table-cell>
        </table:table-row>
        <table:table-row table:style-name="ro1">
          <table:table-cell office:value-type="string" calcext:value-type="string">
            <text:p>Zhang et al.\cite{zhang2011empirical} 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<text:s/>Java </text:p>
          </table:table-cell>
        </table:table-row>
        <table:table-row table:style-name="ro1">
          <table:table-cell office:value-type="string" calcext:value-type="string">
            <text:p>Zhang et al.\cite{zhang2014search}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java, C/C++</text:p>
          </table:table-cell>
        </table:table-row>
        <table:table-row table:style-name="ro1">
          <table:table-cell office:value-type="string" calcext:value-type="string">
            <text:p>Zhou and Frankl\cite{zhou2011jdama} </text:p>
          </table:table-cell>
          <table:table-cell office:value-type="string" calcext:value-type="string">
            <text:p><text:s/>JDAMA</text:p>
          </table:table-cell>
          <table:table-cell office:value-type="string" calcext:value-type="string">
            <text:p><text:s/>Java, sql</text:p>
          </table:table-cell>
        </table:table-row>
        <table:table-row table:style-name="ro1">
          <table:table-cell office:value-type="string" calcext:value-type="string">
            <text:p>Offutt et al.\cite{offutt1995procedures}</text:p>
          </table:table-cell>
          <table:table-cell office:value-type="string" calcext:value-type="string">
            <text:p><text:s/>Mothra</text:p>
          </table:table-cell>
          <table:table-cell office:value-type="string" calcext:value-type="string">
            <text:p>Fortran</text:p>
          </table:table-cell>
        </table:table-row>
      </table:table>
      <table:table table:name="mutation_operator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bouTrab et al.\cite{aboutrab2013testing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table:style-name="ce1" office:value-type="string" calcext:value-type="string">
            <text:p>Aichernig et al.\cite{aichernig2015killing}</text:p>
          </table:table-cell>
          <table:table-cell office:value-type="string" calcext:value-type="string">
            <text:p>specification, arithmetic op, relational op, conditional op, bitwise op, assignment op, shift op, program</text:p>
          </table:table-cell>
        </table:table-row>
        <table:table-row table:style-name="ro1">
          <table:table-cell table:style-name="ce1" office:value-type="string" calcext:value-type="string">
            <text:p>Ali et al.\cite{ali2007state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Andrews et al.\cite{andrews2003general} </text:p>
          </table:table-cell>
          <table:table-cell office:value-type="string" calcext:value-type="string">
            <text:p>absolute value, arithmetic op, conditional op, relational op, program</text:p>
          </table:table-cell>
        </table:table-row>
        <table:table-row table:style-name="ro1">
          <table:table-cell office:value-type="string" calcext:value-type="string">
            <text:p>Andrews et al.\cite{andrews2006using} </text:p>
          </table:table-cell>
          <table:table-cell office:value-type="string" calcext:value-type="string">
            <text:p>arithmetic op, relational op, constant, statement deletion, program</text:p>
          </table:table-cell>
        </table:table-row>
        <table:table-row table:style-name="ro1">
          <table:table-cell office:value-type="string" calcext:value-type="string">
            <text:p>Androutsopoulos et al.\cite{androutsopoulos2014analysis}</text:p>
          </table:table-cell>
          <table:table-cell office:value-type="string" calcext:value-type="string">
            <text:p>arithmetic op, program</text:p>
          </table:table-cell>
        </table:table-row>
        <table:table-row table:style-name="ro1">
          <table:table-cell office:value-type="string" calcext:value-type="string">
            <text:p>Antoniol et al.\cite{antoniol2002case}</text:p>
          </table:table-cell>
          <table:table-cell office:value-type="string" calcext:value-type="string">
            <text:p>arithmetic op, relational op, conditional op, bitwise op, assignment op, shift op, method call, control-flow disruption, constant, variable, statement swap, program</text:p>
          </table:table-cell>
        </table:table-row>
        <table:table-row table:style-name="ro1">
          <table:table-cell office:value-type="string" calcext:value-type="string">
            <text:p>Arcaini et al.\cite{arcaini2015using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Arcuri and Briand\cite{arcuri2011adaptive}</text:p>
          </table:table-cell>
          <table:table-cell office:value-type="string" calcext:value-type="string">
            <text:p>arithmetic op, relational op, conditional op, bitwise op, assignment op, shift op, program</text:p>
          </table:table-cell>
        </table:table-row>
        <table:table-row table:style-name="ro1">
          <table:table-cell office:value-type="string" calcext:value-type="string">
            <text:p>Asoudeh and Labiche\cite{asoudeh2014multi}</text:p>
          </table:table-cell>
          <table:table-cell office:value-type="string" calcext:value-type="string">
            <text:p>arithmetic op, conditional op, relational op, shift op, absolute value, program</text:p>
          </table:table-cell>
        </table:table-row>
        <table:table-row table:style-name="ro1">
          <table:table-cell office:value-type="string" calcext:value-type="string">
            <text:p>Au{\ss}erlechner et al.\cite{ausserlechner2013right}</text:p>
          </table:table-cell>
          <table:table-cell office:value-type="string" calcext:value-type="string">
            <text:p>spreadsheet-specific, program</text:p>
          </table:table-cell>
        </table:table-row>
        <table:table-row table:style-name="ro1">
          <table:table-cell office:value-type="string" calcext:value-type="string">
            <text:p>Baker and Habli\cite{baker2013empirical}</text:p>
          </table:table-cell>
          <table:table-cell office:value-type="string" calcext:value-type="string">
            <text:p>arithmetic op, relational op, conditional op, bitwise op, assignment op, statement deletion, constant, program</text:p>
          </table:table-cell>
        </table:table-row>
        <table:table-row table:style-name="ro1">
          <table:table-cell office:value-type="string" calcext:value-type="string">
            <text:p>Bandyopadhyay and Ghosh\cite{bandyopadhyay2009test}</text:p>
          </table:table-cell>
          <table:table-cell office:value-type="string" calcext:value-type="string">
            <text:p>arithmetic op, relational op, conditional op, bitwise op, assignment op, shift op,OO-specific, Java-specific</text:p>
          </table:table-cell>
        </table:table-row>
        <table:table-row table:style-name="ro1">
          <table:table-cell office:value-type="string" calcext:value-type="string">
            <text:p>Bardin et al.\cite{bardin2015sound}</text:p>
          </table:table-cell>
          <table:table-cell office:value-type="string" calcext:value-type="string">
            <text:p>arithmetic op, conditional op, relational op, program</text:p>
          </table:table-cell>
        </table:table-row>
        <table:table-row table:style-name="ro1">
          <table:table-cell office:value-type="string" calcext:value-type="string">
            <text:p>Baudry et al.\cite{baudry2000building}</text:p>
          </table:table-cell>
          <table:table-cell office:value-type="string" calcext:value-type="string">
            <text:p>exception handler, arithmetic op, conditional op, relational op, statement deletion, constant, variable, method call, OO-specific, program</text:p>
          </table:table-cell>
        </table:table-row>
        <table:table-row table:style-name="ro1">
          <table:table-cell office:value-type="string" calcext:value-type="string">
            <text:p>Baudry et al.\cite{baudry2002genes}</text:p>
          </table:table-cell>
          <table:table-cell office:value-type="string" calcext:value-type="string">
            <text:p>exception handler, arithmetic op, conditional op, relational op, statement deletion, constant, variable, method call, OO-specific, program</text:p>
          </table:table-cell>
        </table:table-row>
        <table:table-row table:style-name="ro1">
          <table:table-cell office:value-type="string" calcext:value-type="string">
            <text:p>Baudry et al.\cite{baudry2005genetic}</text:p>
          </table:table-cell>
          <table:table-cell office:value-type="string" calcext:value-type="string">
            <text:p>exception handler, arithmetic op, conditional op, relational op, statement deletion, constant, variable, method call, OO-specific, program</text:p>
          </table:table-cell>
        </table:table-row>
        <table:table-row table:style-name="ro1">
          <table:table-cell office:value-type="string" calcext:value-type="string">
            <text:p>Belli and Beyaz{\i}t\cite{belli2015exploiting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Belli et al.\cite{belli2011mutation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Bertolino et al.\cite{bertolino2012automatic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Briand et al.\cite{briand2004assessing}</text:p>
          </table:table-cell>
          <table:table-cell office:value-type="string" calcext:value-type="string">
            <text:p>arithmetic op, relational op, conditional op, bitwise op, assignment op, shift op, method call, control-flow disruption, constant, variable, statement swap, exception handler, Java-specific, program</text:p>
          </table:table-cell>
        </table:table-row>
        <table:table-row table:style-name="ro1">
          <table:table-cell office:value-type="string" calcext:value-type="string">
            <text:p>Briand et al.\cite{briand2005improving}</text:p>
          </table:table-cell>
          <table:table-cell office:value-type="string" calcext:value-type="string">
            <text:p>arithmetic op, constant, method call, relational op, return statement, statement deletion, program</text:p>
          </table:table-cell>
        </table:table-row>
        <table:table-row table:style-name="ro1">
          <table:table-cell office:value-type="string" calcext:value-type="string">
            <text:p>Chae et al.\cite{chae2011automated}</text:p>
          </table:table-cell>
          <table:table-cell office:value-type="string" calcext:value-type="string">
            <text:p>variable, program</text:p>
          </table:table-cell>
        </table:table-row>
        <table:table-row table:style-name="ro1">
          <table:table-cell office:value-type="string" calcext:value-type="string">
            <text:p>Chevalley and Th{\'e}venod-Fosse\cite{chevalley2001empirical}</text:p>
          </table:table-cell>
          <table:table-cell office:value-type="string" calcext:value-type="string">
            <text:p>variable, arithmetic op, relational op, constant, parentheses, program</text:p>
          </table:table-cell>
        </table:table-row>
        <table:table-row table:style-name="ro1">
          <table:table-cell office:value-type="string" calcext:value-type="string">
            <text:p>Czemerinski et al.\cite{czemerinski2013behaviour}</text:p>
          </table:table-cell>
          <table:table-cell office:value-type="string" calcext:value-type="string">
            <text:p>arithmetic op, relational op, conditional op, bitwise op, assignment op, shift op,OO-specific, Java-specific, program</text:p>
          </table:table-cell>
        </table:table-row>
        <table:table-row table:style-name="ro1">
          <table:table-cell office:value-type="string" calcext:value-type="string">
            <text:p>Czemerinski et al.\cite{czemerinski2015behaviour} </text:p>
          </table:table-cell>
          <table:table-cell office:value-type="string" calcext:value-type="string">
            <text:p>arithmetic op, relational op, conditional op, bitwise op, assignment op, shift op,OO-specific, Java-specific, program</text:p>
          </table:table-cell>
        </table:table-row>
        <table:table-row table:style-name="ro1">
          <table:table-cell office:value-type="string" calcext:value-type="string">
            <text:p>Delamare et al.\cite{delamare2011approach}</text:p>
          </table:table-cell>
          <table:table-cell office:value-type="string" calcext:value-type="string">
            <text:p>AOP-specific, program</text:p>
          </table:table-cell>
        </table:table-row>
        <table:table-row table:style-name="ro1">
          <table:table-cell office:value-type="string" calcext:value-type="string">
            <text:p>Di Nardo et al.\cite{di2015generating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Do and Rothermel\cite{do2005controlled}</text:p>
          </table:table-cell>
          <table:table-cell office:value-type="string" calcext:value-type="string">
            <text:p>arithmetic op, relational op, conditional op, method call, OO-specific, program</text:p>
          </table:table-cell>
        </table:table-row>
        <table:table-row table:style-name="ro1">
          <table:table-cell office:value-type="string" calcext:value-type="string">
            <text:p>Do and Rothermel\cite{do2006use}</text:p>
          </table:table-cell>
          <table:table-cell office:value-type="string" calcext:value-type="string">
            <text:p>arithmetic op, relational op, conditional op, method call, OO-specific, program</text:p>
          </table:table-cell>
        </table:table-row>
        <table:table-row table:style-name="ro1">
          <table:table-cell office:value-type="string" calcext:value-type="string">
            <text:p>Do et al.\cite{do2008empirical}</text:p>
          </table:table-cell>
          <table:table-cell office:value-type="string" calcext:value-type="string">
            <text:p>arithmetic op, relational op, conditional op, method call, OO-specific, program</text:p>
          </table:table-cell>
        </table:table-row>
        <table:table-row table:style-name="ro1">
          <table:table-cell office:value-type="string" calcext:value-type="string">
            <text:p>Edwards\cite{edwards2000black}</text:p>
          </table:table-cell>
          <table:table-cell office:value-type="string" calcext:value-type="string">
            <text:p>arithmetic op, relational op, conditional op, absolute value, program</text:p>
          </table:table-cell>
        </table:table-row>
        <table:table-row table:style-name="ro1">
          <table:table-cell office:value-type="string" calcext:value-type="string">
            <text:p>Fraser and Walkinshaw\cite{fraser2015assessing}</text:p>
          </table:table-cell>
          <table:table-cell office:value-type="string" calcext:value-type="string">
            <text:p>constant, conditional op, arithmetic op, statement deletion, program</text:p>
          </table:table-cell>
        </table:table-row>
        <table:table-row table:style-name="ro1">
          <table:table-cell office:value-type="string" calcext:value-type="string">
            <text:p>Fraser et al.\cite{fraser2015achieving}</text:p>
          </table:table-cell>
          <table:table-cell office:value-type="string" calcext:value-type="string">
            <text:p>arithmetic op, relational op, constant, variable, conditional op, statement deletion, OO-specific, bitwise op, program</text:p>
          </table:table-cell>
        </table:table-row>
        <table:table-row table:style-name="ro1">
          <table:table-cell office:value-type="string" calcext:value-type="string">
            <text:p>Gay et al.\cite{gay2015automated}</text:p>
          </table:table-cell>
          <table:table-cell office:value-type="string" calcext:value-type="string">
            <text:p>arithmetic op, relational op, conditional op, constant, variable, program</text:p>
          </table:table-cell>
        </table:table-row>
        <table:table-row table:style-name="ro1">
          <table:table-cell office:value-type="string" calcext:value-type="string">
            <text:p>Gupta and Jalote\cite{gupta2007test}</text:p>
          </table:table-cell>
          <table:table-cell office:value-type="string" calcext:value-type="string">
            <text:p>OO-specific, constant, arithmetic op, relational op, conditional op, bitwise op, assignment op, shift op, control-flow disruption, method call, statement swap, variable, conditional exp, program</text:p>
          </table:table-cell>
        </table:table-row>
        <table:table-row table:style-name="ro1">
          <table:table-cell office:value-type="string" calcext:value-type="string">
            <text:p>Hennessy and Power\cite{hennessy2008analysing} </text:p>
          </table:table-cell>
          <table:table-cell office:value-type="string" calcext:value-type="string">
            <text:p>absolute value, arithmetic op, conditional op, relational op, program</text:p>
          </table:table-cell>
        </table:table-row>
        <table:table-row table:style-name="ro1">
          <table:table-cell office:value-type="string" calcext:value-type="string">
            <text:p>Hofer and Wotawa\cite{hofer2014does}</text:p>
          </table:table-cell>
          <table:table-cell office:value-type="string" calcext:value-type="string">
            <text:p>spreadsheet-specific, program</text:p>
          </table:table-cell>
        </table:table-row>
        <table:table-row table:style-name="ro1">
          <table:table-cell table:style-name="ce1" office:value-type="string" calcext:value-type="string">
            <text:p>Holt et al.\cite{holt2012state}</text:p>
          </table:table-cell>
          <table:table-cell table:style-name="ce1"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Hong et al.\cite{hong2013impact} </text:p>
          </table:table-cell>
          <table:table-cell office:value-type="string" calcext:value-type="string">
            <text:p>concurrent mutation, program</text:p>
          </table:table-cell>
        </table:table-row>
        <table:table-row table:style-name="ro1">
          <table:table-cell office:value-type="string" calcext:value-type="string">
            <text:p>Hong et al.\cite{hong2015concurrency}</text:p>
          </table:table-cell>
          <table:table-cell office:value-type="string" calcext:value-type="string">
            <text:p>concurrent mutation, program</text:p>
          </table:table-cell>
        </table:table-row>
        <table:table-row table:style-name="ro1">
          <table:table-cell office:value-type="string" calcext:value-type="string">
            <text:p>Hou et al.\cite{hou2007applying}</text:p>
          </table:table-cell>
          <table:table-cell office:value-type="string" calcext:value-type="string">
            <text:p>arithmetic op, conditional op, relational op, constant, variable, Interface mutation, program</text:p>
          </table:table-cell>
        </table:table-row>
        <table:table-row table:style-name="ro1">
          <table:table-cell office:value-type="string" calcext:value-type="string">
            <text:p>Jee et al.\cite{jee2014automated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Kanewala and Bieman\cite{kanewala2013using}</text:p>
          </table:table-cell>
          <table:table-cell office:value-type="string" calcext:value-type="string">
            <text:p>arithmetic op, relational op, conditional op, bitwise op, assignment op, shift op, program</text:p>
          </table:table-cell>
        </table:table-row>
        <table:table-row table:style-name="ro1">
          <table:table-cell office:value-type="string" calcext:value-type="string">
            <text:p>Kapfhammer et al.\cite{kapfhammer2013search}</text:p>
          </table:table-cell>
          <table:table-cell office:value-type="string" calcext:value-type="string">
            <text:p>SQL-specific, program</text:p>
          </table:table-cell>
        </table:table-row>
        <table:table-row table:style-name="ro1">
          <table:table-cell office:value-type="string" calcext:value-type="string">
            <text:p>Khalil and Labiche\cite{khalil2010round}</text:p>
          </table:table-cell>
          <table:table-cell office:value-type="string" calcext:value-type="string">
            <text:p>arithmetic op, relational op, conditional op, bitwise op, assignment op, shift op,OO-specific, Java-specific, program</text:p>
          </table:table-cell>
        </table:table-row>
        <table:table-row table:style-name="ro1">
          <table:table-cell office:value-type="string" calcext:value-type="string">
            <text:p>Koster and Kao\cite{koster2007state}</text:p>
          </table:table-cell>
          <table:table-cell office:value-type="string" calcext:value-type="string">
            <text:p>arithmetic op, relational op, conditional op, bitwise op, assignment op, shift op,OO-specific, Java-specific, program</text:p>
          </table:table-cell>
        </table:table-row>
        <table:table-row table:style-name="ro1">
          <table:table-cell office:value-type="string" calcext:value-type="string">
            <text:p>Kracht et al.\cite{kracht2014empirically} </text:p>
          </table:table-cell>
          <table:table-cell office:value-type="string" calcext:value-type="string">
            <text:p>arithmetic op, conditional op, relational op, shift op, absolute value, program</text:p>
          </table:table-cell>
        </table:table-row>
        <table:table-row table:style-name="ro1">
          <table:table-cell office:value-type="string" calcext:value-type="string">
            <text:p>Le Traon et al.\cite{le2006design}</text:p>
          </table:table-cell>
          <table:table-cell office:value-type="string" calcext:value-type="string">
            <text:p>exception handler, arithmetic op, conditional op, relational op, statement deletion, constant, variable, OO-specific, program</text:p>
          </table:table-cell>
        </table:table-row>
        <table:table-row table:style-name="ro1">
          <table:table-cell office:value-type="string" calcext:value-type="string">
            <text:p>Le Traon et al.\cite{le2007testing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Lee and Offutt\cite{lee2001generating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Lei <text:s/>and Andrews\cite{lei2005minimization}</text:p>
          </table:table-cell>
          <table:table-cell office:value-type="string" calcext:value-type="string">
            <text:p>absolute value, arithmetic op, conditional op, relational op, program</text:p>
          </table:table-cell>
        </table:table-row>
        <table:table-row table:style-name="ro1">
          <table:table-cell office:value-type="string" calcext:value-type="string">
            <text:p>Li et al.\cite{li2007practical}</text:p>
          </table:table-cell>
          <table:table-cell office:value-type="string" calcext:value-type="string">
            <text:p>arithmetic op, conditional op, bitwise op, constant, variable, Java-specific, OO-specific, return statement, program</text:p>
          </table:table-cell>
        </table:table-row>
        <table:table-row table:style-name="ro1">
          <table:table-cell office:value-type="string" calcext:value-type="string">
            <text:p>Liu et al.\cite{liu2006approach} </text:p>
          </table:table-cell>
          <table:table-cell office:value-type="string" calcext:value-type="string">
            <text:p>arithmetic op, relational op, conditional op, constant, variable, program</text:p>
          </table:table-cell>
        </table:table-row>
        <table:table-row table:style-name="ro1">
          <table:table-cell office:value-type="string" calcext:value-type="string">
            <text:p>Lou et al.\cite{lou2015mutation}</text:p>
          </table:table-cell>
          <table:table-cell office:value-type="string" calcext:value-type="string">
            <text:p>constant, conditional op, arithmetic op, statement deletion, program</text:p>
          </table:table-cell>
        </table:table-row>
        <table:table-row table:style-name="ro1">
          <table:table-cell office:value-type="string" calcext:value-type="string">
            <text:p>Mayer and Guderlei\cite{mayer2006random}</text:p>
          </table:table-cell>
          <table:table-cell office:value-type="string" calcext:value-type="string">
            <text:p>arithmetic op, relational op, conditional op, bitwise op, assignment op, shift op, program</text:p>
          </table:table-cell>
        </table:table-row>
        <table:table-row table:style-name="ro1">
          <table:table-cell office:value-type="string" calcext:value-type="string">
            <text:p>Mayer and Schneckenburger\cite{mayer2006empirical}</text:p>
          </table:table-cell>
          <table:table-cell office:value-type="string" calcext:value-type="string">
            <text:p>arithmetic op, relational op, conditional op, bitwise op, assignment op, shift op, program</text:p>
          </table:table-cell>
        </table:table-row>
        <table:table-row table:style-name="ro1">
          <table:table-cell office:value-type="string" calcext:value-type="string">
            <text:p>Mcminn et al.\cite{mcminn2015effectiveness}</text:p>
          </table:table-cell>
          <table:table-cell office:value-type="string" calcext:value-type="string">
            <text:p>SQL-specific, program</text:p>
          </table:table-cell>
        </table:table-row>
        <table:table-row table:style-name="ro1">
          <table:table-cell office:value-type="string" calcext:value-type="string">
            <text:p>Milani et al.\cite{milani2014leveraging} </text:p>
          </table:table-cell>
          <table:table-cell office:value-type="string" calcext:value-type="string">
            <text:p>method call, variable, JS-specific, program</text:p>
          </table:table-cell>
        </table:table-row>
        <table:table-row table:style-name="ro1">
          <table:table-cell office:value-type="string" calcext:value-type="string">
            <text:p>Miller and Strooper\cite{miller2012case}</text:p>
          </table:table-cell>
          <table:table-cell office:value-type="string" calcext:value-type="string">
            <text:p>specification, arithmetic op, relational op, conditional op, bitwise op, assignment op, shift op,OO-specific, Java-specific, program</text:p>
          </table:table-cell>
        </table:table-row>
        <table:table-row table:style-name="ro1">
          <table:table-cell office:value-type="string" calcext:value-type="string">
            <text:p>Mottu et al.\cite{mottu2012static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Namin and Andrews\cite{namin2009influence} </text:p>
          </table:table-cell>
          <table:table-cell office:value-type="string" calcext:value-type="string">
            <text:p>arithmetic op, bitwise op, return statement, conditional op, assignment op, type, relational op, goto label, loop trap, brace, switch statement, conditional exp, while statement, variable, program</text:p>
          </table:table-cell>
        </table:table-row>
        <table:table-row table:style-name="ro1">
          <table:table-cell office:value-type="string" calcext:value-type="string">
            <text:p>Ntafos\cite{ntafos1984evaluation}</text:p>
          </table:table-cell>
          <table:table-cell office:value-type="string" calcext:value-type="string">
            <text:p>constant, variable, arithmetic op, relational op, conditional op, statement deletion, return statement, goto label, do statement, bomb statement, program</text:p>
          </table:table-cell>
        </table:table-row>
        <table:table-row table:style-name="ro1">
          <table:table-cell office:value-type="string" calcext:value-type="string">
            <text:p>Offutt and Liu\cite{offutt1999generating}</text:p>
          </table:table-cell>
          <table:table-cell office:value-type="string" calcext:value-type="string">
            <text:p>constant, variable, arithmetic op, relational op, conditional op, statement deletion, return statement, goto label, do statement, bomb statement, absolute value, program</text:p>
          </table:table-cell>
        </table:table-row>
        <table:table-row table:style-name="ro1">
          <table:table-cell office:value-type="string" calcext:value-type="string">
            <text:p>Offutt et al.\cite{offutt1995procedures}</text:p>
          </table:table-cell>
          <table:table-cell office:value-type="string" calcext:value-type="string">
            <text:p>constant, variable, arithmetic op, relational op, conditional op, statement deletion, return statement, goto label, do statement, bomb statement, absolute value, program</text:p>
          </table:table-cell>
        </table:table-row>
        <table:table-row table:style-name="ro1">
          <table:table-cell office:value-type="string" calcext:value-type="string">
            <text:p>Papadakis and Malevris\cite{papadakis2010automatic} </text:p>
          </table:table-cell>
          <table:table-cell office:value-type="string" calcext:value-type="string">
            <text:p>absolute value, arithmetic op, <text:s/>relational op</text:p>
          </table:table-cell>
        </table:table-row>
        <table:table-row table:style-name="ro1">
          <table:table-cell office:value-type="string" calcext:value-type="string">
            <text:p>Papadakis and Malevris\cite{papadakis2011automatically} </text:p>
          </table:table-cell>
          <table:table-cell office:value-type="string" calcext:value-type="string">
            <text:p>absolute value, arithmetic op, conditional op, relational op, program</text:p>
          </table:table-cell>
        </table:table-row>
        <table:table-row table:style-name="ro1">
          <table:table-cell office:value-type="string" calcext:value-type="string">
            <text:p>Papadakis and Malveris\cite{papadakis2012mutation} </text:p>
          </table:table-cell>
          <table:table-cell office:value-type="string" calcext:value-type="string">
            <text:p>absolute value, arithmetic op, conditional op, relational op, program</text:p>
          </table:table-cell>
        </table:table-row>
        <table:table-row table:style-name="ro1">
          <table:table-cell office:value-type="string" calcext:value-type="string">
            <text:p>Papadakis et al.\cite{papadakis2014sampling} 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Pretschner et al.\cite{pretschner2008model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Rubab et al.\cite{rubab2014model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Rutherford et al.\cite{rutherford2008evaluating}</text:p>
          </table:table-cell>
          <table:table-cell office:value-type="string" calcext:value-type="string">
            <text:p>arithmetic op, relational op, conditional op, bitwise op, assignment op, shift op,OO-specific, Java-specific, program</text:p>
          </table:table-cell>
        </table:table-row>
        <table:table-row table:style-name="ro1">
          <table:table-cell office:value-type="string" calcext:value-type="string">
            <text:p>Segura et al.\cite{segura2010automated}</text:p>
          </table:table-cell>
          <table:table-cell office:value-type="string" calcext:value-type="string">
            <text:p>arithmetic op, relational op, conditional op, bitwise op, assignment op, shift op, program</text:p>
          </table:table-cell>
        </table:table-row>
        <table:table-row table:style-name="ro1">
          <table:table-cell office:value-type="string" calcext:value-type="string">
            <text:p>Shi et al.\cite{shi2014balancing} </text:p>
          </table:table-cell>
          <table:table-cell office:value-type="string" calcext:value-type="string">
            <text:p>arithmetic op, shift op, bitwise op, relational op, conditional op, <text:s/>assignment op, <text:s/>conditional exp, return statement, OO-specific, constant, statement deletion, variable, switch statement, program</text:p>
          </table:table-cell>
        </table:table-row>
        <table:table-row table:style-name="ro1">
          <table:table-cell office:value-type="string" calcext:value-type="string">
            <text:p>Shrestha and Rutherford\cite{shrestha2011empirical}</text:p>
          </table:table-cell>
          <table:table-cell office:value-type="string" calcext:value-type="string">
            <text:p>arithmetic op, relational op, conditional op, bitwise op, assignment op, shift op, program</text:p>
          </table:table-cell>
        </table:table-row>
        <table:table-row table:style-name="ro1">
          <table:table-cell office:value-type="string" calcext:value-type="string">
            <text:p>Simith and Williams\cite{smith2009guiding} </text:p>
          </table:table-cell>
          <table:table-cell office:value-type="string" calcext:value-type="string">
            <text:p>arithmetic op, relational op, conditional op, bitwise op, assignment op, shift op,OO-specific, Java-specific, program</text:p>
          </table:table-cell>
        </table:table-row>
        <table:table-row table:style-name="ro1">
          <table:table-cell office:value-type="string" calcext:value-type="string">
            <text:p>Smith and Williams\cite{smith2009should}</text:p>
          </table:table-cell>
          <table:table-cell office:value-type="string" calcext:value-type="string">
            <text:p>arithmetic op, relational op, conditional op, bitwise op, assignment op, shift op, constant, return statement, switch statement, OO-specific, Java-specific, program</text:p>
          </table:table-cell>
        </table:table-row>
        <table:table-row table:style-name="ro1">
          <table:table-cell office:value-type="string" calcext:value-type="string">
            <text:p>Staats et al.\cite{staats2012oracle}</text:p>
          </table:table-cell>
          <table:table-cell office:value-type="string" calcext:value-type="string">
            <text:p>arithmetic op, conditional op, relational op, method call, program</text:p>
          </table:table-cell>
        </table:table-row>
        <table:table-row table:style-name="ro1">
          <table:table-cell office:value-type="string" calcext:value-type="string">
            <text:p>Stephan and Cordy\cite{stephan2014model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Tan and Edwards\cite{tan2008evaluating}</text:p>
          </table:table-cell>
          <table:table-cell office:value-type="string" calcext:value-type="string">
            <text:p>arithmetic op, relational op, conditional op, conditional exp, statement deletion, program</text:p>
          </table:table-cell>
        </table:table-row>
        <table:table-row table:style-name="ro1">
          <table:table-cell office:value-type="string" calcext:value-type="string">
            <text:p>Tasiran et al.\cite{tasiran2012location}</text:p>
          </table:table-cell>
          <table:table-cell office:value-type="string" calcext:value-type="string">
            <text:p>concurrent mutation, program</text:p>
          </table:table-cell>
        </table:table-row>
        <table:table-row table:style-name="ro1">
          <table:table-cell office:value-type="string" calcext:value-type="string">
            <text:p>Tuya et al.\cite{tuya2010full} </text:p>
          </table:table-cell>
          <table:table-cell office:value-type="string" calcext:value-type="string">
            <text:p>arithmetic op, conditional op, relational op, absolute value, constant, variable, SQL-specific, program</text:p>
          </table:table-cell>
        </table:table-row>
        <table:table-row table:style-name="ro1">
          <table:table-cell office:value-type="string" calcext:value-type="string">
            <text:p>Vergilio et al.\cite{vergilio2006constraint}</text:p>
          </table:table-cell>
          <table:table-cell office:value-type="string" calcext:value-type="string">
            <text:p>bomb statement, conditional exp, statement deletion, return statement, goto label, control-flow disruption, while statement, do-while statement, loop trap, statement swap, brace, switch statement, arithmetic op, bitwise op, conditional op, shift op, relational op, assignment o, parentheses, type, variable, constant, program</text:p>
          </table:table-cell>
        </table:table-row>
        <table:table-row table:style-name="ro1">
          <table:table-cell office:value-type="string" calcext:value-type="string">
            <text:p>von Mayrhauser et al.\cite{von2000planner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Wang et al.\cite{wang2010correlating}</text:p>
          </table:table-cell>
          <table:table-cell office:value-type="string" calcext:value-type="string">
            <text:p>arithmetic op, relational op, conditional op, bitwise op, assignment op, shift op,OO-specific, Java-specific, program</text:p>
          </table:table-cell>
        </table:table-row>
        <table:table-row table:style-name="ro1">
          <table:table-cell office:value-type="string" calcext:value-type="string">
            <text:p>Watanabe and Sakamura\cite{watanabe1996specification}</text:p>
          </table:table-cell>
          <table:table-cell office:value-type="string" calcext:value-type="string">
            <text:p>relational op, constant, method call, program</text:p>
          </table:table-cell>
        </table:table-row>
        <table:table-row table:style-name="ro1">
          <table:table-cell office:value-type="string" calcext:value-type="string">
            <text:p>Weyuker et al.\cite{weyuker1994automatically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Xie et al.\cite{xie2011testing}</text:p>
          </table:table-cell>
          <table:table-cell office:value-type="string" calcext:value-type="string">
            <text:p>arithmetic op, relational op, conditional op, bitwise op, assignment op, shift op, program</text:p>
          </table:table-cell>
        </table:table-row>
        <table:table-row table:style-name="ro1">
          <table:table-cell office:value-type="string" calcext:value-type="string">
            <text:p>Xu and Ding\cite{xu2010prioritizing}</text:p>
          </table:table-cell>
          <table:table-cell office:value-type="string" calcext:value-type="string">
            <text:p>AOP-specific, program</text:p>
          </table:table-cell>
        </table:table-row>
        <table:table-row table:style-name="ro1">
          <table:table-cell office:value-type="string" calcext:value-type="string">
            <text:p>Xu et al.\cite{xu2012testing}</text:p>
          </table:table-cell>
          <table:table-cell office:value-type="string" calcext:value-type="string">
            <text:p>specification</text:p>
          </table:table-cell>
        </table:table-row>
        <table:table-row table:style-name="ro1">
          <table:table-cell office:value-type="string" calcext:value-type="string">
            <text:p>Xuan and Monperrus\cite{xuan2014test} </text:p>
          </table:table-cell>
          <table:table-cell office:value-type="string" calcext:value-type="string">
            <text:p>arithmetic op, shift op, bitwise op, return statement, conditional op, assignment op, program</text:p>
          </table:table-cell>
        </table:table-row>
        <table:table-row table:style-name="ro1">
          <table:table-cell office:value-type="string" calcext:value-type="string">
            <text:p>Yoo and Harman\cite{yoo2012test}</text:p>
          </table:table-cell>
          <table:table-cell office:value-type="string" calcext:value-type="string">
            <text:p>arithmetic op, relational op, conditional op, bitwise op, assignment op, shift op, program</text:p>
          </table:table-cell>
        </table:table-row>
        <table:table-row table:style-name="ro1">
          <table:table-cell office:value-type="string" calcext:value-type="string">
            <text:p>Yoon and Choi\cite{yoon2004effective}</text:p>
          </table:table-cell>
          <table:table-cell office:value-type="string" calcext:value-type="string">
            <text:p>interface mutation, program</text:p>
          </table:table-cell>
        </table:table-row>
        <table:table-row table:style-name="ro1">
          <table:table-cell office:value-type="string" calcext:value-type="string">
            <text:p>Zhang and Mesbah\cite{zhang2015assertions} </text:p>
          </table:table-cell>
          <table:table-cell office:value-type="string" calcext:value-type="string">
            <text:p>relational op, arithmetic op, shift op, bitwise op, conditional op, assignment op, return statement, statement deletion, program</text:p>
          </table:table-cell>
        </table:table-row>
        <table:table-row table:style-name="ro1">
          <table:table-cell office:value-type="string" calcext:value-type="string">
            <text:p>Zhang et al.\cite{zhang2009time}</text:p>
          </table:table-cell>
          <table:table-cell office:value-type="string" calcext:value-type="string">
            <text:p>absolute value, arithmetic op, conditional op, relational op, program</text:p>
          </table:table-cell>
        </table:table-row>
        <table:table-row table:style-name="ro1">
          <table:table-cell office:value-type="string" calcext:value-type="string">
            <text:p>Zhang et al.\cite{zhang2010test} </text:p>
          </table:table-cell>
          <table:table-cell office:value-type="string" calcext:value-type="string">
            <text:p>absolute value, arithmetic op, conditional op, relational op, program</text:p>
          </table:table-cell>
        </table:table-row>
        <table:table-row table:style-name="ro1">
          <table:table-cell office:value-type="string" calcext:value-type="string">
            <text:p>Zhang et al.\cite{zhang2011empirical} </text:p>
          </table:table-cell>
          <table:table-cell office:value-type="string" calcext:value-type="string">
            <text:p>arithmetic op, relational op, conditional op, bitwise op, assignment op, shift op, program</text:p>
          </table:table-cell>
        </table:table-row>
        <table:table-row table:style-name="ro1">
          <table:table-cell office:value-type="string" calcext:value-type="string">
            <text:p>Zhou and Frankl\cite{zhou2011jdama} </text:p>
          </table:table-cell>
          <table:table-cell office:value-type="string" calcext:value-type="string">
            <text:p>arithmetic op, conditional op, relational op, absolute value, constant, variable, SQL-specific, program</text:p>
          </table:table-cell>
        </table:table-row>
      </table:table>
      <table:table table:name="mop_language" table:style-name="ta1">
        <table:table-column table:style-name="co9" table:number-columns-repeated="8" table:default-cell-style-name="Default"/>
        <table:table-row table:style-name="ro1"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JavaScrip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pecification</text:p>
          </table:table-cell>
          <table:table-cell office:value-type="string" calcext:value-type="string">
            <text:p>arithmetic op, relational op, conditional op, bitwise op, assignment op, shift op, method call, control-flow disruption, constant, variable, statement swap, program</text:p>
          </table:table-cell>
          <table:table-cell office:value-type="string" calcext:value-type="string">
            <text:p>exception handler, arithmetic op, conditional op, relational op, statement deletion, constant, variable, method call, OO-specific, program</text:p>
          </table:table-cell>
          <table:table-cell office:value-type="string" calcext:value-type="string">
            <text:p>constant, variable, arithmetic op, relational op, conditional op, statement deletion, return statement, goto label, do statement, bomb statement, program</text:p>
          </table:table-cell>
          <table:table-cell office:value-type="string" calcext:value-type="string">
            <text:p>SQL-specific, program</text:p>
          </table:table-cell>
          <table:table-cell office:value-type="string" calcext:value-type="string">
            <text:p>method call, variable, JS-specific, program</text:p>
          </table:table-cell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 program</text:p>
          </table:table-cell>
          <table:table-cell office:value-type="string" calcext:value-type="string">
            <text:p>absolute value, arithmetic op, conditional op, relational op, program</text:p>
          </table:table-cell>
          <table:table-cell office:value-type="string" calcext:value-type="string">
            <text:p>arithmetic op, relational op, conditional op, bitwise op, assignment op, shift op, method call, control-flow disruption, constant, variable, statement swap, exception handler, Java-specific, program</text:p>
          </table:table-cell>
          <table:table-cell office:value-type="string" calcext:value-type="string">
            <text:p>statement deletion</text:p>
          </table:table-cell>
          <table:table-cell office:value-type="string" calcext:value-type="string">
            <text:p>constant, variable, arithmetic op, relational op, conditional op, statement deletion, return statement, goto label, do statement, bomb statement, absolute value, program</text:p>
          </table:table-cell>
          <table:table-cell office:value-type="string" calcext:value-type="string">
            <text:p>SQL-specific,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ithmetic op, conditional op, relational op, shift op, absolute value, program</text:p>
          </table:table-cell>
          <table:table-cell office:value-type="string" calcext:value-type="string">
            <text:p>arithmetic op, relational op, constant, statement deletion, program</text:p>
          </table:table-cell>
          <table:table-cell table:number-columns-repeated="2" office:value-type="string" calcext:value-type="string">
            <text:p>absolute value, arithmetic op, conditional op, relational op, program</text:p>
          </table:table-cell>
          <table:table-cell/>
          <table:table-cell office:value-type="string" calcext:value-type="string">
            <text:p>arithmetic op, conditional op, relational op, absolute value, constant, variable, SQL-specific,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OO-specific, Java-specific</text:p>
          </table:table-cell>
          <table:table-cell office:value-type="string" calcext:value-type="string">
            <text:p>arithmetic op, program</text:p>
          </table:table-cell>
          <table:table-cell table:style-name="ce1" office:value-type="string" calcext:value-type="string">
            <text:p>specification</text:p>
          </table:table-cell>
          <table:table-cell table:number-columns-repeated="2"/>
          <table:table-cell office:value-type="string" calcext:value-type="string">
            <text:p>arithmetic op, conditional op, relational op, absolute value, constant, variable, SQL-specific,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ithmetic op, conditional op, relational op, program</text:p>
          </table:table-cell>
          <table:table-cell office:value-type="string" calcext:value-type="string">
            <text:p>arithmetic op, relational op, conditional op, bitwise op, assignment op, statement deletion, constant, progr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 method call, control-flow disruption, constant, variable, statement swap, exception handler, Java-specific, program</text:p>
          </table:table-cell>
          <table:table-cell office:value-type="string" calcext:value-type="string">
            <text:p>variable, progr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ithmetic op, constant, method call, relational op, return statement, statement deletion, program</text:p>
          </table:table-cell>
          <table:table-cell office:value-type="string" calcext:value-type="string">
            <text:p>absolute value, arithmetic op, conditional op, relational op, progr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riable, arithmetic op, relational op, constant, parentheses, program</text:p>
          </table:table-cell>
          <table:table-cell office:value-type="string" calcext:value-type="string">
            <text:p>arithmetic op, bitwise op, return statement, conditional op, assignment op, type, relational op, goto label, loop trap, brace, switch statement, conditional exp, while statement, variable, progr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OO-specific, Java-specific, program</text:p>
          </table:table-cell>
          <table:table-cell office:value-type="string" calcext:value-type="string">
            <text:p>absolute value, arithmetic op, conditional op, relational op, progr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OO-specific, Java-specific, program</text:p>
          </table:table-cell>
          <table:table-cell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ithmetic op, relational op, conditional op, method call, OO-specific, program</text:p>
          </table:table-cell>
          <table:table-cell office:value-type="string" calcext:value-type="string">
            <text:p>bomb statement, conditional exp, statement deletion, return statement, goto label, control-flow disruption, while statement, do-while statement, loop trap, statement swap, brace, switch statement, arithmetic op, bitwise op, conditional op, shift op, relational op, assignment o, parentheses, type, variable, constant, progr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ithmetic op, relational op, conditional op, method call, OO-specific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ditional op, method call, OO-specific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tant, conditional op, arithmetic op, statement deletion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stant, variable, conditional op, statement deletion, OO-specific, bitwise op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O-specific, constant, arithmetic op, relational op, conditional op, bitwise op, assignment op, shift op, control-flow disruption, method call, statement swap, variable, conditional exp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current mutation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current mutation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conditional op, relational op, constant, variable, Interface mutation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OO-specific, Java-specific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OO-specific, Java-specific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conditional op, relational op, shift op, absolute value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conditional op, bitwise op, constant, variable, Java-specific, OO-specific, return statement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ditional op, constant, variable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tant, conditional op, arithmetic op, statement deletion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, arithmetic op, relational op, conditional op, bitwise op, assignment op, shift op,OO-specific, Java-specific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bsolute value, arithmetic op, <text:s/>relational o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bsolute value, arithmetic op, conditional op, relational op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OO-specific, Java-specific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shift op, bitwise op, relational op, conditional op, <text:s/>assignment op, <text:s/>conditional exp, return statement, OO-specific, constant, statement deletion, variable, switch statement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OO-specific, Java-specific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 constant, return statement, switch statement, OO-specific, Java-specific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conditional op, relational op, method call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current mutation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OO-specific, Java-specific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shift op, bitwise op, return statement, conditional op, assignment op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lational op, arithmetic op, shift op, bitwise op, conditional op, assignment op, return statement, statement deletion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bsolute value, arithmetic op, conditional op, relational op, 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op, relational op, conditional op, bitwise op, assignment op, shift op, program</text:p>
          </table:table-cell>
          <table:table-cell table:number-columns-repeated="6"/>
        </table:table-row>
      </table:table>
      <table:table table:name="tool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ce14"/>
        <table:table-column table:style-name="co28" table:default-cell-style-name="Default"/>
        <table:table-column table:style-name="co9" table:number-columns-repeated="20" table:default-cell-style-name="Default"/>
        <table:table-row table:style-name="ro1">
          <table:table-cell table:style-name="ce8" office:value-type="string" calcext:value-type="string">
            <text:p>Language </text:p>
          </table:table-cell>
          <table:table-cell table:style-name="ce8" office:value-type="string" calcext:value-type="string">
            <text:p>Tool </text:p>
          </table:table-cell>
          <table:table-cell table:style-name="ce12" office:value-type="string" calcext:value-type="string">
            <text:p>Equivalent Mutants</text:p>
          </table:table-cell>
          <table:table-cell table:style-name="ce12" office:value-type="string" calcext:value-type="string">
            <text:p>Cost Reduction</text:p>
          </table:table-cell>
          <table:table-cell table:style-name="ce12" office:value-type="string" calcext:value-type="string">
            <text:p>Mutation Operators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Java </text:p>
          </table:table-cell>
          <table:table-cell table:style-name="ce8" office:value-type="string" calcext:value-type="string">
            <text:p>MuJava/$\mu$-java/Muclipse 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MSG, bytecode translation (BCEL)</text:p>
          </table:table-cell>
          <table:table-cell table:style-name="ce12" office:value-type="string" calcext:value-type="string">
            <text:p>arithmetic op, relational op, conditional op, bitwise op, assignment op, shift op,OO-specific, Java-specific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Java </text:p>
          </table:table-cell>
          <table:table-cell table:style-name="ce8" office:value-type="string" calcext:value-type="string">
            <text:p>PIT/PiTest </text:p>
          </table:table-cell>
          <table:table-cell table:style-name="ce12" office:value-type="string" calcext:value-type="string">
            <text:p>n/a</text:p>
          </table:table-cell>
          <table:table-cell table:style-name="ce2" office:value-type="string" calcext:value-type="string">
            <text:p>bytecode translation (ASM), coverage-based test selection</text:p>
          </table:table-cell>
          <table:table-cell table:style-name="ce12" office:value-type="string" calcext:value-type="string">
            <text:p>arithmetic op, shift op, bitwise op, relational op, conditional op, assignment op, conditional exp, return statement, OO-specific, constant, statement deletion, variable, switch statement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Java </text:p>
          </table:table-cell>
          <table:table-cell table:style-name="ce8" office:value-type="string" calcext:value-type="string">
            <text:p>JAVALANCHE </text:p>
          </table:table-cell>
          <table:table-cell table:style-name="ce12" office:value-type="string" calcext:value-type="string">
            <text:p>ranking mutations by impact</text:p>
          </table:table-cell>
          <table:table-cell table:style-name="ce12" office:value-type="string" calcext:value-type="string">
            <text:p>MSG, bytecode translation (ASM), coverage-based test selection, p<text:span text:style-name="T1">arallel execution</text:span></text:p>
          </table:table-cell>
          <table:table-cell table:style-name="ce12" office:value-type="string" calcext:value-type="string">
            <text:p>constant, conditional op, arithmetic op, statement deletion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Java </text:p>
          </table:table-cell>
          <table:table-cell table:style-name="ce8" office:value-type="string" calcext:value-type="string">
            <text:p>MAJOR 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Compiler-integrated, coverage-based test selection</text:p>
          </table:table-cell>
          <table:table-cell table:style-name="ce12" office:value-type="string" calcext:value-type="string">
            <text:p>arithmetic op, conditional op, relational op, shift op, absolute value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Java </text:p>
          </table:table-cell>
          <table:table-cell table:style-name="ce8" office:value-type="string" calcext:value-type="string">
            <text:p>Jumble 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bytecode translation (BCEL), conventional test selection</text:p>
          </table:table-cell>
          <table:table-cell office:value-type="string" calcext:value-type="string">
            <text:p>conditional op, arithmetic op, shift op, bitwise op, constant, return statement, switch statement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Java </text:p>
          </table:table-cell>
          <table:table-cell table:style-name="ce8" office:value-type="string" calcext:value-type="string">
            <text:p>Sofya 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bytecode translation (BCEL)</text:p>
          </table:table-cell>
          <table:table-cell table:style-name="ce12" office:value-type="string" calcext:value-type="string">
            <text:p>method call, arithmetic op, conditional op, relational op, OO-specific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Java </text:p>
          </table:table-cell>
          <table:table-cell table:style-name="ce8" office:value-type="string" calcext:value-type="string">
            <text:p>Jester </text:p>
          </table:table-cell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constant, relational op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C </text:p>
          </table:table-cell>
          <table:table-cell table:style-name="ce8" office:value-type="string" calcext:value-type="string">
            <text:p>Proteum 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mutant sample</text:p>
          </table:table-cell>
          <table:table-cell table:style-name="ce12" office:value-type="string" calcext:value-type="string">
            <text:p>bomb statement, conditional exp, statement deletion, return statement, goto label, control-flow disruption, while statement, do-while statement, loop trap, statement swap, brace, switch statement, arithmetic op, bitwise op, conditional op, shift op, relational op, assignment o, parentheses, type, variable, constant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C </text:p>
          </table:table-cell>
          <table:table-cell table:style-name="ce8" office:value-type="string" calcext:value-type="string">
            <text:p>MiLu 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Higher-order mutants, test harness</text:p>
          </table:table-cell>
          <table:table-cell table:style-name="ce12" office:value-type="string" calcext:value-type="string">
            <text:p>arithmetic op, relational op, conditional op, bitwise op, assignment op, statement deletion, constant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C </text:p>
          </table:table-cell>
          <table:table-cell table:style-name="ce8" office:value-type="string" calcext:value-type="string">
            <text:p>SMT-C 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Interpreter-based, weak mutation</text:p>
          </table:table-cell>
          <table:table-cell office:value-type="string" calcext:value-type="string">
            <text:p>assignment op, if statement, switch statement, relational op, method call, constant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Fortran </text:p>
          </table:table-cell>
          <table:table-cell table:style-name="ce8" office:value-type="string" calcext:value-type="string">
            <text:p>Mothra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Interpreter-based</text:p>
          </table:table-cell>
          <table:table-cell table:style-name="ce12" office:value-type="string" calcext:value-type="string">
            <text:p>constant, variable, arithmetic op, relational op, conditional op, statement deletion, return statement, goto label, do statement, bomb statement, absolute value</text:p>
          </table:table-cell>
          <table:table-cell table:number-columns-repeated="19"/>
        </table:table-row>
        <table:table-row table:style-name="ro2">
          <table:table-cell table:style-name="ce8" office:value-type="string" calcext:value-type="string">
            <text:p>SQL </text:p>
          </table:table-cell>
          <table:table-cell table:style-name="ce8" office:value-type="string" calcext:value-type="string">
            <text:p>SQLMutation/JDAMA </text:p>
          </table:table-cell>
          <table:table-cell table:style-name="ce12" office:value-type="string" calcext:value-type="string">
            <text:p>Constraint binding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arithmetic op, conditional op, relational op, absolute value, constant, variable, SQL-specific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SQL </text:p>
          </table:table-cell>
          <table:table-cell table:style-name="ce8" office:value-type="string" calcext:value-type="string">
            <text:p>SchemaAnalyst </text:p>
          </table:table-cell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SQL-specific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C\# </text:p>
          </table:table-cell>
          <table:table-cell table:style-name="ce8" office:value-type="string" calcext:value-type="string">
            <text:p>GenMutants </text:p>
          </table:table-cell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absolute value, arithmetic op, conditional op, relational op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C\# </text:p>
          </table:table-cell>
          <table:table-cell table:style-name="ce8" office:value-type="string" calcext:value-type="string">
            <text:p>PexMutator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Compiler-based</text:p>
          </table:table-cell>
          <table:table-cell table:style-name="ce12" office:value-type="string" calcext:value-type="string">
            <text:p>absolute value, arithmetic op, conditional op, relational op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JavaScript </text:p>
          </table:table-cell>
          <table:table-cell table:style-name="ce8" office:value-type="string" calcext:value-type="string">
            <text:p>MUTANDIS </text:p>
          </table:table-cell>
          <table:table-cell table:style-name="ce12" office:value-type="string" calcext:value-type="string">
            <text:p>reduce likelihood</text:p>
          </table:table-cell>
          <table:table-cell table:style-name="ce15" office:value-type="string" calcext:value-type="string">
            <text:p>selection strategy</text:p>
          </table:table-cell>
          <table:table-cell table:style-name="ce12" office:value-type="string" calcext:value-type="string">
            <text:p>method call, variable, JS-specific, constant, type, arithmetic op, assignment, relational op, conditional op, statement swap, control-flow disruption, statement deletion, switch statement, return statement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AspectJ </text:p>
          </table:table-cell>
          <table:table-cell table:style-name="ce8" office:value-type="string" calcext:value-type="string">
            <text:p>AjMutator </text:p>
          </table:table-cell>
          <table:table-cell table:style-name="ce12" office:value-type="string" calcext:value-type="string">
            <text:p>static analysis</text:p>
          </table:table-cell>
          <table:table-cell table:style-name="ce12" office:value-type="string" calcext:value-type="string">
            <text:p>Compiler-based</text:p>
          </table:table-cell>
          <table:table-cell table:style-name="ce12" office:value-type="string" calcext:value-type="string">
            <text:p>AOP-specific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UML specification </text:p>
          </table:table-cell>
          <table:table-cell table:style-name="ce8" office:value-type="string" calcext:value-type="string">
            <text:p>MoMuT::UML 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Compiler-based</text:p>
          </table:table-cell>
          <table:table-cell table:style-name="ce12" office:value-type="string" calcext:value-type="string">
            <text:p>specification</text:p>
          </table:table-cell>
          <table:table-cell table:number-columns-repeated="1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1"/>
        </table:table-row>
        <table:table-row table:style-name="ro3">
          <table:table-cell table:style-name="ce10" table:number-columns-repeated="2"/>
          <table:table-cell table:style-name="ce8" office:value-type="string" calcext:value-type="string">
            <text:p>MuJava/$\mu$-java/Muclipse </text:p>
          </table:table-cell>
          <table:table-cell table:style-name="ce8" office:value-type="string" calcext:value-type="string">
            <text:p>PIT/PiTest </text:p>
          </table:table-cell>
          <table:table-cell table:style-name="ce8" office:value-type="string" calcext:value-type="string">
            <text:p>JAVALANCHE </text:p>
          </table:table-cell>
          <table:table-cell table:style-name="ce8" office:value-type="string" calcext:value-type="string">
            <text:p>MAJOR </text:p>
          </table:table-cell>
          <table:table-cell table:style-name="ce8" office:value-type="string" calcext:value-type="string">
            <text:p>Jumble </text:p>
          </table:table-cell>
          <table:table-cell table:style-name="ce8" office:value-type="string" calcext:value-type="string">
            <text:p>Sofya </text:p>
          </table:table-cell>
          <table:table-cell table:style-name="ce8" office:value-type="string" calcext:value-type="string">
            <text:p>Jester </text:p>
          </table:table-cell>
          <table:table-cell table:style-name="ce8" office:value-type="string" calcext:value-type="string">
            <text:p>Proteum </text:p>
          </table:table-cell>
          <table:table-cell table:style-name="ce8" office:value-type="string" calcext:value-type="string">
            <text:p>MiLu </text:p>
          </table:table-cell>
          <table:table-cell table:style-name="ce8" office:value-type="string" calcext:value-type="string">
            <text:p>SMT-C </text:p>
          </table:table-cell>
          <table:table-cell table:style-name="ce8" office:value-type="string" calcext:value-type="string">
            <text:p>Mothra</text:p>
          </table:table-cell>
          <table:table-cell table:style-name="ce8" office:value-type="string" calcext:value-type="string">
            <text:p>SQLMutation/JDAMA </text:p>
          </table:table-cell>
          <table:table-cell table:style-name="ce8" office:value-type="string" calcext:value-type="string">
            <text:p>SchemaAnalyst </text:p>
          </table:table-cell>
          <table:table-cell table:style-name="ce8" office:value-type="string" calcext:value-type="string">
            <text:p>GenMutants </text:p>
          </table:table-cell>
          <table:table-cell table:style-name="ce8" office:value-type="string" calcext:value-type="string">
            <text:p>PexMutator</text:p>
          </table:table-cell>
          <table:table-cell table:style-name="ce8" office:value-type="string" calcext:value-type="string">
            <text:p>MUTANDIS </text:p>
          </table:table-cell>
          <table:table-cell table:style-name="ce8" office:value-type="string" calcext:value-type="string">
            <text:p>AjMutator </text:p>
          </table:table-cell>
          <table:table-cell table:style-name="ce8" office:value-type="string" calcext:value-type="string">
            <text:p>MoMuT::UML </text:p>
          </table:table-cell>
          <table:table-cell table:number-columns-repeated="4"/>
        </table:table-row>
        <table:table-row table:style-name="ro4">
          <table:table-cell table:style-name="ce10" table:number-columns-repeated="2"/>
          <table:table-cell table:style-name="ce8" table:formula="of:=CONCATENATE(&quot;\rot{&quot;;[tool.C22];&quot;}&quot;)" office:value-type="string" office:string-value="\rot{MuJava/$\mu$-java/Muclipse }" calcext:value-type="string">
            <text:p>\rot{MuJava/$\mu$-java/Muclipse }</text:p>
          </table:table-cell>
          <table:table-cell table:style-name="ce8" table:formula="of:=CONCATENATE(&quot;\rot{&quot;;[tool.D22];&quot;}&quot;)" office:value-type="string" office:string-value="\rot{PIT/PiTest }" calcext:value-type="string">
            <text:p>\rot{PIT/PiTest }</text:p>
          </table:table-cell>
          <table:table-cell table:style-name="ce8" table:formula="of:=CONCATENATE(&quot;\rot{&quot;;[tool.E22];&quot;}&quot;)" office:value-type="string" office:string-value="\rot{JAVALANCHE }" calcext:value-type="string">
            <text:p>\rot{JAVALANCHE }</text:p>
          </table:table-cell>
          <table:table-cell table:style-name="ce8" table:formula="of:=CONCATENATE(&quot;\rot{&quot;;[tool.F22];&quot;}&quot;)" office:value-type="string" office:string-value="\rot{MAJOR }" calcext:value-type="string">
            <text:p>\rot{MAJOR }</text:p>
          </table:table-cell>
          <table:table-cell table:style-name="ce8" table:formula="of:=CONCATENATE(&quot;\rot{&quot;;[tool.G22];&quot;}&quot;)" office:value-type="string" office:string-value="\rot{Jumble }" calcext:value-type="string">
            <text:p>\rot{Jumble }</text:p>
          </table:table-cell>
          <table:table-cell table:style-name="ce8" table:formula="of:=CONCATENATE(&quot;\rot{&quot;;[tool.H22];&quot;}&quot;)" office:value-type="string" office:string-value="\rot{Sofya }" calcext:value-type="string">
            <text:p>\rot{Sofya }</text:p>
          </table:table-cell>
          <table:table-cell table:style-name="ce8" table:formula="of:=CONCATENATE(&quot;\rot{&quot;;[tool.I22];&quot;}&quot;)" office:value-type="string" office:string-value="\rot{Jester }" calcext:value-type="string">
            <text:p>\rot{Jester }</text:p>
          </table:table-cell>
          <table:table-cell table:style-name="ce8" table:formula="of:=CONCATENATE(&quot;\rot{&quot;;[tool.J22];&quot;}&quot;)" office:value-type="string" office:string-value="\rot{Proteum }" calcext:value-type="string">
            <text:p>\rot{Proteum }</text:p>
          </table:table-cell>
          <table:table-cell table:style-name="ce8" table:formula="of:=CONCATENATE(&quot;\rot{&quot;;[tool.K22];&quot;}&quot;)" office:value-type="string" office:string-value="\rot{MiLu }" calcext:value-type="string">
            <text:p>\rot{MiLu }</text:p>
          </table:table-cell>
          <table:table-cell table:style-name="ce8" table:formula="of:=CONCATENATE(&quot;\rot{&quot;;[tool.L22];&quot;}&quot;)" office:value-type="string" office:string-value="\rot{SMT-C }" calcext:value-type="string">
            <text:p>\rot{SMT-C }</text:p>
          </table:table-cell>
          <table:table-cell table:style-name="ce8" table:formula="of:=CONCATENATE(&quot;\rot{&quot;;[tool.M22];&quot;}&quot;)" office:value-type="string" office:string-value="\rot{Mothra}" calcext:value-type="string">
            <text:p>\rot{Mothra}</text:p>
          </table:table-cell>
          <table:table-cell table:style-name="ce8" table:formula="of:=CONCATENATE(&quot;\rot{&quot;;[tool.N22];&quot;}&quot;)" office:value-type="string" office:string-value="\rot{SQLMutation/JDAMA }" calcext:value-type="string">
            <text:p>\rot{SQLMutation/JDAMA }</text:p>
          </table:table-cell>
          <table:table-cell table:style-name="ce8" table:formula="of:=CONCATENATE(&quot;\rot{&quot;;[tool.O22];&quot;}&quot;)" office:value-type="string" office:string-value="\rot{SchemaAnalyst }" calcext:value-type="string">
            <text:p>\rot{SchemaAnalyst }</text:p>
          </table:table-cell>
          <table:table-cell table:style-name="ce8" table:formula="of:=CONCATENATE(&quot;\rot{&quot;;[tool.P22];&quot;}&quot;)" office:value-type="string" office:string-value="\rot{GenMutants }" calcext:value-type="string">
            <text:p>\rot{GenMutants }</text:p>
          </table:table-cell>
          <table:table-cell table:style-name="ce8" table:formula="of:=CONCATENATE(&quot;\rot{&quot;;[tool.Q22];&quot;}&quot;)" office:value-type="string" office:string-value="\rot{PexMutator}" calcext:value-type="string">
            <text:p>\rot{PexMutator}</text:p>
          </table:table-cell>
          <table:table-cell table:style-name="ce8" table:formula="of:=CONCATENATE(&quot;\rot{&quot;;[tool.R22];&quot;}&quot;)" office:value-type="string" office:string-value="\rot{MUTANDIS }" calcext:value-type="string">
            <text:p>\rot{MUTANDIS }</text:p>
          </table:table-cell>
          <table:table-cell table:style-name="ce8" table:formula="of:=CONCATENATE(&quot;\rot{&quot;;[tool.S22];&quot;}&quot;)" office:value-type="string" office:string-value="\rot{AjMutator }" calcext:value-type="string">
            <text:p>\rot{AjMutator }</text:p>
          </table:table-cell>
          <table:table-cell table:style-name="ce8" table:formula="of:=CONCATENATE(&quot;\rot{&quot;;[tool.T22];&quot;}&quot;)" office:value-type="string" office:string-value="\rot{MoMuT::UML }" calcext:value-type="string">
            <text:p>\rot{MoMuT::UML 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fication</text:p>
          </table:table-cell>
          <table:table-cell table:style-name="ce11" office:value-type="string" calcext:value-type="string">
            <text:p>Specification Mutation </text:p>
          </table:table-cell>
          <table:table-cell table:style-name="ce13" table:formula="of:=IF(IFERROR(SEARCH([tool.$A24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4];[tool.$E$1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ithmetic op</text:p>
          </table:table-cell>
          <table:table-cell table:style-name="ce11" office:value-type="string" calcext:value-type="string">
            <text:p>arithmetic operator </text:p>
          </table:table-cell>
          <table:table-cell table:style-name="ce13" table:formula="of:=IF(IFERROR(SEARCH([tool.$A25];[tool.$E$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5];[tool.$E$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5];[tool.$E$4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5];[tool.$E$5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5];[tool.$E$6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5];[tool.$E$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5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5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5];[tool.$E$10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5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5];[tool.$E$1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5];[tool.$E$1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5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5];[tool.$E$15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5];[tool.$E$16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5];[tool.$E$1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5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5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ional op</text:p>
          </table:table-cell>
          <table:table-cell table:style-name="ce11" office:value-type="string" calcext:value-type="string">
            <text:p>relational operator </text:p>
          </table:table-cell>
          <table:table-cell table:style-name="ce13" table:formula="of:=IF(IFERROR(SEARCH([tool.$A26];[tool.$E$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6];[tool.$E$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6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6];[tool.$E$5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6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6];[tool.$E$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6];[tool.$E$8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6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6];[tool.$E$10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6];[tool.$E$11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6];[tool.$E$1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6];[tool.$E$1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6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6];[tool.$E$15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6];[tool.$E$16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6];[tool.$E$1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6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6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itional op</text:p>
          </table:table-cell>
          <table:table-cell table:style-name="ce11" office:value-type="string" calcext:value-type="string">
            <text:p>conditional operator </text:p>
          </table:table-cell>
          <table:table-cell table:style-name="ce13" table:formula="of:=IF(IFERROR(SEARCH([tool.$A27];[tool.$E$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7];[tool.$E$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7];[tool.$E$4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7];[tool.$E$5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7];[tool.$E$6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7];[tool.$E$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7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7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7];[tool.$E$10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7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7];[tool.$E$1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7];[tool.$E$1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7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7];[tool.$E$15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7];[tool.$E$16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7];[tool.$E$1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7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7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ignment op</text:p>
          </table:table-cell>
          <table:table-cell table:style-name="ce11" office:value-type="string" calcext:value-type="string">
            <text:p>assignment operator </text:p>
          </table:table-cell>
          <table:table-cell table:style-name="ce13" table:formula="of:=IF(IFERROR(SEARCH([tool.$A28];[tool.$E$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8];[tool.$E$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8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8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8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8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8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8];[tool.$E$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8];[tool.$E$10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8];[tool.$E$11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8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8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8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8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8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8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8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8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wise op</text:p>
          </table:table-cell>
          <table:table-cell table:style-name="ce11" office:value-type="string" calcext:value-type="string">
            <text:p>bitwise operator </text:p>
          </table:table-cell>
          <table:table-cell table:style-name="ce13" table:formula="of:=IF(IFERROR(SEARCH([tool.$A29];[tool.$E$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9];[tool.$E$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9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9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9];[tool.$E$6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9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9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9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9];[tool.$E$10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29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9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9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9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9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9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9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9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29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op</text:p>
          </table:table-cell>
          <table:table-cell table:style-name="ce11" office:value-type="string" calcext:value-type="string">
            <text:p>shift operator </text:p>
          </table:table-cell>
          <table:table-cell table:style-name="ce13" table:formula="of:=IF(IFERROR(SEARCH([tool.$A30];[tool.$E$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0];[tool.$E$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0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0];[tool.$E$5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0];[tool.$E$6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0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0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0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0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0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0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0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0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0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0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0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0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0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ant</text:p>
          </table:table-cell>
          <table:table-cell table:style-name="ce11" office:value-type="string" calcext:value-type="string">
            <text:p>constant </text:p>
          </table:table-cell>
          <table:table-cell table:style-name="ce13" table:formula="of:=IF(IFERROR(SEARCH([tool.$A31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1];[tool.$E$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1];[tool.$E$4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1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1];[tool.$E$6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1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1];[tool.$E$8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1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1];[tool.$E$10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1];[tool.$E$11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1];[tool.$E$1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1];[tool.$E$1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1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1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1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1];[tool.$E$1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1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1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</text:p>
          </table:table-cell>
          <table:table-cell table:style-name="ce11" office:value-type="string" calcext:value-type="string">
            <text:p>variable </text:p>
          </table:table-cell>
          <table:table-cell table:style-name="ce13" table:formula="of:=IF(IFERROR(SEARCH([tool.$A32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2];[tool.$E$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2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2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2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2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2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2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2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2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2];[tool.$E$1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2];[tool.$E$1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2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2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2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2];[tool.$E$1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2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2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olute value</text:p>
          </table:table-cell>
          <table:table-cell table:style-name="ce11" office:value-type="string" calcext:value-type="string">
            <text:p>absolute value </text:p>
          </table:table-cell>
          <table:table-cell table:style-name="ce13" table:formula="of:=IF(IFERROR(SEARCH([tool.$A33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3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3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3];[tool.$E$5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3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3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3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3];[tool.$E$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3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3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3];[tool.$E$1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3];[tool.$E$1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3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3];[tool.$E$15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3];[tool.$E$16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3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3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3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itional exp</text:p>
          </table:table-cell>
          <table:table-cell table:style-name="ce11" office:value-type="string" calcext:value-type="string">
            <text:p>conditional expression </text:p>
          </table:table-cell>
          <table:table-cell table:style-name="ce13" table:formula="of:=IF(IFERROR(SEARCH([tool.$A34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4];[tool.$E$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4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4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4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4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4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4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4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4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4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4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4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4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4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4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4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4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entheses</text:p>
          </table:table-cell>
          <table:table-cell table:style-name="ce11" office:value-type="string" calcext:value-type="string">
            <text:p>parenthesis </text:p>
          </table:table-cell>
          <table:table-cell table:style-name="ce13" table:formula="of:=IF(IFERROR(SEARCH([tool.$A35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5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5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5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5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5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5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5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5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5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5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5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5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5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5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5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5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5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style-name="ce11" office:value-type="string" calcext:value-type="string">
            <text:p>type </text:p>
          </table:table-cell>
          <table:table-cell table:style-name="ce13" table:formula="of:=IF(IFERROR(SEARCH([tool.$A36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6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6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6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6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6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6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6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6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6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6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6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6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6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6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6];[tool.$E$1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6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6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ment deletion</text:p>
          </table:table-cell>
          <table:table-cell table:style-name="ce11" office:value-type="string" calcext:value-type="string">
            <text:p>statement deletion </text:p>
          </table:table-cell>
          <table:table-cell table:style-name="ce13" table:formula="of:=IF(IFERROR(SEARCH([tool.$A37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7];[tool.$E$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7];[tool.$E$4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7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7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7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7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7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7];[tool.$E$10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7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7];[tool.$E$1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7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7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7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7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7];[tool.$E$1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7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7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hod call</text:p>
          </table:table-cell>
          <table:table-cell table:style-name="ce11" office:value-type="string" calcext:value-type="string">
            <text:p>method call </text:p>
          </table:table-cell>
          <table:table-cell table:style-name="ce13" table:formula="of:=IF(IFERROR(SEARCH([tool.$A38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8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8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8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8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8];[tool.$E$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8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8];[tool.$E$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8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8];[tool.$E$11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8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8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8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8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8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8];[tool.$E$1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8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8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urn statement</text:p>
          </table:table-cell>
          <table:table-cell table:style-name="ce11" office:value-type="string" calcext:value-type="string">
            <text:p>return statement </text:p>
          </table:table-cell>
          <table:table-cell table:style-name="ce13" table:formula="of:=IF(IFERROR(SEARCH([tool.$A39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9];[tool.$E$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9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9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9];[tool.$E$6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9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9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9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9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9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9];[tool.$E$1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9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9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9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9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9];[tool.$E$1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39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39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f statement</text:p>
          </table:table-cell>
          <table:table-cell table:style-name="ce13" table:formula="of:=IF(IFERROR(SEARCH([tool.$A40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0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0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0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0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0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0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0];[tool.$E$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0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0];[tool.$E$11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0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0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0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0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0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0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0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0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eption handler</text:p>
          </table:table-cell>
          <table:table-cell table:style-name="ce11" office:value-type="string" calcext:value-type="string">
            <text:p>exception handler </text:p>
          </table:table-cell>
          <table:table-cell table:style-name="ce13" table:formula="of:=IF(IFERROR(SEARCH([tool.$A41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1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o label</text:p>
          </table:table-cell>
          <table:table-cell table:style-name="ce11" office:value-type="string" calcext:value-type="string">
            <text:p>goto label </text:p>
          </table:table-cell>
          <table:table-cell table:style-name="ce13" table:formula="of:=IF(IFERROR(SEARCH([tool.$A42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2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2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2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2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2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2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2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2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2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2];[tool.$E$1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2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2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2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2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2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2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2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ol-flow disruption</text:p>
          </table:table-cell>
          <table:table-cell table:style-name="ce11" office:value-type="string" calcext:value-type="string">
            <text:p>control-flow disruption </text:p>
          </table:table-cell>
          <table:table-cell table:style-name="ce13" table:formula="of:=IF(IFERROR(SEARCH([tool.$A43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3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3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3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3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3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3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3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3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3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3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3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3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3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3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3];[tool.$E$1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3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3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ment swap</text:p>
          </table:table-cell>
          <table:table-cell table:style-name="ce11" office:value-type="string" calcext:value-type="string">
            <text:p>statement swap </text:p>
          </table:table-cell>
          <table:table-cell table:style-name="ce13" table:formula="of:=IF(IFERROR(SEARCH([tool.$A44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4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4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4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4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4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4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4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4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4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4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4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4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4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4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4];[tool.$E$1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4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4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mb statement</text:p>
          </table:table-cell>
          <table:table-cell table:style-name="ce11" office:value-type="string" calcext:value-type="string">
            <text:p>bomb statement </text:p>
          </table:table-cell>
          <table:table-cell table:style-name="ce13" table:formula="of:=IF(IFERROR(SEARCH([tool.$A45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5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5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5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5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5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5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5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5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5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5];[tool.$E$1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5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5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5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5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5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5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5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 statement</text:p>
          </table:table-cell>
          <table:table-cell table:style-name="ce11" office:value-type="string" calcext:value-type="string">
            <text:p>switch statement </text:p>
          </table:table-cell>
          <table:table-cell table:style-name="ce13" table:formula="of:=IF(IFERROR(SEARCH([tool.$A46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6];[tool.$E$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6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6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6];[tool.$E$6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6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6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6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6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6];[tool.$E$11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6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6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6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6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6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6];[tool.$E$1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6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6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statement</text:p>
          </table:table-cell>
          <table:table-cell table:style-name="ce11" office:value-type="string" calcext:value-type="string">
            <text:p>do statement </text:p>
          </table:table-cell>
          <table:table-cell table:style-name="ce13" table:formula="of:=IF(IFERROR(SEARCH([tool.$A47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7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7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7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7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7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7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7];[tool.$E$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7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7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7];[tool.$E$1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7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7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7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7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7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7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7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e</text:p>
          </table:table-cell>
          <table:table-cell table:style-name="ce11" office:value-type="string" calcext:value-type="string">
            <text:p>brace </text:p>
          </table:table-cell>
          <table:table-cell table:style-name="ce13" table:formula="of:=IF(IFERROR(SEARCH([tool.$A48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8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8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8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8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8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8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8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8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8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8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8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8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8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8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8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8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8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p trap</text:p>
          </table:table-cell>
          <table:table-cell table:style-name="ce11" office:value-type="string" calcext:value-type="string">
            <text:p>loop trap </text:p>
          </table:table-cell>
          <table:table-cell table:style-name="ce13" table:formula="of:=IF(IFERROR(SEARCH([tool.$A49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9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9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9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9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9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9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9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49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9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9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9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9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9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9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9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9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49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e statement</text:p>
          </table:table-cell>
          <table:table-cell table:style-name="ce11" office:value-type="string" calcext:value-type="string">
            <text:p>while statement </text:p>
          </table:table-cell>
          <table:table-cell table:style-name="ce13" table:formula="of:=IF(IFERROR(SEARCH([tool.$A50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0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0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0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0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0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0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0];[tool.$E$9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50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0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0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0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0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0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0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0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0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0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-specific</text:p>
          </table:table-cell>
          <table:table-cell table:style-name="ce11" office:value-type="string" calcext:value-type="string">
            <text:p>OO-specific </text:p>
          </table:table-cell>
          <table:table-cell table:style-name="ce13" table:formula="of:=IF(IFERROR(SEARCH([tool.$A51];[tool.$E$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51];[tool.$E$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51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1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1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1];[tool.$E$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51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1];[tool.$E$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1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1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1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1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1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1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1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1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1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1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-specific</text:p>
          </table:table-cell>
          <table:table-cell table:style-name="ce11" office:value-type="string" calcext:value-type="string">
            <text:p>Java-specific </text:p>
          </table:table-cell>
          <table:table-cell table:style-name="ce13" table:formula="of:=IF(IFERROR(SEARCH([tool.$A52];[tool.$E$2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52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2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2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2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2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2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2];[tool.$E$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2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2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2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2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2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2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2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2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2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2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L-specific</text:p>
          </table:table-cell>
          <table:table-cell table:style-name="ce11" office:value-type="string" calcext:value-type="string">
            <text:p>SQL-specific </text:p>
          </table:table-cell>
          <table:table-cell table:style-name="ce13" table:formula="of:=IF(IFERROR(SEARCH([tool.$A53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3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3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3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3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3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3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3];[tool.$E$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3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3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3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3];[tool.$E$13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53];[tool.$E$14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53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3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3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3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3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S-specific</text:p>
          </table:table-cell>
          <table:table-cell table:style-name="ce11" office:value-type="string" calcext:value-type="string">
            <text:p>JavaScript-specific </text:p>
          </table:table-cell>
          <table:table-cell table:style-name="ce13" table:formula="of:=IF(IFERROR(SEARCH([tool.$A54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4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4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4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4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4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4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4];[tool.$E$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4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4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4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4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4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4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4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4];[tool.$E$17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54];[tool.$E$1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4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>
          <table:table-cell table:number-columns-repeated="2" table:style-name="ce11" office:value-type="string" calcext:value-type="string">
            <text:p>AOP-specific</text:p>
          </table:table-cell>
          <table:table-cell table:style-name="ce13" table:formula="of:=IF(IFERROR(SEARCH([tool.$A55];[tool.$E$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5];[tool.$E$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5];[tool.$E$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5];[tool.$E$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5];[tool.$E$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5];[tool.$E$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5];[tool.$E$8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5];[tool.$E$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5];[tool.$E$10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5];[tool.$E$11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5];[tool.$E$12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5];[tool.$E$13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5];[tool.$E$14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5];[tool.$E$15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5];[tool.$E$16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5];[tool.$E$17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style-name="ce13" table:formula="of:=IF(IFERROR(SEARCH([tool.$A55];[tool.$E$18];0);0)&gt;0;&quot;\cellcolor{green}Y&quot;;&quot;\cellcolor{red}N&quot;)" office:value-type="string" office:string-value="\cellcolor{green}Y" calcext:value-type="string">
            <text:p>\cellcolor{green}Y</text:p>
          </table:table-cell>
          <table:table-cell table:style-name="ce13" table:formula="of:=IF(IFERROR(SEARCH([tool.$A55];[tool.$E$19];0);0)&gt;0;&quot;\cellcolor{green}Y&quot;;&quot;\cellcolor{red}N&quot;)" office:value-type="string" office:string-value="\cellcolor{red}N" calcext:value-type="string">
            <text:p>\cellcolor{red}N</text:p>
          </table:table-cell>
          <table:table-cell table:number-columns-repeated="4"/>
        </table:table-row>
        <table:table-row table:style-name="ro1" table:number-rows-repeated="30">
          <table:table-cell table:number-columns-repeated="2"/>
          <table:table-cell table:style-name="Default"/>
          <table:table-cell table:number-columns-repeated="17"/>
          <table:table-cell table:style-name="ce14" table:number-columns-repeated="4"/>
        </table:table-row>
        <table:table-row table:style-name="ro1" table:number-rows-repeated="4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tool_op" table:style-name="ta1">
        <table:table-column table:style-name="co9" table:default-cell-style-name="ce11"/>
        <table:table-column table:style-name="co9" table:number-columns-repeated="18" table:default-cell-style-name="Default"/>
        <table:table-row table:style-name="ro1">
          <table:table-cell/>
          <table:table-cell office:value-type="string" calcext:value-type="string">
            <text:p>\rot{MuJava/$\mu$-java/Muclipse }</text:p>
          </table:table-cell>
          <table:table-cell office:value-type="string" calcext:value-type="string">
            <text:p>\rot{PIT/PiTest }</text:p>
          </table:table-cell>
          <table:table-cell office:value-type="string" calcext:value-type="string">
            <text:p>\rot{JAVALANCHE }</text:p>
          </table:table-cell>
          <table:table-cell office:value-type="string" calcext:value-type="string">
            <text:p>\rot{MAJOR }</text:p>
          </table:table-cell>
          <table:table-cell office:value-type="string" calcext:value-type="string">
            <text:p>\rot{Jumble }</text:p>
          </table:table-cell>
          <table:table-cell office:value-type="string" calcext:value-type="string">
            <text:p>\rot{Sofya }</text:p>
          </table:table-cell>
          <table:table-cell office:value-type="string" calcext:value-type="string">
            <text:p>\rot{Jester }</text:p>
          </table:table-cell>
          <table:table-cell office:value-type="string" calcext:value-type="string">
            <text:p>\rot{Proteum }</text:p>
          </table:table-cell>
          <table:table-cell office:value-type="string" calcext:value-type="string">
            <text:p>\rot{MiLu }</text:p>
          </table:table-cell>
          <table:table-cell office:value-type="string" calcext:value-type="string">
            <text:p>\rot{SMT-C }</text:p>
          </table:table-cell>
          <table:table-cell office:value-type="string" calcext:value-type="string">
            <text:p>\rot{Mothra}</text:p>
          </table:table-cell>
          <table:table-cell office:value-type="string" calcext:value-type="string">
            <text:p>\rot{SQLMutation/JDAMA }</text:p>
          </table:table-cell>
          <table:table-cell office:value-type="string" calcext:value-type="string">
            <text:p>\rot{SchemaAnalyst }</text:p>
          </table:table-cell>
          <table:table-cell office:value-type="string" calcext:value-type="string">
            <text:p>\rot{GenMutants }</text:p>
          </table:table-cell>
          <table:table-cell office:value-type="string" calcext:value-type="string">
            <text:p>\rot{PexMutator}</text:p>
          </table:table-cell>
          <table:table-cell office:value-type="string" calcext:value-type="string">
            <text:p>\rot{MUTANDIS }</text:p>
          </table:table-cell>
          <table:table-cell office:value-type="string" calcext:value-type="string">
            <text:p>\rot{AjMutator }</text:p>
          </table:table-cell>
          <table:table-cell office:value-type="string" calcext:value-type="string">
            <text:p>\rot{MoMuT::UML }</text:p>
          </table:table-cell>
        </table:table-row>
        <table:table-row table:style-name="ro3">
          <table:table-cell office:value-type="string" calcext:value-type="string">
            <text:p>Specification Mutation </text:p>
          </table:table-cell>
          <table:table-cell table:number-columns-repeated="17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</table:table-row>
        <table:table-row table:style-name="ro3">
          <table:table-cell office:value-type="string" calcext:value-type="string">
            <text:p>arithmetic operator </text:p>
          </table:table-cell>
          <table:table-cell table:number-columns-repeated="6" office:value-type="string" calcext:value-type="string">
            <text:p>\cellcolor{green}Y</text:p>
          </table:table-cell>
          <table:table-cell office:value-type="string" calcext:value-type="string">
            <text:p>\cellcolor{red}N</text:p>
          </table:table-cell>
          <table:table-cell table:number-columns-repeated="2" office:value-type="string" calcext:value-type="string">
            <text:p>\cellcolor{green}Y</text:p>
          </table:table-cell>
          <table:table-cell office:value-type="string" calcext:value-type="string">
            <text:p>\cellcolor{red}N</text:p>
          </table:table-cell>
          <table:table-cell table:number-columns-repeated="2" office:value-type="string" calcext:value-type="string">
            <text:p>\cellcolor{green}Y</text:p>
          </table:table-cell>
          <table:table-cell office:value-type="string" calcext:value-type="string">
            <text:p>\cellcolor{red}N</text:p>
          </table:table-cell>
          <table:table-cell table:number-columns-repeated="3"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</table:table-row>
        <table:table-row table:style-name="ro3">
          <table:table-cell office:value-type="string" calcext:value-type="string">
            <text:p>relational operator </text:p>
          </table:table-cell>
          <table:table-cell table:number-columns-repeated="2" office:value-type="string" calcext:value-type="string">
            <text:p>\cellcolor{green}Y</text:p>
          </table:table-cell>
          <table:table-cell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office:value-type="string" calcext:value-type="string">
            <text:p>\cellcolor{red}N</text:p>
          </table:table-cell>
          <table:table-cell table:number-columns-repeated="4" office:value-type="string" calcext:value-type="string">
            <text:p>\cellcolor{green}Y</text:p>
          </table:table-cell>
          <table:table-cell table:style-name="ce3" office:value-type="string" calcext:value-type="string">
            <text:p>\cellcolor{green}Y\footnotemark</text:p>
          </table:table-cell>
          <table:table-cell table:number-columns-repeated="2" office:value-type="string" calcext:value-type="string">
            <text:p>\cellcolor{green}Y</text:p>
          </table:table-cell>
          <table:table-cell office:value-type="string" calcext:value-type="string">
            <text:p>\cellcolor{red}N</text:p>
          </table:table-cell>
          <table:table-cell table:number-columns-repeated="3"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</table:table-row>
        <table:table-row table:style-name="ro3">
          <table:table-cell office:value-type="string" calcext:value-type="string">
            <text:p>conditional operator </text:p>
          </table:table-cell>
          <table:table-cell table:number-columns-repeated="6" office:value-type="string" calcext:value-type="string">
            <text:p>\cellcolor{green}Y</text:p>
          </table:table-cell>
          <table:table-cell office:value-type="string" calcext:value-type="string">
            <text:p>\cellcolor{red}N</text:p>
          </table:table-cell>
          <table:table-cell table:number-columns-repeated="2" office:value-type="string" calcext:value-type="string">
            <text:p>\cellcolor{green}Y</text:p>
          </table:table-cell>
          <table:table-cell office:value-type="string" calcext:value-type="string">
            <text:p>\cellcolor{red}N</text:p>
          </table:table-cell>
          <table:table-cell table:number-columns-repeated="2" office:value-type="string" calcext:value-type="string">
            <text:p>\cellcolor{green}Y</text:p>
          </table:table-cell>
          <table:table-cell office:value-type="string" calcext:value-type="string">
            <text:p>\cellcolor{red}N</text:p>
          </table:table-cell>
          <table:table-cell table:number-columns-repeated="3"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</table:table-row>
        <table:table-row table:style-name="ro3">
          <table:table-cell office:value-type="string" calcext:value-type="string">
            <text:p>assignment operator </text:p>
          </table:table-cell>
          <table:table-cell table:number-columns-repeated="2" office:value-type="string" calcext:value-type="string">
            <text:p>\cellcolor{green}Y</text:p>
          </table:table-cell>
          <table:table-cell table:number-columns-repeated="6" office:value-type="string" calcext:value-type="string">
            <text:p>\cellcolor{red}N</text:p>
          </table:table-cell>
          <table:table-cell table:number-columns-repeated="2" office:value-type="string" calcext:value-type="string">
            <text:p>\cellcolor{green}Y</text:p>
          </table:table-cell>
          <table:table-cell table:number-columns-repeated="8" office:value-type="string" calcext:value-type="string">
            <text:p>\cellcolor{red}N</text:p>
          </table:table-cell>
        </table:table-row>
        <table:table-row table:style-name="ro3">
          <table:table-cell office:value-type="string" calcext:value-type="string">
            <text:p>bitwise operator </text:p>
          </table:table-cell>
          <table:table-cell table:number-columns-repeated="2"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  <table:table-cell table:number-columns-repeated="2" office:value-type="string" calcext:value-type="string">
            <text:p>\cellcolor{green}Y</text:p>
          </table:table-cell>
          <table:table-cell table:number-columns-repeated="9" office:value-type="string" calcext:value-type="string">
            <text:p>\cellcolor{red}N</text:p>
          </table:table-cell>
        </table:table-row>
        <table:table-row table:style-name="ro1">
          <table:table-cell office:value-type="string" calcext:value-type="string">
            <text:p>shift operator </text:p>
          </table:table-cell>
          <table:table-cell table:number-columns-repeated="2" office:value-type="string" calcext:value-type="string">
            <text:p>\cellcolor{green}Y</text:p>
          </table:table-cell>
          <table:table-cell office:value-type="string" calcext:value-type="string">
            <text:p>\cellcolor{red}N</text:p>
          </table:table-cell>
          <table:table-cell table:number-columns-repeated="2"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10" office:value-type="string" calcext:value-type="string">
            <text:p>\cellcolor{red}N</text:p>
          </table:table-cell>
        </table:table-row>
        <table:table-row table:style-name="ro1">
          <table:table-cell office:value-type="string" calcext:value-type="string">
            <text:p>constant </text:p>
          </table:table-cell>
          <table:table-cell office:value-type="string" calcext:value-type="string">
            <text:p>\cellcolor{red}N</text:p>
          </table:table-cell>
          <table:table-cell table:number-columns-repeated="2" office:value-type="string" calcext:value-type="string">
            <text:p>\cellcolor{green}Y</text:p>
          </table:table-cell>
          <table:table-cell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office:value-type="string" calcext:value-type="string">
            <text:p>\cellcolor{red}N</text:p>
          </table:table-cell>
          <table:table-cell table:number-columns-repeated="3" office:value-type="string" calcext:value-type="string">
            <text:p>\cellcolor{green}Y</text:p>
          </table:table-cell>
          <table:table-cell table:style-name="ce3" office:value-type="string" calcext:value-type="string">
            <text:p>\cellcolor{green}Y\footnotemark[\value{footnote}]</text:p>
          </table:table-cell>
          <table:table-cell table:number-columns-repeated="2" office:value-type="string" calcext:value-type="string">
            <text:p>\cellcolor{green}Y</text:p>
          </table:table-cell>
          <table:table-cell table:number-columns-repeated="3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</table:table-row>
        <table:table-row table:style-name="ro1">
          <table:table-cell office:value-type="string" calcext:value-type="string">
            <text:p>variable </text:p>
          </table:table-cell>
          <table:table-cell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5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  <table:table-cell table:number-columns-repeated="2" office:value-type="string" calcext:value-type="string">
            <text:p>\cellcolor{green}Y</text:p>
          </table:table-cell>
          <table:table-cell table:number-columns-repeated="3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</table:table-row>
        <table:table-row table:style-name="ro1">
          <table:table-cell office:value-type="string" calcext:value-type="string">
            <text:p>absolute value </text:p>
          </table:table-cell>
          <table:table-cell table:number-columns-repeated="3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6" office:value-type="string" calcext:value-type="string">
            <text:p>\cellcolor{red}N</text:p>
          </table:table-cell>
          <table:table-cell table:number-columns-repeated="2" office:value-type="string" calcext:value-type="string">
            <text:p>\cellcolor{green}Y</text:p>
          </table:table-cell>
          <table:table-cell office:value-type="string" calcext:value-type="string">
            <text:p>\cellcolor{red}N</text:p>
          </table:table-cell>
          <table:table-cell table:number-columns-repeated="2" office:value-type="string" calcext:value-type="string">
            <text:p>\cellcolor{green}Y</text:p>
          </table:table-cell>
          <table:table-cell table:number-columns-repeated="3" office:value-type="string" calcext:value-type="string">
            <text:p>\cellcolor{red}N</text:p>
          </table:table-cell>
        </table:table-row>
        <table:table-row table:style-name="ro3">
          <table:table-cell office:value-type="string" calcext:value-type="string">
            <text:p>conditional expression </text:p>
          </table:table-cell>
          <table:table-cell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5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10" office:value-type="string" calcext:value-type="string">
            <text:p>\cellcolor{red}N</text:p>
          </table:table-cell>
        </table:table-row>
        <table:table-row table:style-name="ro1">
          <table:table-cell office:value-type="string" calcext:value-type="string">
            <text:p>parenthesis </text:p>
          </table:table-cell>
          <table:table-cell table:number-columns-repeated="7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10" office:value-type="string" calcext:value-type="string">
            <text:p>\cellcolor{red}N</text:p>
          </table:table-cell>
        </table:table-row>
        <table:table-row table:style-name="ro1">
          <table:table-cell office:value-type="string" calcext:value-type="string">
            <text:p>type </text:p>
          </table:table-cell>
          <table:table-cell table:number-columns-repeated="7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7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</table:table-row>
        <table:table-row table:style-name="ro3">
          <table:table-cell office:value-type="string" calcext:value-type="string">
            <text:p>statement deletion </text:p>
          </table:table-cell>
          <table:table-cell office:value-type="string" calcext:value-type="string">
            <text:p>\cellcolor{red}N</text:p>
          </table:table-cell>
          <table:table-cell table:number-columns-repeated="2" office:value-type="string" calcext:value-type="string">
            <text:p>\cellcolor{green}Y</text:p>
          </table:table-cell>
          <table:table-cell table:number-columns-repeated="4" office:value-type="string" calcext:value-type="string">
            <text:p>\cellcolor{red}N</text:p>
          </table:table-cell>
          <table:table-cell table:number-columns-repeated="2" office:value-type="string" calcext:value-type="string">
            <text:p>\cellcolor{green}Y</text:p>
          </table:table-cell>
          <table:table-cell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4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</table:table-row>
        <table:table-row table:style-name="ro1">
          <table:table-cell office:value-type="string" calcext:value-type="string">
            <text:p>method call </text:p>
          </table:table-cell>
          <table:table-cell table:number-columns-repeated="5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3" office:value-type="string" calcext:value-type="string">
            <text:p>\cellcolor{red}N</text:p>
          </table:table-cell>
          <table:table-cell table:style-name="ce3" office:value-type="string" calcext:value-type="string">
            <text:p>\cellcolor{green}Y\footnotemark[\value{footnote}]</text:p>
          </table:table-cell>
          <table:table-cell table:number-columns-repeated="5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</table:table-row>
        <table:table-row table:style-name="ro3">
          <table:table-cell office:value-type="string" calcext:value-type="string">
            <text:p>return statement </text:p>
          </table:table-cell>
          <table:table-cell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4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</table:table-row>
        <table:table-row table:style-name="ro1">
          <table:table-cell office:value-type="string" calcext:value-type="string">
            <text:p>if statement</text:p>
          </table:table-cell>
          <table:table-cell table:number-columns-repeated="9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8" office:value-type="string" calcext:value-type="string">
            <text:p>\cellcolor{red}N</text:p>
          </table:table-cell>
        </table:table-row>
        <table:table-row table:style-name="ro3">
          <table:table-cell office:value-type="string" calcext:value-type="string">
            <text:p>exception handler </text:p>
          </table:table-cell>
          <table:table-cell table:number-columns-repeated="18" office:value-type="string" calcext:value-type="string">
            <text:p>\cellcolor{red}N</text:p>
          </table:table-cell>
        </table:table-row>
        <table:table-row table:style-name="ro1">
          <table:table-cell office:value-type="string" calcext:value-type="string">
            <text:p>goto label </text:p>
          </table:table-cell>
          <table:table-cell table:number-columns-repeated="7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7" office:value-type="string" calcext:value-type="string">
            <text:p>\cellcolor{red}N</text:p>
          </table:table-cell>
        </table:table-row>
        <table:table-row table:style-name="ro3">
          <table:table-cell office:value-type="string" calcext:value-type="string">
            <text:p>control-flow disruption </text:p>
          </table:table-cell>
          <table:table-cell table:number-columns-repeated="7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7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</table:table-row>
        <table:table-row table:style-name="ro1">
          <table:table-cell office:value-type="string" calcext:value-type="string">
            <text:p>statement swap </text:p>
          </table:table-cell>
          <table:table-cell table:number-columns-repeated="7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7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</table:table-row>
        <table:table-row table:style-name="ro3">
          <table:table-cell office:value-type="string" calcext:value-type="string">
            <text:p>bomb statement </text:p>
          </table:table-cell>
          <table:table-cell table:number-columns-repeated="7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7" office:value-type="string" calcext:value-type="string">
            <text:p>\cellcolor{red}N</text:p>
          </table:table-cell>
        </table:table-row>
        <table:table-row table:style-name="ro3">
          <table:table-cell office:value-type="string" calcext:value-type="string">
            <text:p>switch statement </text:p>
          </table:table-cell>
          <table:table-cell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5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</table:table-row>
        <table:table-row table:style-name="ro1">
          <table:table-cell office:value-type="string" calcext:value-type="string">
            <text:p>do statement </text:p>
          </table:table-cell>
          <table:table-cell table:number-columns-repeated="10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7" office:value-type="string" calcext:value-type="string">
            <text:p>\cellcolor{red}N</text:p>
          </table:table-cell>
        </table:table-row>
        <table:table-row table:style-name="ro1">
          <table:table-cell office:value-type="string" calcext:value-type="string">
            <text:p>brace </text:p>
          </table:table-cell>
          <table:table-cell table:number-columns-repeated="7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10" office:value-type="string" calcext:value-type="string">
            <text:p>\cellcolor{red}N</text:p>
          </table:table-cell>
        </table:table-row>
        <table:table-row table:style-name="ro1">
          <table:table-cell office:value-type="string" calcext:value-type="string">
            <text:p>loop trap </text:p>
          </table:table-cell>
          <table:table-cell table:number-columns-repeated="7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10" office:value-type="string" calcext:value-type="string">
            <text:p>\cellcolor{red}N</text:p>
          </table:table-cell>
        </table:table-row>
        <table:table-row table:style-name="ro3">
          <table:table-cell office:value-type="string" calcext:value-type="string">
            <text:p>while statement </text:p>
          </table:table-cell>
          <table:table-cell table:number-columns-repeated="7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10" office:value-type="string" calcext:value-type="string">
            <text:p>\cellcolor{red}N</text:p>
          </table:table-cell>
        </table:table-row>
        <table:table-row table:style-name="ro1">
          <table:table-cell office:value-type="string" calcext:value-type="string">
            <text:p>OO-specific </text:p>
          </table:table-cell>
          <table:table-cell table:number-columns-repeated="2" office:value-type="string" calcext:value-type="string">
            <text:p>\cellcolor{green}Y</text:p>
          </table:table-cell>
          <table:table-cell table:number-columns-repeated="3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12" office:value-type="string" calcext:value-type="string">
            <text:p>\cellcolor{red}N</text:p>
          </table:table-cell>
        </table:table-row>
        <table:table-row table:style-name="ro1">
          <table:table-cell table:style-name="Default" office:value-type="string" calcext:value-type="string">
            <text:p>Java-specific </text:p>
          </table:table-cell>
          <table:table-cell office:value-type="string" calcext:value-type="string">
            <text:p>\cellcolor{green}Y</text:p>
          </table:table-cell>
          <table:table-cell table:number-columns-repeated="17" office:value-type="string" calcext:value-type="string">
            <text:p>\cellcolor{red}N</text:p>
          </table:table-cell>
        </table:table-row>
        <table:table-row table:style-name="ro1">
          <table:table-cell table:style-name="Default" office:value-type="string" calcext:value-type="string">
            <text:p>SQL-specific </text:p>
          </table:table-cell>
          <table:table-cell table:number-columns-repeated="11" office:value-type="string" calcext:value-type="string">
            <text:p>\cellcolor{red}N</text:p>
          </table:table-cell>
          <table:table-cell table:number-columns-repeated="2" office:value-type="string" calcext:value-type="string">
            <text:p>\cellcolor{green}Y</text:p>
          </table:table-cell>
          <table:table-cell table:number-columns-repeated="5" office:value-type="string" calcext:value-type="string">
            <text:p>\cellcolor{red}N</text:p>
          </table:table-cell>
        </table:table-row>
        <table:table-row table:style-name="ro1">
          <table:table-cell table:style-name="Default" office:value-type="string" calcext:value-type="string">
            <text:p>JavaScript-specific </text:p>
          </table:table-cell>
          <table:table-cell table:number-columns-repeated="15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table:number-columns-repeated="2" office:value-type="string" calcext:value-type="string">
            <text:p>\cellcolor{red}N</text:p>
          </table:table-cell>
        </table:table-row>
        <table:table-row table:style-name="ro1">
          <table:table-cell table:style-name="Default" office:value-type="string" calcext:value-type="string">
            <text:p>AOP-specific</text:p>
          </table:table-cell>
          <table:table-cell table:number-columns-repeated="16" office:value-type="string" calcext:value-type="string">
            <text:p>\cellcolor{red}N</text:p>
          </table:table-cell>
          <table:table-cell office:value-type="string" calcext:value-type="string">
            <text:p>\cellcolor{green}Y</text:p>
          </table:table-cell>
          <table:table-cell office:value-type="string" calcext:value-type="string">
            <text:p>\cellcolor{red}N</text:p>
          </table:table-cell>
        </table:table-row>
      </table:table>
      <table:table table:name="tool_emp_rt" table:style-name="ta1">
        <table:table-column table:style-name="co9" table:number-columns-repeated="2" table:default-cell-style-name="ce8"/>
        <table:table-column table:style-name="co9" table:number-columns-repeated="2" table:default-cell-style-name="ce12"/>
        <table:table-row table:style-name="ro1">
          <table:table-cell office:value-type="string" calcext:value-type="string">
            <text:p>Language </text:p>
          </table:table-cell>
          <table:table-cell office:value-type="string" calcext:value-type="string">
            <text:p>Tool </text:p>
          </table:table-cell>
          <table:table-cell office:value-type="string" calcext:value-type="string">
            <text:p>Equivalent Mutants</text:p>
          </table:table-cell>
          <table:table-cell office:value-type="string" calcext:value-type="string">
            <text:p>Cost Reduction</text:p>
          </table:table-cell>
        </table:table-row>
        <table:table-row table:style-name="ro4">
          <table:table-cell office:value-type="string" calcext:value-type="string">
            <text:p>Java </text:p>
          </table:table-cell>
          <table:table-cell office:value-type="string" calcext:value-type="string">
            <text:p>MuJava/$\mu$-java/Muclips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SG, bytecode translation (BCEL)</text:p>
          </table:table-cell>
        </table:table-row>
        <table:table-row table:style-name="ro1">
          <table:table-cell/>
          <table:table-cell office:value-type="string" calcext:value-type="string">
            <text:p>PIT/PiTest 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bytecode translation (ASM), coverage-based test selection</text:p>
          </table:table-cell>
        </table:table-row>
        <table:table-row table:style-name="ro3">
          <table:table-cell/>
          <table:table-cell office:value-type="string" calcext:value-type="string">
            <text:p>JAVALANCHE </text:p>
          </table:table-cell>
          <table:table-cell office:value-type="string" calcext:value-type="string">
            <text:p>ranking mutations by impact</text:p>
          </table:table-cell>
          <table:table-cell office:value-type="string" calcext:value-type="string">
            <text:p>MSG, bytecode translation (ASM), coverage-based test selection, p<text:span text:style-name="T1">arallel execution</text:span></text:p>
          </table:table-cell>
        </table:table-row>
        <table:table-row table:style-name="ro1">
          <table:table-cell/>
          <table:table-cell office:value-type="string" calcext:value-type="string">
            <text:p>MAJOR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piler-integrated, coverage-based test selection</text:p>
          </table:table-cell>
        </table:table-row>
        <table:table-row table:style-name="ro1">
          <table:table-cell/>
          <table:table-cell office:value-type="string" calcext:value-type="string">
            <text:p>Jumbl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tecode translation (BCEL), conventional test selection</text:p>
          </table:table-cell>
        </table:table-row>
        <table:table-row table:style-name="ro1">
          <table:table-cell/>
          <table:table-cell office:value-type="string" calcext:value-type="string">
            <text:p>Sofy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tecode translation (BCEL)</text:p>
          </table:table-cell>
        </table:table-row>
        <table:table-row table:style-name="ro1">
          <table:table-cell/>
          <table:table-cell office:value-type="string" calcext:value-type="string">
            <text:p>Jester 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string" calcext:value-type="string">
            <text:p>Proteum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utant sample</text:p>
          </table:table-cell>
        </table:table-row>
        <table:table-row table:style-name="ro1">
          <table:table-cell/>
          <table:table-cell office:value-type="string" calcext:value-type="string">
            <text:p>MiLu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gher-order mutants, test harness</text:p>
          </table:table-cell>
        </table:table-row>
        <table:table-row table:style-name="ro1">
          <table:table-cell/>
          <table:table-cell office:value-type="string" calcext:value-type="string">
            <text:p>SMT-C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rpreter-based, weak mutation</text:p>
          </table:table-cell>
        </table:table-row>
        <table:table-row table:style-name="ro1">
          <table:table-cell table:style-name="ce9" office:value-type="string" calcext:value-type="string">
            <text:p>Fortran </text:p>
          </table:table-cell>
          <table:table-cell office:value-type="string" calcext:value-type="string">
            <text:p>Mothr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rpreter-based</text:p>
          </table:table-cell>
        </table:table-row>
        <table:table-row table:style-name="ro3">
          <table:table-cell office:value-type="string" calcext:value-type="string">
            <text:p>SQL </text:p>
          </table:table-cell>
          <table:table-cell office:value-type="string" calcext:value-type="string">
            <text:p>SQLMutation/JDAMA </text:p>
          </table:table-cell>
          <table:table-cell office:value-type="string" calcext:value-type="string">
            <text:p>Constraint binding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SQL </text:p>
          </table:table-cell>
          <table:table-cell office:value-type="string" calcext:value-type="string">
            <text:p>SchemaAnalyst 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\# </text:p>
          </table:table-cell>
          <table:table-cell office:value-type="string" calcext:value-type="string">
            <text:p>GenMutants 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/>
          <table:table-cell office:value-type="string" calcext:value-type="string">
            <text:p>PexMuta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piler-based</text:p>
          </table:table-cell>
        </table:table-row>
        <table:table-row table:style-name="ro1">
          <table:table-cell office:value-type="string" calcext:value-type="string">
            <text:p>JavaScript </text:p>
          </table:table-cell>
          <table:table-cell office:value-type="string" calcext:value-type="string">
            <text:p>MUTANDIS </text:p>
          </table:table-cell>
          <table:table-cell office:value-type="string" calcext:value-type="string">
            <text:p>reduce likelihood</text:p>
          </table:table-cell>
          <table:table-cell table:style-name="ce15" office:value-type="string" calcext:value-type="string">
            <text:p>selection strategy</text:p>
          </table:table-cell>
        </table:table-row>
        <table:table-row table:style-name="ro1">
          <table:table-cell office:value-type="string" calcext:value-type="string">
            <text:p>AspectJ </text:p>
          </table:table-cell>
          <table:table-cell office:value-type="string" calcext:value-type="string">
            <text:p>AjMutator </text:p>
          </table:table-cell>
          <table:table-cell office:value-type="string" calcext:value-type="string">
            <text:p>static analysis</text:p>
          </table:table-cell>
          <table:table-cell office:value-type="string" calcext:value-type="string">
            <text:p>Compiler-based</text:p>
          </table:table-cell>
        </table:table-row>
        <table:table-row table:style-name="ro3">
          <table:table-cell office:value-type="string" calcext:value-type="string">
            <text:p>UML specification </text:p>
          </table:table-cell>
          <table:table-cell office:value-type="string" calcext:value-type="string">
            <text:p>MoMuT::UML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piler-based</text:p>
          </table:table-cell>
        </table:table-row>
      </table:table>
      <table:table table:name="mop_lan" table:style-name="ta1">
        <table:table-column table:style-name="co9" table:default-cell-style-name="Default"/>
        <table:table-column table:style-name="co9" table:number-columns-repeated="9" table:default-cell-style-name="ce11"/>
        <table:table-row table:style-name="ro1">
          <table:table-cell table:style-name="ce11" office:value-type="string" calcext:value-type="string">
            <text:p>Level </text:p>
          </table:table-cell>
          <table:table-cell office:value-type="string" calcext:value-type="string">
            <text:p>Operator </text:p>
          </table:table-cell>
          <table:table-cell table:style-name="Default" office:value-type="string" calcext:value-type="string">
            <text:p>java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++</text:p>
          </table:table-cell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Fortran</text:p>
          </table:table-cell>
          <table:table-cell table:style-name="Default" office:value-type="string" calcext:value-type="string">
            <text:p>SQL</text:p>
          </table:table-cell>
          <table:table-cell table:style-name="Default" office:value-type="string" calcext:value-type="string">
            <text:p>JavaScript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3">
          <table:table-cell table:style-name="ce11" office:value-type="string" calcext:value-type="string">
            <text:p>Specification Mutation </text:p>
          </table:table-cell>
          <table:table-cell table:style-name="ce10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table:style-name="ce11" office:value-type="string" calcext:value-type="string">
            <text:p>Program Mutation </text:p>
          </table:table-cell>
          <table:table-cell table:style-name="ce10"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table:style-name="ce11" office:value-type="string" calcext:value-type="string">
            <text:p>Expression-level </text:p>
          </table:table-cell>
          <table:table-cell office:value-type="string" calcext:value-type="string">
            <text:p>arithmetic operator 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/>
          <table:table-cell office:value-type="string" calcext:value-type="string">
            <text:p>relational operator 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/>
          <table:table-cell office:value-type="string" calcext:value-type="string">
            <text:p>conditional operator 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/>
          <table:table-cell office:value-type="string" calcext:value-type="string">
            <text:p>assignment operator 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/>
          <table:table-cell office:value-type="string" calcext:value-type="string">
            <text:p>bitwise operator 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shift operator 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constant 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variable 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absolute value 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conditional expression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arenthesis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ype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11" office:value-type="string" calcext:value-type="string">
            <text:p>Statement-level </text:p>
          </table:table-cell>
          <table:table-cell office:value-type="string" calcext:value-type="string">
            <text:p>statement deletion 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method call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return statement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exception handler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to label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control-flow disruption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atement swap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bomb statement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switch statemen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o statement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race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op trap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while statement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f statement 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Others </text:p>
          </table:table-cell>
          <table:table-cell office:value-type="string" calcext:value-type="string">
            <text:p>OO-specific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Java-specific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QL-specific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Concurrent mutation 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OP-specific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Interface mutation 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Spreadsheet-specific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JavaScript-specific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guide_note" table:style-name="ta1">
        <table:table-column table:style-name="co9" table:number-columns-repeated="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pec. (E)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table:style-name="ce1" office:value-type="string" calcext:value-type="string">
            <text:p>spec. (E)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hybrid 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pec. (E)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pec. (E)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weak,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econd-order</text:p>
          </table:table-cell>
        </table:table-row>
        <table:table-row table:style-name="ro1">
          <table:table-cell office:value-type="string" calcext:value-type="string">
            <text:p>spe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. (E)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table:style-name="ce1" office:value-type="string" calcext:value-type="string">
            <text:p>spec. (E)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brid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pe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., stru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. (E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., stru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. (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., struc. (E)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pec. (E)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, struc. (E)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irst-order</text:p>
          </table:table-cell>
        </table:table-row>
        <table:table-row table:style-name="ro1">
          <table:table-cell office:value-type="string" calcext:value-type="string">
            <text:p>struc. (E)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first-order</text:p>
          </table:table-cell>
        </table:table-row>
      </table:table>
      <table:named-expressions/>
      <table:database-ranges>
        <table:database-range table:name="__Anonymous_Sheet_DB__0" table:target-range-address="all.A1:all.O159" table:orientation="column"/>
        <table:database-range table:name="__Anonymous_Sheet_DB__2" table:target-range-address="assess.A1:assess.AMJ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guide.A1:guide.E49"/>
        <table:database-range table:name="__Anonymous_Sheet_DB__4" table:target-range-address="existing_tool.A1:existing_tool.C80" table:orientation="column"/>
        <table:database-range table:name="__Anonymous_Sheet_DB__5" table:target-range-address="mutation_operator.A1:mutation_operator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1:41:21.6968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5:46:42.795706000</meta:creation-date>
    <dc:date>2016-09-14T18:27:07.835131000</dc:date>
    <meta:editing-duration>P6DT7H48M55S</meta:editing-duration>
    <meta:editing-cycles>186</meta:editing-cycles>
    <meta:generator>LibreOffice/5.0.6.3$MacOSX_X86_64 LibreOffice_project/490fc03b25318460cfc54456516ea2519c11d1aa</meta:generator>
    <meta:document-statistic meta:table-count="12" meta:cell-count="5209" meta:object-count="0"/>
  </office:meta>
</office:document-meta>
</file>